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language="pl" fo:country="PL"/>
    </style:style>
    <style:style style:name="P3" style:family="paragraph" style:parent-style-name="Standard">
      <style:paragraph-properties fo:line-height="115%" fo:break-before="auto" fo:break-after="auto" style:writing-mode="lr-tb"/>
      <style:text-properties fo:language="pl" fo:country="PL" fo:font-weight="bold" style:font-weight-asian="bold" style:font-weight-complex="bold"/>
    </style:style>
    <style:style style:name="P4" style:family="paragraph" style:parent-style-name="Standard">
      <style:paragraph-properties fo:line-height="115%" fo:break-before="auto" fo:break-after="auto" style:writing-mode="lr-tb"/>
      <style:text-properties fo:language="pl" fo:country="PL" fo:font-weight="bold" officeooo:paragraph-rsid="00077c11" style:font-weight-asian="bold" style:font-weight-complex="bold"/>
    </style:style>
    <style:style style:name="P5" style:family="paragraph" style:parent-style-name="Standard" style:master-page-name="Standard">
      <style:paragraph-properties fo:line-height="115%" style:page-number="auto" fo:break-before="auto" fo:break-after="auto" style:writing-mode="lr-tb"/>
      <style:text-properties fo:language="pl" fo:country="PL"/>
    </style:style>
    <style:style style:name="T1" style:family="text">
      <style:text-properties fo:color="#1155cc" style:text-underline-style="solid" style:text-underline-width="auto" style:text-underline-color="font-color"/>
    </style:style>
    <style:style style:name="T2" style:family="text">
      <style:text-properties fo:color="#1155cc" fo:language="pl" fo:country="PL" style:text-underline-style="solid" style:text-underline-width="auto" style:text-underline-color="font-color"/>
    </style:style>
    <style:style style:name="T3" style:family="text">
      <style:text-properties fo:language="pl" fo:country="P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kwietnia</text:p>
      <text:p text:style-name="P2"/>
      <text:p text:style-name="P3">Podkład do setnego odcinka gotowy</text:p>
      <text:p text:style-name="P2"/>
      <text:p text:style-name="P1"><text:span text:style-name="T3">Will Anderson, twórca muzyki, która towarzyszy nam w czasie odcinków (nie mylić z piosenkami) ogłosił, że zakończył tworzenie podkładku do wyczekiwanego, setnego odcinka MLP. Według jego własnych słów wyszło mu doskonale i pracuje już również nad trzecim filmem z serii Equestria Girls. Czy jego słowa się potwierdzą? Poczekamy, usłyszymy. Dla zainteresowanych – pełna wypowiedź </text:span><text:a xlink:type="simple" xlink:href="http://www.equestriadaily.com/2015/04/will-anderson-completes-score-for.html" text:style-name="Internet_20_link" text:visited-style-name="Visited_20_Internet_20_Link"><text:span text:style-name="T2">tutaj</text:span></text:a><text:span text:style-name="T3">.</text:span></text:p>
      <text:p text:style-name="P2"/>
      <text:p text:style-name="P1"><text:span text:style-name="T3">Link do źródła: </text:span><text:a xlink:type="simple" xlink:href="http://www.equestriadaily.com/2015/04/will-anderson-completes-score-for.html" text:style-name="Internet_20_link" text:visited-style-name="Visited_20_Internet_20_Link">http</text:a><text:a xlink:type="simple" xlink:href="http://www.equestriadaily.com/2015/04/will-anderson-completes-score-for.html" text:style-name="Internet_20_link" text:visited-style-name="Visited_20_Internet_20_Link">://</text:a><text:a xlink:type="simple" xlink:href="http://www.equestriadaily.com/2015/04/will-anderson-completes-score-for.html" text:style-name="Internet_20_link" text:visited-style-name="Visited_20_Internet_20_Link">www</text:a><text:a xlink:type="simple" xlink:href="http://www.equestriadaily.com/2015/04/will-anderson-completes-score-for.html" text:style-name="Internet_20_link" text:visited-style-name="Visited_20_Internet_20_Link">.</text:a><text:a xlink:type="simple" xlink:href="http://www.equestriadaily.com/2015/04/will-anderson-completes-score-for.html" text:style-name="Internet_20_link" text:visited-style-name="Visited_20_Internet_20_Link">equestriadaily</text:a><text:a xlink:type="simple" xlink:href="http://www.equestriadaily.com/2015/04/will-anderson-completes-score-for.html" text:style-name="Internet_20_link" text:visited-style-name="Visited_20_Internet_20_Link">.</text:a><text:a xlink:type="simple" xlink:href="http://www.equestriadaily.com/2015/04/will-anderson-completes-score-for.html" text:style-name="Internet_20_link" text:visited-style-name="Visited_20_Internet_20_Link">com</text:a><text:a xlink:type="simple" xlink:href="http://www.equestriadaily.com/2015/04/will-anderson-completes-score-for.html" text:style-name="Internet_20_link" text:visited-style-name="Visited_20_Internet_20_Link">/2015/04/</text:a><text:a xlink:type="simple" xlink:href="http://www.equestriadaily.com/2015/04/will-anderson-completes-score-for.html" text:style-name="Internet_20_link" text:visited-style-name="Visited_20_Internet_20_Link">will</text:a><text:a xlink:type="simple" xlink:href="http://www.equestriadaily.com/2015/04/will-anderson-completes-score-for.html" text:style-name="Internet_20_link" text:visited-style-name="Visited_20_Internet_20_Link">-</text:a><text:a xlink:type="simple" xlink:href="http://www.equestriadaily.com/2015/04/will-anderson-completes-score-for.html" text:style-name="Internet_20_link" text:visited-style-name="Visited_20_Internet_20_Link">anderson</text:a><text:a xlink:type="simple" xlink:href="http://www.equestriadaily.com/2015/04/will-anderson-completes-score-for.html" text:style-name="Internet_20_link" text:visited-style-name="Visited_20_Internet_20_Link">-</text:a><text:a xlink:type="simple" xlink:href="http://www.equestriadaily.com/2015/04/will-anderson-completes-score-for.html" text:style-name="Internet_20_link" text:visited-style-name="Visited_20_Internet_20_Link">completes</text:a><text:a xlink:type="simple" xlink:href="http://www.equestriadaily.com/2015/04/will-anderson-completes-score-for.html" text:style-name="Internet_20_link" text:visited-style-name="Visited_20_Internet_20_Link">-</text:a><text:a xlink:type="simple" xlink:href="http://www.equestriadaily.com/2015/04/will-anderson-completes-score-for.html" text:style-name="Internet_20_link" text:visited-style-name="Visited_20_Internet_20_Link">score</text:a><text:a xlink:type="simple" xlink:href="http://www.equestriadaily.com/2015/04/will-anderson-completes-score-for.html" text:style-name="Internet_20_link" text:visited-style-name="Visited_20_Internet_20_Link">-</text:a><text:a xlink:type="simple" xlink:href="http://www.equestriadaily.com/2015/04/will-anderson-completes-score-for.html" text:style-name="Internet_20_link" text:visited-style-name="Visited_20_Internet_20_Link">for</text:a><text:a xlink:type="simple" xlink:href="http://www.equestriadaily.com/2015/04/will-anderson-completes-score-for.html" text:style-name="Internet_20_link" text:visited-style-name="Visited_20_Internet_20_Link">.</text:a><text:a xlink:type="simple" xlink:href="http://www.equestriadaily.com/2015/04/will-anderson-completes-score-for.html" text:style-name="Internet_20_link" text:visited-style-name="Visited_20_Internet_20_Link">html</text:a></text:p>
      <text:p text:style-name="P1"><text:span text:style-name="T3">Link do obrazka: </text:span><text:a xlink:type="simple" xlink:href="http://4.bp.blogspot.com/-a8pCZls3w6Y/VSPr6tz5D-I/AAAAAAACM1Q/zCdto1hMsg4/s1600/Capture.JPG" text:style-name="Internet_20_link" text:visited-style-name="Visited_20_Internet_20_Link">http</text:a><text:a xlink:type="simple" xlink:href="http://4.bp.blogspot.com/-a8pCZls3w6Y/VSPr6tz5D-I/AAAAAAACM1Q/zCdto1hMsg4/s1600/Capture.JPG" text:style-name="Internet_20_link" text:visited-style-name="Visited_20_Internet_20_Link">://4.</text:a><text:a xlink:type="simple" xlink:href="http://4.bp.blogspot.com/-a8pCZls3w6Y/VSPr6tz5D-I/AAAAAAACM1Q/zCdto1hMsg4/s1600/Capture.JPG" text:style-name="Internet_20_link" text:visited-style-name="Visited_20_Internet_20_Link">bp</text:a><text:a xlink:type="simple" xlink:href="http://4.bp.blogspot.com/-a8pCZls3w6Y/VSPr6tz5D-I/AAAAAAACM1Q/zCdto1hMsg4/s1600/Capture.JPG" text:style-name="Internet_20_link" text:visited-style-name="Visited_20_Internet_20_Link">.</text:a><text:a xlink:type="simple" xlink:href="http://4.bp.blogspot.com/-a8pCZls3w6Y/VSPr6tz5D-I/AAAAAAACM1Q/zCdto1hMsg4/s1600/Capture.JPG" text:style-name="Internet_20_link" text:visited-style-name="Visited_20_Internet_20_Link">blogspot</text:a><text:a xlink:type="simple" xlink:href="http://4.bp.blogspot.com/-a8pCZls3w6Y/VSPr6tz5D-I/AAAAAAACM1Q/zCdto1hMsg4/s1600/Capture.JPG" text:style-name="Internet_20_link" text:visited-style-name="Visited_20_Internet_20_Link">.</text:a><text:a xlink:type="simple" xlink:href="http://4.bp.blogspot.com/-a8pCZls3w6Y/VSPr6tz5D-I/AAAAAAACM1Q/zCdto1hMsg4/s1600/Capture.JPG" text:style-name="Internet_20_link" text:visited-style-name="Visited_20_Internet_20_Link">com</text:a><text:a xlink:type="simple" xlink:href="http://4.bp.blogspot.com/-a8pCZls3w6Y/VSPr6tz5D-I/AAAAAAACM1Q/zCdto1hMsg4/s1600/Capture.JPG" text:style-name="Internet_20_link" text:visited-style-name="Visited_20_Internet_20_Link">/-</text:a><text:a xlink:type="simple" xlink:href="http://4.bp.blogspot.com/-a8pCZls3w6Y/VSPr6tz5D-I/AAAAAAACM1Q/zCdto1hMsg4/s1600/Capture.JPG" text:style-name="Internet_20_link" text:visited-style-name="Visited_20_Internet_20_Link">a</text:a><text:a xlink:type="simple" xlink:href="http://4.bp.blogspot.com/-a8pCZls3w6Y/VSPr6tz5D-I/AAAAAAACM1Q/zCdto1hMsg4/s1600/Capture.JPG" text:style-name="Internet_20_link" text:visited-style-name="Visited_20_Internet_20_Link">8</text:a><text:a xlink:type="simple" xlink:href="http://4.bp.blogspot.com/-a8pCZls3w6Y/VSPr6tz5D-I/AAAAAAACM1Q/zCdto1hMsg4/s1600/Capture.JPG" text:style-name="Internet_20_link" text:visited-style-name="Visited_20_Internet_20_Link">pCZls</text:a><text:a xlink:type="simple" xlink:href="http://4.bp.blogspot.com/-a8pCZls3w6Y/VSPr6tz5D-I/AAAAAAACM1Q/zCdto1hMsg4/s1600/Capture.JPG" text:style-name="Internet_20_link" text:visited-style-name="Visited_20_Internet_20_Link">3</text:a><text:a xlink:type="simple" xlink:href="http://4.bp.blogspot.com/-a8pCZls3w6Y/VSPr6tz5D-I/AAAAAAACM1Q/zCdto1hMsg4/s1600/Capture.JPG" text:style-name="Internet_20_link" text:visited-style-name="Visited_20_Internet_20_Link">w</text:a><text:a xlink:type="simple" xlink:href="http://4.bp.blogspot.com/-a8pCZls3w6Y/VSPr6tz5D-I/AAAAAAACM1Q/zCdto1hMsg4/s1600/Capture.JPG" text:style-name="Internet_20_link" text:visited-style-name="Visited_20_Internet_20_Link">6</text:a><text:a xlink:type="simple" xlink:href="http://4.bp.blogspot.com/-a8pCZls3w6Y/VSPr6tz5D-I/AAAAAAACM1Q/zCdto1hMsg4/s1600/Capture.JPG" text:style-name="Internet_20_link" text:visited-style-name="Visited_20_Internet_20_Link">Y</text:a><text:a xlink:type="simple" xlink:href="http://4.bp.blogspot.com/-a8pCZls3w6Y/VSPr6tz5D-I/AAAAAAACM1Q/zCdto1hMsg4/s1600/Capture.JPG" text:style-name="Internet_20_link" text:visited-style-name="Visited_20_Internet_20_Link">/</text:a><text:a xlink:type="simple" xlink:href="http://4.bp.blogspot.com/-a8pCZls3w6Y/VSPr6tz5D-I/AAAAAAACM1Q/zCdto1hMsg4/s1600/Capture.JPG" text:style-name="Internet_20_link" text:visited-style-name="Visited_20_Internet_20_Link">VSPr</text:a><text:a xlink:type="simple" xlink:href="http://4.bp.blogspot.com/-a8pCZls3w6Y/VSPr6tz5D-I/AAAAAAACM1Q/zCdto1hMsg4/s1600/Capture.JPG" text:style-name="Internet_20_link" text:visited-style-name="Visited_20_Internet_20_Link">6</text:a><text:a xlink:type="simple" xlink:href="http://4.bp.blogspot.com/-a8pCZls3w6Y/VSPr6tz5D-I/AAAAAAACM1Q/zCdto1hMsg4/s1600/Capture.JPG" text:style-name="Internet_20_link" text:visited-style-name="Visited_20_Internet_20_Link">tz</text:a><text:a xlink:type="simple" xlink:href="http://4.bp.blogspot.com/-a8pCZls3w6Y/VSPr6tz5D-I/AAAAAAACM1Q/zCdto1hMsg4/s1600/Capture.JPG" text:style-name="Internet_20_link" text:visited-style-name="Visited_20_Internet_20_Link">5</text:a><text:a xlink:type="simple" xlink:href="http://4.bp.blogspot.com/-a8pCZls3w6Y/VSPr6tz5D-I/AAAAAAACM1Q/zCdto1hMsg4/s1600/Capture.JPG" text:style-name="Internet_20_link" text:visited-style-name="Visited_20_Internet_20_Link">D</text:a><text:a xlink:type="simple" xlink:href="http://4.bp.blogspot.com/-a8pCZls3w6Y/VSPr6tz5D-I/AAAAAAACM1Q/zCdto1hMsg4/s1600/Capture.JPG" text:style-name="Internet_20_link" text:visited-style-name="Visited_20_Internet_20_Link">-</text:a><text:a xlink:type="simple" xlink:href="http://4.bp.blogspot.com/-a8pCZls3w6Y/VSPr6tz5D-I/AAAAAAACM1Q/zCdto1hMsg4/s1600/Capture.JPG" text:style-name="Internet_20_link" text:visited-style-name="Visited_20_Internet_20_Link">I</text:a><text:a xlink:type="simple" xlink:href="http://4.bp.blogspot.com/-a8pCZls3w6Y/VSPr6tz5D-I/AAAAAAACM1Q/zCdto1hMsg4/s1600/Capture.JPG" text:style-name="Internet_20_link" text:visited-style-name="Visited_20_Internet_20_Link">/</text:a><text:a xlink:type="simple" xlink:href="http://4.bp.blogspot.com/-a8pCZls3w6Y/VSPr6tz5D-I/AAAAAAACM1Q/zCdto1hMsg4/s1600/Capture.JPG" text:style-name="Internet_20_link" text:visited-style-name="Visited_20_Internet_20_Link">AAAAAAACM</text:a><text:a xlink:type="simple" xlink:href="http://4.bp.blogspot.com/-a8pCZls3w6Y/VSPr6tz5D-I/AAAAAAACM1Q/zCdto1hMsg4/s1600/Capture.JPG" text:style-name="Internet_20_link" text:visited-style-name="Visited_20_Internet_20_Link">1</text:a><text:a xlink:type="simple" xlink:href="http://4.bp.blogspot.com/-a8pCZls3w6Y/VSPr6tz5D-I/AAAAAAACM1Q/zCdto1hMsg4/s1600/Capture.JPG" text:style-name="Internet_20_link" text:visited-style-name="Visited_20_Internet_20_Link">Q</text:a><text:a xlink:type="simple" xlink:href="http://4.bp.blogspot.com/-a8pCZls3w6Y/VSPr6tz5D-I/AAAAAAACM1Q/zCdto1hMsg4/s1600/Capture.JPG" text:style-name="Internet_20_link" text:visited-style-name="Visited_20_Internet_20_Link">/</text:a><text:a xlink:type="simple" xlink:href="http://4.bp.blogspot.com/-a8pCZls3w6Y/VSPr6tz5D-I/AAAAAAACM1Q/zCdto1hMsg4/s1600/Capture.JPG" text:style-name="Internet_20_link" text:visited-style-name="Visited_20_Internet_20_Link">zCdto</text:a><text:a xlink:type="simple" xlink:href="http://4.bp.blogspot.com/-a8pCZls3w6Y/VSPr6tz5D-I/AAAAAAACM1Q/zCdto1hMsg4/s1600/Capture.JPG" text:style-name="Internet_20_link" text:visited-style-name="Visited_20_Internet_20_Link">1</text:a><text:a xlink:type="simple" xlink:href="http://4.bp.blogspot.com/-a8pCZls3w6Y/VSPr6tz5D-I/AAAAAAACM1Q/zCdto1hMsg4/s1600/Capture.JPG" text:style-name="Internet_20_link" text:visited-style-name="Visited_20_Internet_20_Link">hMsg</text:a><text:a xlink:type="simple" xlink:href="http://4.bp.blogspot.com/-a8pCZls3w6Y/VSPr6tz5D-I/AAAAAAACM1Q/zCdto1hMsg4/s1600/Capture.JPG" text:style-name="Internet_20_link" text:visited-style-name="Visited_20_Internet_20_Link">4/</text:a><text:a xlink:type="simple" xlink:href="http://4.bp.blogspot.com/-a8pCZls3w6Y/VSPr6tz5D-I/AAAAAAACM1Q/zCdto1hMsg4/s1600/Capture.JPG" text:style-name="Internet_20_link" text:visited-style-name="Visited_20_Internet_20_Link">s</text:a><text:a xlink:type="simple" xlink:href="http://4.bp.blogspot.com/-a8pCZls3w6Y/VSPr6tz5D-I/AAAAAAACM1Q/zCdto1hMsg4/s1600/Capture.JPG" text:style-name="Internet_20_link" text:visited-style-name="Visited_20_Internet_20_Link">1600/</text:a><text:a xlink:type="simple" xlink:href="http://4.bp.blogspot.com/-a8pCZls3w6Y/VSPr6tz5D-I/AAAAAAACM1Q/zCdto1hMsg4/s1600/Capture.JPG" text:style-name="Internet_20_link" text:visited-style-name="Visited_20_Internet_20_Link">Capture</text:a><text:a xlink:type="simple" xlink:href="http://4.bp.blogspot.com/-a8pCZls3w6Y/VSPr6tz5D-I/AAAAAAACM1Q/zCdto1hMsg4/s1600/Capture.JPG" text:style-name="Internet_20_link" text:visited-style-name="Visited_20_Internet_20_Link">.</text:a><text:a xlink:type="simple" xlink:href="http://4.bp.blogspot.com/-a8pCZls3w6Y/VSPr6tz5D-I/AAAAAAACM1Q/zCdto1hMsg4/s1600/Capture.JPG" text:style-name="Internet_20_link" text:visited-style-name="Visited_20_Internet_20_Link">JPG</text:a></text:p>
      <text:p text:style-name="P2"/>
      <text:p text:style-name="P3">Występ Tiny Guo w MLP:FiM</text:p>
      <text:p text:style-name="P3"/>
      <text:p text:style-name="P1"><text:span text:style-name="T3">Tina Guo, muzyczka potrafiąca wydobyć oszałamiające dźwięki z elektrycznej wiolonczeli ogłosiła na Facebooku, iż w setnym odcinku MLP:FiM znajdzie się również miejsce dla niej. Współparcowała z Willem Andersonem i 13 czerwca będziemy mogli posłuchać jak się spisze jako Octavia. Jeżeli chcecie narobić sobie smaku na ten typ muzyki, to posłuchać jej można na kanale artystki w serwisie YouTube. Jej pełną wypowiedź znajdziecie </text:span><text:a xlink:type="simple" xlink:href="http://www.equestriadaily.com/2015/04/more-on-episode-100-revealed-from-tina.html" text:style-name="Internet_20_link" text:visited-style-name="Visited_20_Internet_20_Link"><text:span text:style-name="T2">tutaj</text:span></text:a><text:span text:style-name="T3">.</text:span></text:p>
      <text:p text:style-name="P2"/>
      <text:p text:style-name="P1"><text:span text:style-name="T3">Link do źródła:</text:span><text:a xlink:type="simple" xlink:href="http://www.equestriadaily.com/2015/04/more-on-episode-100-revealed-from-tina.html" text:style-name="Internet_20_link" text:visited-style-name="Visited_20_Internet_20_Link">http</text:a><text:a xlink:type="simple" xlink:href="http://www.equestriadaily.com/2015/04/more-on-episode-100-revealed-from-tina.html" text:style-name="Internet_20_link" text:visited-style-name="Visited_20_Internet_20_Link">://</text:a><text:a xlink:type="simple" xlink:href="http://www.equestriadaily.com/2015/04/more-on-episode-100-revealed-from-tina.html" text:style-name="Internet_20_link" text:visited-style-name="Visited_20_Internet_20_Link">www</text:a><text:a xlink:type="simple" xlink:href="http://www.equestriadaily.com/2015/04/more-on-episode-100-revealed-from-tina.html" text:style-name="Internet_20_link" text:visited-style-name="Visited_20_Internet_20_Link">.</text:a><text:a xlink:type="simple" xlink:href="http://www.equestriadaily.com/2015/04/more-on-episode-100-revealed-from-tina.html" text:style-name="Internet_20_link" text:visited-style-name="Visited_20_Internet_20_Link">equestriadaily</text:a><text:a xlink:type="simple" xlink:href="http://www.equestriadaily.com/2015/04/more-on-episode-100-revealed-from-tina.html" text:style-name="Internet_20_link" text:visited-style-name="Visited_20_Internet_20_Link">.</text:a><text:a xlink:type="simple" xlink:href="http://www.equestriadaily.com/2015/04/more-on-episode-100-revealed-from-tina.html" text:style-name="Internet_20_link" text:visited-style-name="Visited_20_Internet_20_Link">com</text:a><text:a xlink:type="simple" xlink:href="http://www.equestriadaily.com/2015/04/more-on-episode-100-revealed-from-tina.html" text:style-name="Internet_20_link" text:visited-style-name="Visited_20_Internet_20_Link">/2015/04/</text:a><text:a xlink:type="simple" xlink:href="http://www.equestriadaily.com/2015/04/more-on-episode-100-revealed-from-tina.html" text:style-name="Internet_20_link" text:visited-style-name="Visited_20_Internet_20_Link">more</text:a><text:a xlink:type="simple" xlink:href="http://www.equestriadaily.com/2015/04/more-on-episode-100-revealed-from-tina.html" text:style-name="Internet_20_link" text:visited-style-name="Visited_20_Internet_20_Link">-</text:a><text:a xlink:type="simple" xlink:href="http://www.equestriadaily.com/2015/04/more-on-episode-100-revealed-from-tina.html" text:style-name="Internet_20_link" text:visited-style-name="Visited_20_Internet_20_Link">on</text:a><text:a xlink:type="simple" xlink:href="http://www.equestriadaily.com/2015/04/more-on-episode-100-revealed-from-tina.html" text:style-name="Internet_20_link" text:visited-style-name="Visited_20_Internet_20_Link">-</text:a><text:a xlink:type="simple" xlink:href="http://www.equestriadaily.com/2015/04/more-on-episode-100-revealed-from-tina.html" text:style-name="Internet_20_link" text:visited-style-name="Visited_20_Internet_20_Link">episode</text:a><text:a xlink:type="simple" xlink:href="http://www.equestriadaily.com/2015/04/more-on-episode-100-revealed-from-tina.html" text:style-name="Internet_20_link" text:visited-style-name="Visited_20_Internet_20_Link">-100-</text:a><text:a xlink:type="simple" xlink:href="http://www.equestriadaily.com/2015/04/more-on-episode-100-revealed-from-tina.html" text:style-name="Internet_20_link" text:visited-style-name="Visited_20_Internet_20_Link">revealed</text:a><text:a xlink:type="simple" xlink:href="http://www.equestriadaily.com/2015/04/more-on-episode-100-revealed-from-tina.html" text:style-name="Internet_20_link" text:visited-style-name="Visited_20_Internet_20_Link">-</text:a><text:a xlink:type="simple" xlink:href="http://www.equestriadaily.com/2015/04/more-on-episode-100-revealed-from-tina.html" text:style-name="Internet_20_link" text:visited-style-name="Visited_20_Internet_20_Link">from</text:a><text:a xlink:type="simple" xlink:href="http://www.equestriadaily.com/2015/04/more-on-episode-100-revealed-from-tina.html" text:style-name="Internet_20_link" text:visited-style-name="Visited_20_Internet_20_Link">-</text:a><text:a xlink:type="simple" xlink:href="http://www.equestriadaily.com/2015/04/more-on-episode-100-revealed-from-tina.html" text:style-name="Internet_20_link" text:visited-style-name="Visited_20_Internet_20_Link">tina</text:a><text:a xlink:type="simple" xlink:href="http://www.equestriadaily.com/2015/04/more-on-episode-100-revealed-from-tina.html" text:style-name="Internet_20_link" text:visited-style-name="Visited_20_Internet_20_Link">.</text:a><text:a xlink:type="simple" xlink:href="http://www.equestriadaily.com/2015/04/more-on-episode-100-revealed-from-tina.html" text:style-name="Internet_20_link" text:visited-style-name="Visited_20_Internet_20_Link">html</text:a></text:p>
      <text:p text:style-name="P1"><text:span text:style-name="T3">Link do obrazka: </text:span><text:a xlink:type="simple" xlink:href="http://fc07.deviantart.net/fs70/f/2011/290/7/9/7951e5cefd279971b60d820964de0fab-d4d6vbr.png" text:style-name="Internet_20_link" text:visited-style-name="Visited_20_Internet_20_Link">http</text:a><text:a xlink:type="simple" xlink:href="http://fc07.deviantart.net/fs70/f/2011/290/7/9/7951e5cefd279971b60d820964de0fab-d4d6vbr.png" text:style-name="Internet_20_link" text:visited-style-name="Visited_20_Internet_20_Link">://</text:a><text:a xlink:type="simple" xlink:href="http://fc07.deviantart.net/fs70/f/2011/290/7/9/7951e5cefd279971b60d820964de0fab-d4d6vbr.png" text:style-name="Internet_20_link" text:visited-style-name="Visited_20_Internet_20_Link">fc</text:a><text:a xlink:type="simple" xlink:href="http://fc07.deviantart.net/fs70/f/2011/290/7/9/7951e5cefd279971b60d820964de0fab-d4d6vbr.png" text:style-name="Internet_20_link" text:visited-style-name="Visited_20_Internet_20_Link">07.</text:a><text:a xlink:type="simple" xlink:href="http://fc07.deviantart.net/fs70/f/2011/290/7/9/7951e5cefd279971b60d820964de0fab-d4d6vbr.png" text:style-name="Internet_20_link" text:visited-style-name="Visited_20_Internet_20_Link">deviantart</text:a><text:a xlink:type="simple" xlink:href="http://fc07.deviantart.net/fs70/f/2011/290/7/9/7951e5cefd279971b60d820964de0fab-d4d6vbr.png" text:style-name="Internet_20_link" text:visited-style-name="Visited_20_Internet_20_Link">.</text:a><text:a xlink:type="simple" xlink:href="http://fc07.deviantart.net/fs70/f/2011/290/7/9/7951e5cefd279971b60d820964de0fab-d4d6vbr.png" text:style-name="Internet_20_link" text:visited-style-name="Visited_20_Internet_20_Link">net</text:a><text:a xlink:type="simple" xlink:href="http://fc07.deviantart.net/fs70/f/2011/290/7/9/7951e5cefd279971b60d820964de0fab-d4d6vbr.png" text:style-name="Internet_20_link" text:visited-style-name="Visited_20_Internet_20_Link">/</text:a><text:a xlink:type="simple" xlink:href="http://fc07.deviantart.net/fs70/f/2011/290/7/9/7951e5cefd279971b60d820964de0fab-d4d6vbr.png" text:style-name="Internet_20_link" text:visited-style-name="Visited_20_Internet_20_Link">fs</text:a><text:a xlink:type="simple" xlink:href="http://fc07.deviantart.net/fs70/f/2011/290/7/9/7951e5cefd279971b60d820964de0fab-d4d6vbr.png" text:style-name="Internet_20_link" text:visited-style-name="Visited_20_Internet_20_Link">70/</text:a><text:a xlink:type="simple" xlink:href="http://fc07.deviantart.net/fs70/f/2011/290/7/9/7951e5cefd279971b60d820964de0fab-d4d6vbr.png" text:style-name="Internet_20_link" text:visited-style-name="Visited_20_Internet_20_Link">f</text:a><text:a xlink:type="simple" xlink:href="http://fc07.deviantart.net/fs70/f/2011/290/7/9/7951e5cefd279971b60d820964de0fab-d4d6vbr.png" text:style-name="Internet_20_link" text:visited-style-name="Visited_20_Internet_20_Link">/2011/290/7/9/7951</text:a><text:a xlink:type="simple" xlink:href="http://fc07.deviantart.net/fs70/f/2011/290/7/9/7951e5cefd279971b60d820964de0fab-d4d6vbr.png" text:style-name="Internet_20_link" text:visited-style-name="Visited_20_Internet_20_Link">e</text:a><text:a xlink:type="simple" xlink:href="http://fc07.deviantart.net/fs70/f/2011/290/7/9/7951e5cefd279971b60d820964de0fab-d4d6vbr.png" text:style-name="Internet_20_link" text:visited-style-name="Visited_20_Internet_20_Link">5</text:a><text:a xlink:type="simple" xlink:href="http://fc07.deviantart.net/fs70/f/2011/290/7/9/7951e5cefd279971b60d820964de0fab-d4d6vbr.png" text:style-name="Internet_20_link" text:visited-style-name="Visited_20_Internet_20_Link">cefd</text:a><text:a xlink:type="simple" xlink:href="http://fc07.deviantart.net/fs70/f/2011/290/7/9/7951e5cefd279971b60d820964de0fab-d4d6vbr.png" text:style-name="Internet_20_link" text:visited-style-name="Visited_20_Internet_20_Link">279971</text:a><text:a xlink:type="simple" xlink:href="http://fc07.deviantart.net/fs70/f/2011/290/7/9/7951e5cefd279971b60d820964de0fab-d4d6vbr.png" text:style-name="Internet_20_link" text:visited-style-name="Visited_20_Internet_20_Link">b</text:a><text:a xlink:type="simple" xlink:href="http://fc07.deviantart.net/fs70/f/2011/290/7/9/7951e5cefd279971b60d820964de0fab-d4d6vbr.png" text:style-name="Internet_20_link" text:visited-style-name="Visited_20_Internet_20_Link">60</text:a><text:a xlink:type="simple" xlink:href="http://fc07.deviantart.net/fs70/f/2011/290/7/9/7951e5cefd279971b60d820964de0fab-d4d6vbr.png" text:style-name="Internet_20_link" text:visited-style-name="Visited_20_Internet_20_Link">d</text:a><text:a xlink:type="simple" xlink:href="http://fc07.deviantart.net/fs70/f/2011/290/7/9/7951e5cefd279971b60d820964de0fab-d4d6vbr.png" text:style-name="Internet_20_link" text:visited-style-name="Visited_20_Internet_20_Link">820964</text:a><text:a xlink:type="simple" xlink:href="http://fc07.deviantart.net/fs70/f/2011/290/7/9/7951e5cefd279971b60d820964de0fab-d4d6vbr.png" text:style-name="Internet_20_link" text:visited-style-name="Visited_20_Internet_20_Link">de</text:a><text:a xlink:type="simple" xlink:href="http://fc07.deviantart.net/fs70/f/2011/290/7/9/7951e5cefd279971b60d820964de0fab-d4d6vbr.png" text:style-name="Internet_20_link" text:visited-style-name="Visited_20_Internet_20_Link">0</text:a><text:a xlink:type="simple" xlink:href="http://fc07.deviantart.net/fs70/f/2011/290/7/9/7951e5cefd279971b60d820964de0fab-d4d6vbr.png" text:style-name="Internet_20_link" text:visited-style-name="Visited_20_Internet_20_Link">fab</text:a><text:a xlink:type="simple" xlink:href="http://fc07.deviantart.net/fs70/f/2011/290/7/9/7951e5cefd279971b60d820964de0fab-d4d6vbr.png" text:style-name="Internet_20_link" text:visited-style-name="Visited_20_Internet_20_Link">-</text:a><text:a xlink:type="simple" xlink:href="http://fc07.deviantart.net/fs70/f/2011/290/7/9/7951e5cefd279971b60d820964de0fab-d4d6vbr.png" text:style-name="Internet_20_link" text:visited-style-name="Visited_20_Internet_20_Link">d</text:a><text:a xlink:type="simple" xlink:href="http://fc07.deviantart.net/fs70/f/2011/290/7/9/7951e5cefd279971b60d820964de0fab-d4d6vbr.png" text:style-name="Internet_20_link" text:visited-style-name="Visited_20_Internet_20_Link">4</text:a><text:a xlink:type="simple" xlink:href="http://fc07.deviantart.net/fs70/f/2011/290/7/9/7951e5cefd279971b60d820964de0fab-d4d6vbr.png" text:style-name="Internet_20_link" text:visited-style-name="Visited_20_Internet_20_Link">d</text:a><text:a xlink:type="simple" xlink:href="http://fc07.deviantart.net/fs70/f/2011/290/7/9/7951e5cefd279971b60d820964de0fab-d4d6vbr.png" text:style-name="Internet_20_link" text:visited-style-name="Visited_20_Internet_20_Link">6</text:a><text:a xlink:type="simple" xlink:href="http://fc07.deviantart.net/fs70/f/2011/290/7/9/7951e5cefd279971b60d820964de0fab-d4d6vbr.png" text:style-name="Internet_20_link" text:visited-style-name="Visited_20_Internet_20_Link">vbr</text:a><text:a xlink:type="simple" xlink:href="http://fc07.deviantart.net/fs70/f/2011/290/7/9/7951e5cefd279971b60d820964de0fab-d4d6vbr.png" text:style-name="Internet_20_link" text:visited-style-name="Visited_20_Internet_20_Link">.</text:a><text:a xlink:type="simple" xlink:href="http://fc07.deviantart.net/fs70/f/2011/290/7/9/7951e5cefd279971b60d820964de0fab-d4d6vbr.png" text:style-name="Internet_20_link" text:visited-style-name="Visited_20_Internet_20_Link">png</text:a></text:p>
      <text:p text:style-name="P2"/>
      <text:p text:style-name="P2">9 kwietnia</text:p>
      <text:p text:style-name="P2"/>
      <text:p text:style-name="P4">Artykuł w „The Federalist”</text:p>
      <text:p text:style-name="P3"/>
      <text:p text:style-name="P1"><text:span text:style-name="T3">Jak wiemy, kucyki potrafią się przebijać do innych mediów. Tym razem premiera sezonu zwróciła uwagę prawicowej strony „The Federalist”, gdzie pojawił się artykuł, którego autor chwalił przekaz odcinka, w jego mniemaniu piętnujący marksizm. Cóż, każdy może mieć swoje zdanie, tym bardziej iż M.A. Larson na twitterze wyraźnie zaznaczył, że fandom może dowolnie nazwać wioskę, jak i bawić się w teorie spiskowe, drugie dna i spekulacje. Widać dotarło to również poza środowisko fanów, gdyż autor artykułu wyraźnie zaznacza, że do nich nie należy. Rzeczony artykuł możecie przeczytać </text:span><text:a xlink:type="simple" xlink:href="http://thefederalist.com/2015/04/08/my-little-pony-to-children-marxism-is-not-magic/#disqus_thread" text:style-name="Internet_20_link" text:visited-style-name="Visited_20_Internet_20_Link"><text:span text:style-name="T2">tutaj</text:span></text:a><text:span text:style-name="T3">.</text:span></text:p>
      <text:p text:style-name="P2"/>
      <text:p text:style-name="P1"><text:span text:style-name="T3">Link do źródła:</text:span><text:a xlink:type="simple" xlink:href="http://www.equestriadaily.com/2015/04/the-federalist-reports-on-season.html" text:style-name="Internet_20_link" text:visited-style-name="Visited_20_Internet_20_Link">http</text:a><text:a xlink:type="simple" xlink:href="http://www.equestriadaily.com/2015/04/the-federalist-reports-on-season.html" text:style-name="Internet_20_link" text:visited-style-name="Visited_20_Internet_20_Link">://</text:a><text:a xlink:type="simple" xlink:href="http://www.equestriadaily.com/2015/04/the-federalist-reports-on-season.html" text:style-name="Internet_20_link" text:visited-style-name="Visited_20_Internet_20_Link">www</text:a><text:a xlink:type="simple" xlink:href="http://www.equestriadaily.com/2015/04/the-federalist-reports-on-season.html" text:style-name="Internet_20_link" text:visited-style-name="Visited_20_Internet_20_Link">.</text:a><text:a xlink:type="simple" xlink:href="http://www.equestriadaily.com/2015/04/the-federalist-reports-on-season.html" text:style-name="Internet_20_link" text:visited-style-name="Visited_20_Internet_20_Link">equestriadaily</text:a><text:a xlink:type="simple" xlink:href="http://www.equestriadaily.com/2015/04/the-federalist-reports-on-season.html" text:style-name="Internet_20_link" text:visited-style-name="Visited_20_Internet_20_Link">.</text:a><text:a xlink:type="simple" xlink:href="http://www.equestriadaily.com/2015/04/the-federalist-reports-on-season.html" text:style-name="Internet_20_link" text:visited-style-name="Visited_20_Internet_20_Link">com</text:a><text:a xlink:type="simple" xlink:href="http://www.equestriadaily.com/2015/04/the-federalist-reports-on-season.html" text:style-name="Internet_20_link" text:visited-style-name="Visited_20_Internet_20_Link">/2015/04/</text:a><text:a xlink:type="simple" xlink:href="http://www.equestriadaily.com/2015/04/the-federalist-reports-on-season.html" text:style-name="Internet_20_link" text:visited-style-name="Visited_20_Internet_20_Link">the</text:a><text:a xlink:type="simple" xlink:href="http://www.equestriadaily.com/2015/04/the-federalist-reports-on-season.html" text:style-name="Internet_20_link" text:visited-style-name="Visited_20_Internet_20_Link">-</text:a><text:a xlink:type="simple" xlink:href="http://www.equestriadaily.com/2015/04/the-federalist-reports-on-season.html" text:style-name="Internet_20_link" text:visited-style-name="Visited_20_Internet_20_Link">federalist</text:a><text:a xlink:type="simple" xlink:href="http://www.equestriadaily.com/2015/04/the-federalist-reports-on-season.html" text:style-name="Internet_20_link" text:visited-style-name="Visited_20_Internet_20_Link">-</text:a><text:a xlink:type="simple" xlink:href="http://www.equestriadaily.com/2015/04/the-federalist-reports-on-season.html" text:style-name="Internet_20_link" text:visited-style-name="Visited_20_Internet_20_Link">reports</text:a><text:a xlink:type="simple" xlink:href="http://www.equestriadaily.com/2015/04/the-federalist-reports-on-season.html" text:style-name="Internet_20_link" text:visited-style-name="Visited_20_Internet_20_Link">-</text:a><text:a xlink:type="simple" xlink:href="http://www.equestriadaily.com/2015/04/the-federalist-reports-on-season.html" text:style-name="Internet_20_link" text:visited-style-name="Visited_20_Internet_20_Link">on</text:a><text:a xlink:type="simple" xlink:href="http://www.equestriadaily.com/2015/04/the-federalist-reports-on-season.html" text:style-name="Internet_20_link" text:visited-style-name="Visited_20_Internet_20_Link">-</text:a><text:a xlink:type="simple" xlink:href="http://www.equestriadaily.com/2015/04/the-federalist-reports-on-season.html" text:style-name="Internet_20_link" text:visited-style-name="Visited_20_Internet_20_Link">season</text:a><text:a xlink:type="simple" xlink:href="http://www.equestriadaily.com/2015/04/the-federalist-reports-on-season.html" text:style-name="Internet_20_link" text:visited-style-name="Visited_20_Internet_20_Link">.</text:a><text:a xlink:type="simple" xlink:href="http://www.equestriadaily.com/2015/04/the-federalist-reports-on-season.html" text:style-name="Internet_20_link" text:visited-style-name="Visited_20_Internet_20_Link">html</text:a></text:p>
      <text:p text:style-name="P1"><text:span text:style-name="T3">Link do obrazka: </text:span><text:a xlink:type="simple" xlink:href="http://img03.deviantart.net/8ec9/i/2015/094/a/d/pony_propaganda_by_imalou-d8oe9bq.jpg" text:style-name="Internet_20_link" text:visited-style-name="Visited_20_Internet_20_Link">http</text:a><text:a xlink:type="simple" xlink:href="http://img03.deviantart.net/8ec9/i/2015/094/a/d/pony_propaganda_by_imalou-d8oe9bq.jpg" text:style-name="Internet_20_link" text:visited-style-name="Visited_20_Internet_20_Link">://</text:a><text:a xlink:type="simple" xlink:href="http://img03.deviantart.net/8ec9/i/2015/094/a/d/pony_propaganda_by_imalou-d8oe9bq.jpg" text:style-name="Internet_20_link" text:visited-style-name="Visited_20_Internet_20_Link">img</text:a><text:a xlink:type="simple" xlink:href="http://img03.deviantart.net/8ec9/i/2015/094/a/d/pony_propaganda_by_imalou-d8oe9bq.jpg" text:style-name="Internet_20_link" text:visited-style-name="Visited_20_Internet_20_Link">03.</text:a><text:a xlink:type="simple" xlink:href="http://img03.deviantart.net/8ec9/i/2015/094/a/d/pony_propaganda_by_imalou-d8oe9bq.jpg" text:style-name="Internet_20_link" text:visited-style-name="Visited_20_Internet_20_Link">deviantart</text:a><text:a xlink:type="simple" xlink:href="http://img03.deviantart.net/8ec9/i/2015/094/a/d/pony_propaganda_by_imalou-d8oe9bq.jpg" text:style-name="Internet_20_link" text:visited-style-name="Visited_20_Internet_20_Link">.</text:a><text:a xlink:type="simple" xlink:href="http://img03.deviantart.net/8ec9/i/2015/094/a/d/pony_propaganda_by_imalou-d8oe9bq.jpg" text:style-name="Internet_20_link" text:visited-style-name="Visited_20_Internet_20_Link">net</text:a><text:a xlink:type="simple" xlink:href="http://img03.deviantart.net/8ec9/i/2015/094/a/d/pony_propaganda_by_imalou-d8oe9bq.jpg" text:style-name="Internet_20_link" text:visited-style-name="Visited_20_Internet_20_Link">/8</text:a><text:a xlink:type="simple" xlink:href="http://img03.deviantart.net/8ec9/i/2015/094/a/d/pony_propaganda_by_imalou-d8oe9bq.jpg" text:style-name="Internet_20_link" text:visited-style-name="Visited_20_Internet_20_Link">ec</text:a><text:a xlink:type="simple" xlink:href="http://img03.deviantart.net/8ec9/i/2015/094/a/d/pony_propaganda_by_imalou-d8oe9bq.jpg" text:style-name="Internet_20_link" text:visited-style-name="Visited_20_Internet_20_Link">9/</text:a><text:a xlink:type="simple" xlink:href="http://img03.deviantart.net/8ec9/i/2015/094/a/d/pony_propaganda_by_imalou-d8oe9bq.jpg" text:style-name="Internet_20_link" text:visited-style-name="Visited_20_Internet_20_Link">i</text:a><text:a xlink:type="simple" xlink:href="http://img03.deviantart.net/8ec9/i/2015/094/a/d/pony_propaganda_by_imalou-d8oe9bq.jpg" text:style-name="Internet_20_link" text:visited-style-name="Visited_20_Internet_20_Link">/2015/094/</text:a><text:a xlink:type="simple" xlink:href="http://img03.deviantart.net/8ec9/i/2015/094/a/d/pony_propaganda_by_imalou-d8oe9bq.jpg" text:style-name="Internet_20_link" text:visited-style-name="Visited_20_Internet_20_Link">a</text:a><text:a xlink:type="simple" xlink:href="http://img03.deviantart.net/8ec9/i/2015/094/a/d/pony_propaganda_by_imalou-d8oe9bq.jpg" text:style-name="Internet_20_link" text:visited-style-name="Visited_20_Internet_20_Link">/</text:a><text:a xlink:type="simple" xlink:href="http://img03.deviantart.net/8ec9/i/2015/094/a/d/pony_propaganda_by_imalou-d8oe9bq.jpg" text:style-name="Internet_20_link" text:visited-style-name="Visited_20_Internet_20_Link">d</text:a><text:a xlink:type="simple" xlink:href="http://img03.deviantart.net/8ec9/i/2015/094/a/d/pony_propaganda_by_imalou-d8oe9bq.jpg" text:style-name="Internet_20_link" text:visited-style-name="Visited_20_Internet_20_Link">/</text:a><text:a xlink:type="simple" xlink:href="http://img03.deviantart.net/8ec9/i/2015/094/a/d/pony_propaganda_by_imalou-d8oe9bq.jpg" text:style-name="Internet_20_link" text:visited-style-name="Visited_20_Internet_20_Link">pony</text:a><text:a xlink:type="simple" xlink:href="http://img03.deviantart.net/8ec9/i/2015/094/a/d/pony_propaganda_by_imalou-d8oe9bq.jpg" text:style-name="Internet_20_link" text:visited-style-name="Visited_20_Internet_20_Link">_</text:a><text:a xlink:type="simple" xlink:href="http://img03.deviantart.net/8ec9/i/2015/094/a/d/pony_propaganda_by_imalou-d8oe9bq.jpg" text:style-name="Internet_20_link" text:visited-style-name="Visited_20_Internet_20_Link">propaganda</text:a><text:a xlink:type="simple" xlink:href="http://img03.deviantart.net/8ec9/i/2015/094/a/d/pony_propaganda_by_imalou-d8oe9bq.jpg" text:style-name="Internet_20_link" text:visited-style-name="Visited_20_Internet_20_Link">_</text:a><text:a xlink:type="simple" xlink:href="http://img03.deviantart.net/8ec9/i/2015/094/a/d/pony_propaganda_by_imalou-d8oe9bq.jpg" text:style-name="Internet_20_link" text:visited-style-name="Visited_20_Internet_20_Link">by</text:a><text:a xlink:type="simple" xlink:href="http://img03.deviantart.net/8ec9/i/2015/094/a/d/pony_propaganda_by_imalou-d8oe9bq.jpg" text:style-name="Internet_20_link" text:visited-style-name="Visited_20_Internet_20_Link">_</text:a><text:a xlink:type="simple" xlink:href="http://img03.deviantart.net/8ec9/i/2015/094/a/d/pony_propaganda_by_imalou-d8oe9bq.jpg" text:style-name="Internet_20_link" text:visited-style-name="Visited_20_Internet_20_Link">imalou</text:a><text:a xlink:type="simple" xlink:href="http://img03.deviantart.net/8ec9/i/2015/094/a/d/pony_propaganda_by_imalou-d8oe9bq.jpg" text:style-name="Internet_20_link" text:visited-style-name="Visited_20_Internet_20_Link">-</text:a><text:a xlink:type="simple" xlink:href="http://img03.deviantart.net/8ec9/i/2015/094/a/d/pony_propaganda_by_imalou-d8oe9bq.jpg" text:style-name="Internet_20_link" text:visited-style-name="Visited_20_Internet_20_Link">d</text:a><text:a xlink:type="simple" xlink:href="http://img03.deviantart.net/8ec9/i/2015/094/a/d/pony_propaganda_by_imalou-d8oe9bq.jpg" text:style-name="Internet_20_link" text:visited-style-name="Visited_20_Internet_20_Link">8</text:a><text:a xlink:type="simple" xlink:href="http://img03.deviantart.net/8ec9/i/2015/094/a/d/pony_propaganda_by_imalou-d8oe9bq.jpg" text:style-name="Internet_20_link" text:visited-style-name="Visited_20_Internet_20_Link">oe</text:a><text:a xlink:type="simple" xlink:href="http://img03.deviantart.net/8ec9/i/2015/094/a/d/pony_propaganda_by_imalou-d8oe9bq.jpg" text:style-name="Internet_20_link" text:visited-style-name="Visited_20_Internet_20_Link">9</text:a><text:a xlink:type="simple" xlink:href="http://img03.deviantart.net/8ec9/i/2015/094/a/d/pony_propaganda_by_imalou-d8oe9bq.jpg" text:style-name="Internet_20_link" text:visited-style-name="Visited_20_Internet_20_Link">bq</text:a><text:a xlink:type="simple" xlink:href="http://img03.deviantart.net/8ec9/i/2015/094/a/d/pony_propaganda_by_imalou-d8oe9bq.jpg" text:style-name="Internet_20_link" text:visited-style-name="Visited_20_Internet_20_Link">.</text:a><text:a xlink:type="simple" xlink:href="http://img03.deviantart.net/8ec9/i/2015/094/a/d/pony_propaganda_by_imalou-d8oe9bq.jpg" text:style-name="Internet_20_link" text:visited-style-name="Visited_20_Internet_20_Link">jpg</text:a></text:p>
      <text:p text:style-name="P2">8 kwietnia</text:p>
      <text:p text:style-name="P2"><text:soft-page-break/></text:p>
      <text:p text:style-name="P3">Komiksy MLP w polskiej wersji językowej</text:p>
      <text:p text:style-name="P3"/>
      <text:p text:style-name="P2">Pojawił się pierwszy tom komiksów MLP w naszym języku. Niemal sto stron wyładowanych kucykami, opowiadające historię o Chrysalis, a to wszystko w jednym, poręcznym tomie. Można je dostać zarówno w sklepach, jak i w internecie, najprościej na stronie wydawnictwa Egmont.</text:p>
      <text:p text:style-name="P2"/>
      <text:p text:style-name="P2">Link do obrazka: Nie wiem jak go wyciągnąć, bo jest to filmik z YT.</text:p>
      <text:p text:style-name="P1"><text:span text:style-name="T3">Link do źródła: </text:span><text:a xlink:type="simple" xlink:href="http://www.fge.com.pl/2015/04/kmiksy-mlp-w-polskiej-wersji-jezykowej.html" text:style-name="Internet_20_link" text:visited-style-name="Visited_20_Internet_20_Link">http</text:a><text:a xlink:type="simple" xlink:href="http://www.fge.com.pl/2015/04/kmiksy-mlp-w-polskiej-wersji-jezykowej.html" text:style-name="Internet_20_link" text:visited-style-name="Visited_20_Internet_20_Link">://</text:a><text:a xlink:type="simple" xlink:href="http://www.fge.com.pl/2015/04/kmiksy-mlp-w-polskiej-wersji-jezykowej.html" text:style-name="Internet_20_link" text:visited-style-name="Visited_20_Internet_20_Link">www</text:a><text:a xlink:type="simple" xlink:href="http://www.fge.com.pl/2015/04/kmiksy-mlp-w-polskiej-wersji-jezykowej.html" text:style-name="Internet_20_link" text:visited-style-name="Visited_20_Internet_20_Link">.</text:a><text:a xlink:type="simple" xlink:href="http://www.fge.com.pl/2015/04/kmiksy-mlp-w-polskiej-wersji-jezykowej.html" text:style-name="Internet_20_link" text:visited-style-name="Visited_20_Internet_20_Link">fge</text:a><text:a xlink:type="simple" xlink:href="http://www.fge.com.pl/2015/04/kmiksy-mlp-w-polskiej-wersji-jezykowej.html" text:style-name="Internet_20_link" text:visited-style-name="Visited_20_Internet_20_Link">.</text:a><text:a xlink:type="simple" xlink:href="http://www.fge.com.pl/2015/04/kmiksy-mlp-w-polskiej-wersji-jezykowej.html" text:style-name="Internet_20_link" text:visited-style-name="Visited_20_Internet_20_Link">com</text:a><text:a xlink:type="simple" xlink:href="http://www.fge.com.pl/2015/04/kmiksy-mlp-w-polskiej-wersji-jezykowej.html" text:style-name="Internet_20_link" text:visited-style-name="Visited_20_Internet_20_Link">.</text:a><text:a xlink:type="simple" xlink:href="http://www.fge.com.pl/2015/04/kmiksy-mlp-w-polskiej-wersji-jezykowej.html" text:style-name="Internet_20_link" text:visited-style-name="Visited_20_Internet_20_Link">pl</text:a><text:a xlink:type="simple" xlink:href="http://www.fge.com.pl/2015/04/kmiksy-mlp-w-polskiej-wersji-jezykowej.html" text:style-name="Internet_20_link" text:visited-style-name="Visited_20_Internet_20_Link">/2015/04/</text:a><text:a xlink:type="simple" xlink:href="http://www.fge.com.pl/2015/04/kmiksy-mlp-w-polskiej-wersji-jezykowej.html" text:style-name="Internet_20_link" text:visited-style-name="Visited_20_Internet_20_Link">kmiksy</text:a><text:a xlink:type="simple" xlink:href="http://www.fge.com.pl/2015/04/kmiksy-mlp-w-polskiej-wersji-jezykowej.html" text:style-name="Internet_20_link" text:visited-style-name="Visited_20_Internet_20_Link">-</text:a><text:a xlink:type="simple" xlink:href="http://www.fge.com.pl/2015/04/kmiksy-mlp-w-polskiej-wersji-jezykowej.html" text:style-name="Internet_20_link" text:visited-style-name="Visited_20_Internet_20_Link">mlp</text:a><text:a xlink:type="simple" xlink:href="http://www.fge.com.pl/2015/04/kmiksy-mlp-w-polskiej-wersji-jezykowej.html" text:style-name="Internet_20_link" text:visited-style-name="Visited_20_Internet_20_Link">-</text:a><text:a xlink:type="simple" xlink:href="http://www.fge.com.pl/2015/04/kmiksy-mlp-w-polskiej-wersji-jezykowej.html" text:style-name="Internet_20_link" text:visited-style-name="Visited_20_Internet_20_Link">w</text:a><text:a xlink:type="simple" xlink:href="http://www.fge.com.pl/2015/04/kmiksy-mlp-w-polskiej-wersji-jezykowej.html" text:style-name="Internet_20_link" text:visited-style-name="Visited_20_Internet_20_Link">-</text:a><text:a xlink:type="simple" xlink:href="http://www.fge.com.pl/2015/04/kmiksy-mlp-w-polskiej-wersji-jezykowej.html" text:style-name="Internet_20_link" text:visited-style-name="Visited_20_Internet_20_Link">polskiej</text:a><text:a xlink:type="simple" xlink:href="http://www.fge.com.pl/2015/04/kmiksy-mlp-w-polskiej-wersji-jezykowej.html" text:style-name="Internet_20_link" text:visited-style-name="Visited_20_Internet_20_Link">-</text:a><text:a xlink:type="simple" xlink:href="http://www.fge.com.pl/2015/04/kmiksy-mlp-w-polskiej-wersji-jezykowej.html" text:style-name="Internet_20_link" text:visited-style-name="Visited_20_Internet_20_Link">wersji</text:a><text:a xlink:type="simple" xlink:href="http://www.fge.com.pl/2015/04/kmiksy-mlp-w-polskiej-wersji-jezykowej.html" text:style-name="Internet_20_link" text:visited-style-name="Visited_20_Internet_20_Link">-</text:a><text:a xlink:type="simple" xlink:href="http://www.fge.com.pl/2015/04/kmiksy-mlp-w-polskiej-wersji-jezykowej.html" text:style-name="Internet_20_link" text:visited-style-name="Visited_20_Internet_20_Link">jezykowej</text:a><text:a xlink:type="simple" xlink:href="http://www.fge.com.pl/2015/04/kmiksy-mlp-w-polskiej-wersji-jezykowej.html" text:style-name="Internet_20_link" text:visited-style-name="Visited_20_Internet_20_Link">.</text:a><text:a xlink:type="simple" xlink:href="http://www.fge.com.pl/2015/04/kmiksy-mlp-w-polskiej-wersji-jezykowej.html" text:style-name="Internet_20_link" text:visited-style-name="Visited_20_Internet_20_Link">html</text:a></text:p>
      <text:p text:style-name="P2"/>
      <text:p text:style-name="P2">11 kwietnia</text:p>
      <text:p text:style-name="P2"/>
      <text:p text:style-name="P3">Figurki Power Ponies widziane w sklepach</text:p>
      <text:p text:style-name="P3"/>
      <text:p text:style-name="P2">W ciągu ostatnich kilku tygodni w sklepach Taboo widziano figurki Power Ponies – tak, te które można czesać. Niestety jeszcze nie znamy daty, gdy wejdą na rynek w pełnej skali, jednak wszystko wskazuje na to, że stanie się to niebawem. Możliwe, że również u nas.</text:p>
      <text:p text:style-name="P2"/>
      <text:p text:style-name="P1"><text:span text:style-name="T3">Link do obrazka: </text:span><text:a xlink:type="simple" xlink:href="http://1.bp.blogspot.com/-2sVOq_H9PXk/VSl9NzRLlTI/AAAAAAACNCo/Oqe2V3o29Vo/s1600/FB_IMG_1428779359299.jpg" text:style-name="Internet_20_link" text:visited-style-name="Visited_20_Internet_20_Link">http</text:a><text:a xlink:type="simple" xlink:href="http://1.bp.blogspot.com/-2sVOq_H9PXk/VSl9NzRLlTI/AAAAAAACNCo/Oqe2V3o29Vo/s1600/FB_IMG_1428779359299.jpg" text:style-name="Internet_20_link" text:visited-style-name="Visited_20_Internet_20_Link">://1.</text:a><text:a xlink:type="simple" xlink:href="http://1.bp.blogspot.com/-2sVOq_H9PXk/VSl9NzRLlTI/AAAAAAACNCo/Oqe2V3o29Vo/s1600/FB_IMG_1428779359299.jpg" text:style-name="Internet_20_link" text:visited-style-name="Visited_20_Internet_20_Link">bp</text:a><text:a xlink:type="simple" xlink:href="http://1.bp.blogspot.com/-2sVOq_H9PXk/VSl9NzRLlTI/AAAAAAACNCo/Oqe2V3o29Vo/s1600/FB_IMG_1428779359299.jpg" text:style-name="Internet_20_link" text:visited-style-name="Visited_20_Internet_20_Link">.</text:a><text:a xlink:type="simple" xlink:href="http://1.bp.blogspot.com/-2sVOq_H9PXk/VSl9NzRLlTI/AAAAAAACNCo/Oqe2V3o29Vo/s1600/FB_IMG_1428779359299.jpg" text:style-name="Internet_20_link" text:visited-style-name="Visited_20_Internet_20_Link">blogspot</text:a><text:a xlink:type="simple" xlink:href="http://1.bp.blogspot.com/-2sVOq_H9PXk/VSl9NzRLlTI/AAAAAAACNCo/Oqe2V3o29Vo/s1600/FB_IMG_1428779359299.jpg" text:style-name="Internet_20_link" text:visited-style-name="Visited_20_Internet_20_Link">.</text:a><text:a xlink:type="simple" xlink:href="http://1.bp.blogspot.com/-2sVOq_H9PXk/VSl9NzRLlTI/AAAAAAACNCo/Oqe2V3o29Vo/s1600/FB_IMG_1428779359299.jpg" text:style-name="Internet_20_link" text:visited-style-name="Visited_20_Internet_20_Link">com</text:a><text:a xlink:type="simple" xlink:href="http://1.bp.blogspot.com/-2sVOq_H9PXk/VSl9NzRLlTI/AAAAAAACNCo/Oqe2V3o29Vo/s1600/FB_IMG_1428779359299.jpg" text:style-name="Internet_20_link" text:visited-style-name="Visited_20_Internet_20_Link">/-2</text:a><text:a xlink:type="simple" xlink:href="http://1.bp.blogspot.com/-2sVOq_H9PXk/VSl9NzRLlTI/AAAAAAACNCo/Oqe2V3o29Vo/s1600/FB_IMG_1428779359299.jpg" text:style-name="Internet_20_link" text:visited-style-name="Visited_20_Internet_20_Link">sVOq</text:a><text:a xlink:type="simple" xlink:href="http://1.bp.blogspot.com/-2sVOq_H9PXk/VSl9NzRLlTI/AAAAAAACNCo/Oqe2V3o29Vo/s1600/FB_IMG_1428779359299.jpg" text:style-name="Internet_20_link" text:visited-style-name="Visited_20_Internet_20_Link">_</text:a><text:a xlink:type="simple" xlink:href="http://1.bp.blogspot.com/-2sVOq_H9PXk/VSl9NzRLlTI/AAAAAAACNCo/Oqe2V3o29Vo/s1600/FB_IMG_1428779359299.jpg" text:style-name="Internet_20_link" text:visited-style-name="Visited_20_Internet_20_Link">H</text:a><text:a xlink:type="simple" xlink:href="http://1.bp.blogspot.com/-2sVOq_H9PXk/VSl9NzRLlTI/AAAAAAACNCo/Oqe2V3o29Vo/s1600/FB_IMG_1428779359299.jpg" text:style-name="Internet_20_link" text:visited-style-name="Visited_20_Internet_20_Link">9</text:a><text:a xlink:type="simple" xlink:href="http://1.bp.blogspot.com/-2sVOq_H9PXk/VSl9NzRLlTI/AAAAAAACNCo/Oqe2V3o29Vo/s1600/FB_IMG_1428779359299.jpg" text:style-name="Internet_20_link" text:visited-style-name="Visited_20_Internet_20_Link">PXk</text:a><text:a xlink:type="simple" xlink:href="http://1.bp.blogspot.com/-2sVOq_H9PXk/VSl9NzRLlTI/AAAAAAACNCo/Oqe2V3o29Vo/s1600/FB_IMG_1428779359299.jpg" text:style-name="Internet_20_link" text:visited-style-name="Visited_20_Internet_20_Link">/</text:a><text:a xlink:type="simple" xlink:href="http://1.bp.blogspot.com/-2sVOq_H9PXk/VSl9NzRLlTI/AAAAAAACNCo/Oqe2V3o29Vo/s1600/FB_IMG_1428779359299.jpg" text:style-name="Internet_20_link" text:visited-style-name="Visited_20_Internet_20_Link">VSl</text:a><text:a xlink:type="simple" xlink:href="http://1.bp.blogspot.com/-2sVOq_H9PXk/VSl9NzRLlTI/AAAAAAACNCo/Oqe2V3o29Vo/s1600/FB_IMG_1428779359299.jpg" text:style-name="Internet_20_link" text:visited-style-name="Visited_20_Internet_20_Link">9</text:a><text:a xlink:type="simple" xlink:href="http://1.bp.blogspot.com/-2sVOq_H9PXk/VSl9NzRLlTI/AAAAAAACNCo/Oqe2V3o29Vo/s1600/FB_IMG_1428779359299.jpg" text:style-name="Internet_20_link" text:visited-style-name="Visited_20_Internet_20_Link">NzRLlTI</text:a><text:a xlink:type="simple" xlink:href="http://1.bp.blogspot.com/-2sVOq_H9PXk/VSl9NzRLlTI/AAAAAAACNCo/Oqe2V3o29Vo/s1600/FB_IMG_1428779359299.jpg" text:style-name="Internet_20_link" text:visited-style-name="Visited_20_Internet_20_Link">/</text:a><text:a xlink:type="simple" xlink:href="http://1.bp.blogspot.com/-2sVOq_H9PXk/VSl9NzRLlTI/AAAAAAACNCo/Oqe2V3o29Vo/s1600/FB_IMG_1428779359299.jpg" text:style-name="Internet_20_link" text:visited-style-name="Visited_20_Internet_20_Link">AAAAAAACNCo</text:a><text:a xlink:type="simple" xlink:href="http://1.bp.blogspot.com/-2sVOq_H9PXk/VSl9NzRLlTI/AAAAAAACNCo/Oqe2V3o29Vo/s1600/FB_IMG_1428779359299.jpg" text:style-name="Internet_20_link" text:visited-style-name="Visited_20_Internet_20_Link">/</text:a><text:a xlink:type="simple" xlink:href="http://1.bp.blogspot.com/-2sVOq_H9PXk/VSl9NzRLlTI/AAAAAAACNCo/Oqe2V3o29Vo/s1600/FB_IMG_1428779359299.jpg" text:style-name="Internet_20_link" text:visited-style-name="Visited_20_Internet_20_Link">Oqe</text:a><text:a xlink:type="simple" xlink:href="http://1.bp.blogspot.com/-2sVOq_H9PXk/VSl9NzRLlTI/AAAAAAACNCo/Oqe2V3o29Vo/s1600/FB_IMG_1428779359299.jpg" text:style-name="Internet_20_link" text:visited-style-name="Visited_20_Internet_20_Link">2</text:a><text:a xlink:type="simple" xlink:href="http://1.bp.blogspot.com/-2sVOq_H9PXk/VSl9NzRLlTI/AAAAAAACNCo/Oqe2V3o29Vo/s1600/FB_IMG_1428779359299.jpg" text:style-name="Internet_20_link" text:visited-style-name="Visited_20_Internet_20_Link">V</text:a><text:a xlink:type="simple" xlink:href="http://1.bp.blogspot.com/-2sVOq_H9PXk/VSl9NzRLlTI/AAAAAAACNCo/Oqe2V3o29Vo/s1600/FB_IMG_1428779359299.jpg" text:style-name="Internet_20_link" text:visited-style-name="Visited_20_Internet_20_Link">3</text:a><text:a xlink:type="simple" xlink:href="http://1.bp.blogspot.com/-2sVOq_H9PXk/VSl9NzRLlTI/AAAAAAACNCo/Oqe2V3o29Vo/s1600/FB_IMG_1428779359299.jpg" text:style-name="Internet_20_link" text:visited-style-name="Visited_20_Internet_20_Link">o</text:a><text:a xlink:type="simple" xlink:href="http://1.bp.blogspot.com/-2sVOq_H9PXk/VSl9NzRLlTI/AAAAAAACNCo/Oqe2V3o29Vo/s1600/FB_IMG_1428779359299.jpg" text:style-name="Internet_20_link" text:visited-style-name="Visited_20_Internet_20_Link">29</text:a><text:a xlink:type="simple" xlink:href="http://1.bp.blogspot.com/-2sVOq_H9PXk/VSl9NzRLlTI/AAAAAAACNCo/Oqe2V3o29Vo/s1600/FB_IMG_1428779359299.jpg" text:style-name="Internet_20_link" text:visited-style-name="Visited_20_Internet_20_Link">Vo</text:a><text:a xlink:type="simple" xlink:href="http://1.bp.blogspot.com/-2sVOq_H9PXk/VSl9NzRLlTI/AAAAAAACNCo/Oqe2V3o29Vo/s1600/FB_IMG_1428779359299.jpg" text:style-name="Internet_20_link" text:visited-style-name="Visited_20_Internet_20_Link">/</text:a><text:a xlink:type="simple" xlink:href="http://1.bp.blogspot.com/-2sVOq_H9PXk/VSl9NzRLlTI/AAAAAAACNCo/Oqe2V3o29Vo/s1600/FB_IMG_1428779359299.jpg" text:style-name="Internet_20_link" text:visited-style-name="Visited_20_Internet_20_Link">s</text:a><text:a xlink:type="simple" xlink:href="http://1.bp.blogspot.com/-2sVOq_H9PXk/VSl9NzRLlTI/AAAAAAACNCo/Oqe2V3o29Vo/s1600/FB_IMG_1428779359299.jpg" text:style-name="Internet_20_link" text:visited-style-name="Visited_20_Internet_20_Link">1600/</text:a><text:a xlink:type="simple" xlink:href="http://1.bp.blogspot.com/-2sVOq_H9PXk/VSl9NzRLlTI/AAAAAAACNCo/Oqe2V3o29Vo/s1600/FB_IMG_1428779359299.jpg" text:style-name="Internet_20_link" text:visited-style-name="Visited_20_Internet_20_Link">FB</text:a><text:a xlink:type="simple" xlink:href="http://1.bp.blogspot.com/-2sVOq_H9PXk/VSl9NzRLlTI/AAAAAAACNCo/Oqe2V3o29Vo/s1600/FB_IMG_1428779359299.jpg" text:style-name="Internet_20_link" text:visited-style-name="Visited_20_Internet_20_Link">_</text:a><text:a xlink:type="simple" xlink:href="http://1.bp.blogspot.com/-2sVOq_H9PXk/VSl9NzRLlTI/AAAAAAACNCo/Oqe2V3o29Vo/s1600/FB_IMG_1428779359299.jpg" text:style-name="Internet_20_link" text:visited-style-name="Visited_20_Internet_20_Link">IMG</text:a><text:a xlink:type="simple" xlink:href="http://1.bp.blogspot.com/-2sVOq_H9PXk/VSl9NzRLlTI/AAAAAAACNCo/Oqe2V3o29Vo/s1600/FB_IMG_1428779359299.jpg" text:style-name="Internet_20_link" text:visited-style-name="Visited_20_Internet_20_Link">_1428779359299.</text:a><text:a xlink:type="simple" xlink:href="http://1.bp.blogspot.com/-2sVOq_H9PXk/VSl9NzRLlTI/AAAAAAACNCo/Oqe2V3o29Vo/s1600/FB_IMG_1428779359299.jpg" text:style-name="Internet_20_link" text:visited-style-name="Visited_20_Internet_20_Link">jpg</text:a></text:p>
      <text:p text:style-name="P1"><text:span text:style-name="T3">Link do źródła: </text:span><text:a xlink:type="simple" xlink:href="http://www.equestriadaily.com/2015/04/power-ponies-brushables-found-in-their.html" text:style-name="Internet_20_link" text:visited-style-name="Visited_20_Internet_20_Link">http</text:a><text:a xlink:type="simple" xlink:href="http://www.equestriadaily.com/2015/04/power-ponies-brushables-found-in-their.html" text:style-name="Internet_20_link" text:visited-style-name="Visited_20_Internet_20_Link">://</text:a><text:a xlink:type="simple" xlink:href="http://www.equestriadaily.com/2015/04/power-ponies-brushables-found-in-their.html" text:style-name="Internet_20_link" text:visited-style-name="Visited_20_Internet_20_Link">www</text:a><text:a xlink:type="simple" xlink:href="http://www.equestriadaily.com/2015/04/power-ponies-brushables-found-in-their.html" text:style-name="Internet_20_link" text:visited-style-name="Visited_20_Internet_20_Link">.</text:a><text:a xlink:type="simple" xlink:href="http://www.equestriadaily.com/2015/04/power-ponies-brushables-found-in-their.html" text:style-name="Internet_20_link" text:visited-style-name="Visited_20_Internet_20_Link">equestriadaily</text:a><text:a xlink:type="simple" xlink:href="http://www.equestriadaily.com/2015/04/power-ponies-brushables-found-in-their.html" text:style-name="Internet_20_link" text:visited-style-name="Visited_20_Internet_20_Link">.</text:a><text:a xlink:type="simple" xlink:href="http://www.equestriadaily.com/2015/04/power-ponies-brushables-found-in-their.html" text:style-name="Internet_20_link" text:visited-style-name="Visited_20_Internet_20_Link">com</text:a><text:a xlink:type="simple" xlink:href="http://www.equestriadaily.com/2015/04/power-ponies-brushables-found-in-their.html" text:style-name="Internet_20_link" text:visited-style-name="Visited_20_Internet_20_Link">/2015/04/</text:a><text:a xlink:type="simple" xlink:href="http://www.equestriadaily.com/2015/04/power-ponies-brushables-found-in-their.html" text:style-name="Internet_20_link" text:visited-style-name="Visited_20_Internet_20_Link">power</text:a><text:a xlink:type="simple" xlink:href="http://www.equestriadaily.com/2015/04/power-ponies-brushables-found-in-their.html" text:style-name="Internet_20_link" text:visited-style-name="Visited_20_Internet_20_Link">-</text:a><text:a xlink:type="simple" xlink:href="http://www.equestriadaily.com/2015/04/power-ponies-brushables-found-in-their.html" text:style-name="Internet_20_link" text:visited-style-name="Visited_20_Internet_20_Link">ponies</text:a><text:a xlink:type="simple" xlink:href="http://www.equestriadaily.com/2015/04/power-ponies-brushables-found-in-their.html" text:style-name="Internet_20_link" text:visited-style-name="Visited_20_Internet_20_Link">-</text:a><text:a xlink:type="simple" xlink:href="http://www.equestriadaily.com/2015/04/power-ponies-brushables-found-in-their.html" text:style-name="Internet_20_link" text:visited-style-name="Visited_20_Internet_20_Link">brushables</text:a><text:a xlink:type="simple" xlink:href="http://www.equestriadaily.com/2015/04/power-ponies-brushables-found-in-their.html" text:style-name="Internet_20_link" text:visited-style-name="Visited_20_Internet_20_Link">-</text:a><text:a xlink:type="simple" xlink:href="http://www.equestriadaily.com/2015/04/power-ponies-brushables-found-in-their.html" text:style-name="Internet_20_link" text:visited-style-name="Visited_20_Internet_20_Link">found</text:a><text:a xlink:type="simple" xlink:href="http://www.equestriadaily.com/2015/04/power-ponies-brushables-found-in-their.html" text:style-name="Internet_20_link" text:visited-style-name="Visited_20_Internet_20_Link">-</text:a><text:a xlink:type="simple" xlink:href="http://www.equestriadaily.com/2015/04/power-ponies-brushables-found-in-their.html" text:style-name="Internet_20_link" text:visited-style-name="Visited_20_Internet_20_Link">in</text:a><text:a xlink:type="simple" xlink:href="http://www.equestriadaily.com/2015/04/power-ponies-brushables-found-in-their.html" text:style-name="Internet_20_link" text:visited-style-name="Visited_20_Internet_20_Link">-</text:a><text:a xlink:type="simple" xlink:href="http://www.equestriadaily.com/2015/04/power-ponies-brushables-found-in-their.html" text:style-name="Internet_20_link" text:visited-style-name="Visited_20_Internet_20_Link">their</text:a><text:a xlink:type="simple" xlink:href="http://www.equestriadaily.com/2015/04/power-ponies-brushables-found-in-their.html" text:style-name="Internet_20_link" text:visited-style-name="Visited_20_Internet_20_Link">.</text:a><text:a xlink:type="simple" xlink:href="http://www.equestriadaily.com/2015/04/power-ponies-brushables-found-in-their.html" text:style-name="Internet_20_link" text:visited-style-name="Visited_20_Internet_20_Link">html</text:a></text:p>
      <text:p text:style-name="P2"/>
      <text:p text:style-name="P2">12 kwietnia</text:p>
      <text:p text:style-name="P2"/>
      <text:p text:style-name="P3">Muzyka z czwartego sezonu dostępna na iTunes i Amazonie</text:p>
      <text:p text:style-name="P3"/>
      <text:p text:style-name="P1"><text:span text:style-name="T3">Z dniem dzisiejszym w serwisach iTunes i Amazon można kupić ścieżkę dźwiękową czwartego sezonu MLP: FiM. Dodatkowo znalazły się tam piosenki „The Perfect Stallion” oraz mix „Winter Wrap Up” i „True True Friend”. Ceny nie są zbyt wygórowane, więc jeżeli ktoś byłby chętny, możne znaleźć je </text:span><text:a xlink:type="simple" xlink:href="https://itunes.apple.com/us/album/my-little-pony-friendship/id979615917" text:style-name="Internet_20_link" text:visited-style-name="Visited_20_Internet_20_Link"><text:span text:style-name="T2">tutaj</text:span></text:a><text:span text:style-name="T3"> i </text:span><text:a xlink:type="simple" xlink:href="http://www.amazon.com/gp/product/B00V5D34VI/ref=as_li_tl?ie=UTF8&amp;camp=1789&amp;creative=390957&amp;creativeASIN=B00V5D34VI&amp;linkCode=as2&amp;tag=equestr-20&amp;linkId=WLJNXMI5RPUSIDJZ" text:style-name="Internet_20_link" text:visited-style-name="Visited_20_Internet_20_Link"><text:span text:style-name="T2">tutaj</text:span></text:a><text:span text:style-name="T3">.</text:span></text:p>
      <text:p text:style-name="P2"/>
      <text:p text:style-name="P1"><text:span text:style-name="T3">Link do obrazka: </text:span><text:a xlink:type="simple" xlink:href="http://1.bp.blogspot.com/-PujEcfyf0sM/VSsy7YnldtI/AAAAAAACNHY/4kXbpyRJ4aY/s1600/mlfw3629-4c3.png" text:style-name="Internet_20_link" text:visited-style-name="Visited_20_Internet_20_Link">http</text:a><text:a xlink:type="simple" xlink:href="http://1.bp.blogspot.com/-PujEcfyf0sM/VSsy7YnldtI/AAAAAAACNHY/4kXbpyRJ4aY/s1600/mlfw3629-4c3.png" text:style-name="Internet_20_link" text:visited-style-name="Visited_20_Internet_20_Link">://1.</text:a><text:a xlink:type="simple" xlink:href="http://1.bp.blogspot.com/-PujEcfyf0sM/VSsy7YnldtI/AAAAAAACNHY/4kXbpyRJ4aY/s1600/mlfw3629-4c3.png" text:style-name="Internet_20_link" text:visited-style-name="Visited_20_Internet_20_Link">bp</text:a><text:a xlink:type="simple" xlink:href="http://1.bp.blogspot.com/-PujEcfyf0sM/VSsy7YnldtI/AAAAAAACNHY/4kXbpyRJ4aY/s1600/mlfw3629-4c3.png" text:style-name="Internet_20_link" text:visited-style-name="Visited_20_Internet_20_Link">.</text:a><text:a xlink:type="simple" xlink:href="http://1.bp.blogspot.com/-PujEcfyf0sM/VSsy7YnldtI/AAAAAAACNHY/4kXbpyRJ4aY/s1600/mlfw3629-4c3.png" text:style-name="Internet_20_link" text:visited-style-name="Visited_20_Internet_20_Link">blogspot</text:a><text:a xlink:type="simple" xlink:href="http://1.bp.blogspot.com/-PujEcfyf0sM/VSsy7YnldtI/AAAAAAACNHY/4kXbpyRJ4aY/s1600/mlfw3629-4c3.png" text:style-name="Internet_20_link" text:visited-style-name="Visited_20_Internet_20_Link">.</text:a><text:a xlink:type="simple" xlink:href="http://1.bp.blogspot.com/-PujEcfyf0sM/VSsy7YnldtI/AAAAAAACNHY/4kXbpyRJ4aY/s1600/mlfw3629-4c3.png" text:style-name="Internet_20_link" text:visited-style-name="Visited_20_Internet_20_Link">com</text:a><text:a xlink:type="simple" xlink:href="http://1.bp.blogspot.com/-PujEcfyf0sM/VSsy7YnldtI/AAAAAAACNHY/4kXbpyRJ4aY/s1600/mlfw3629-4c3.png" text:style-name="Internet_20_link" text:visited-style-name="Visited_20_Internet_20_Link">/-</text:a><text:a xlink:type="simple" xlink:href="http://1.bp.blogspot.com/-PujEcfyf0sM/VSsy7YnldtI/AAAAAAACNHY/4kXbpyRJ4aY/s1600/mlfw3629-4c3.png" text:style-name="Internet_20_link" text:visited-style-name="Visited_20_Internet_20_Link">PujEcfyf</text:a><text:a xlink:type="simple" xlink:href="http://1.bp.blogspot.com/-PujEcfyf0sM/VSsy7YnldtI/AAAAAAACNHY/4kXbpyRJ4aY/s1600/mlfw3629-4c3.png" text:style-name="Internet_20_link" text:visited-style-name="Visited_20_Internet_20_Link">0</text:a><text:a xlink:type="simple" xlink:href="http://1.bp.blogspot.com/-PujEcfyf0sM/VSsy7YnldtI/AAAAAAACNHY/4kXbpyRJ4aY/s1600/mlfw3629-4c3.png" text:style-name="Internet_20_link" text:visited-style-name="Visited_20_Internet_20_Link">sM</text:a><text:a xlink:type="simple" xlink:href="http://1.bp.blogspot.com/-PujEcfyf0sM/VSsy7YnldtI/AAAAAAACNHY/4kXbpyRJ4aY/s1600/mlfw3629-4c3.png" text:style-name="Internet_20_link" text:visited-style-name="Visited_20_Internet_20_Link">/</text:a><text:a xlink:type="simple" xlink:href="http://1.bp.blogspot.com/-PujEcfyf0sM/VSsy7YnldtI/AAAAAAACNHY/4kXbpyRJ4aY/s1600/mlfw3629-4c3.png" text:style-name="Internet_20_link" text:visited-style-name="Visited_20_Internet_20_Link">VSsy</text:a><text:a xlink:type="simple" xlink:href="http://1.bp.blogspot.com/-PujEcfyf0sM/VSsy7YnldtI/AAAAAAACNHY/4kXbpyRJ4aY/s1600/mlfw3629-4c3.png" text:style-name="Internet_20_link" text:visited-style-name="Visited_20_Internet_20_Link">7</text:a><text:a xlink:type="simple" xlink:href="http://1.bp.blogspot.com/-PujEcfyf0sM/VSsy7YnldtI/AAAAAAACNHY/4kXbpyRJ4aY/s1600/mlfw3629-4c3.png" text:style-name="Internet_20_link" text:visited-style-name="Visited_20_Internet_20_Link">YnldtI</text:a><text:a xlink:type="simple" xlink:href="http://1.bp.blogspot.com/-PujEcfyf0sM/VSsy7YnldtI/AAAAAAACNHY/4kXbpyRJ4aY/s1600/mlfw3629-4c3.png" text:style-name="Internet_20_link" text:visited-style-name="Visited_20_Internet_20_Link">/</text:a><text:a xlink:type="simple" xlink:href="http://1.bp.blogspot.com/-PujEcfyf0sM/VSsy7YnldtI/AAAAAAACNHY/4kXbpyRJ4aY/s1600/mlfw3629-4c3.png" text:style-name="Internet_20_link" text:visited-style-name="Visited_20_Internet_20_Link">AAAAAAACNHY</text:a><text:a xlink:type="simple" xlink:href="http://1.bp.blogspot.com/-PujEcfyf0sM/VSsy7YnldtI/AAAAAAACNHY/4kXbpyRJ4aY/s1600/mlfw3629-4c3.png" text:style-name="Internet_20_link" text:visited-style-name="Visited_20_Internet_20_Link">/4</text:a><text:a xlink:type="simple" xlink:href="http://1.bp.blogspot.com/-PujEcfyf0sM/VSsy7YnldtI/AAAAAAACNHY/4kXbpyRJ4aY/s1600/mlfw3629-4c3.png" text:style-name="Internet_20_link" text:visited-style-name="Visited_20_Internet_20_Link">kXbpyRJ</text:a><text:a xlink:type="simple" xlink:href="http://1.bp.blogspot.com/-PujEcfyf0sM/VSsy7YnldtI/AAAAAAACNHY/4kXbpyRJ4aY/s1600/mlfw3629-4c3.png" text:style-name="Internet_20_link" text:visited-style-name="Visited_20_Internet_20_Link">4</text:a><text:a xlink:type="simple" xlink:href="http://1.bp.blogspot.com/-PujEcfyf0sM/VSsy7YnldtI/AAAAAAACNHY/4kXbpyRJ4aY/s1600/mlfw3629-4c3.png" text:style-name="Internet_20_link" text:visited-style-name="Visited_20_Internet_20_Link">aY</text:a><text:a xlink:type="simple" xlink:href="http://1.bp.blogspot.com/-PujEcfyf0sM/VSsy7YnldtI/AAAAAAACNHY/4kXbpyRJ4aY/s1600/mlfw3629-4c3.png" text:style-name="Internet_20_link" text:visited-style-name="Visited_20_Internet_20_Link">/</text:a><text:a xlink:type="simple" xlink:href="http://1.bp.blogspot.com/-PujEcfyf0sM/VSsy7YnldtI/AAAAAAACNHY/4kXbpyRJ4aY/s1600/mlfw3629-4c3.png" text:style-name="Internet_20_link" text:visited-style-name="Visited_20_Internet_20_Link">s</text:a><text:a xlink:type="simple" xlink:href="http://1.bp.blogspot.com/-PujEcfyf0sM/VSsy7YnldtI/AAAAAAACNHY/4kXbpyRJ4aY/s1600/mlfw3629-4c3.png" text:style-name="Internet_20_link" text:visited-style-name="Visited_20_Internet_20_Link">1600/</text:a><text:a xlink:type="simple" xlink:href="http://1.bp.blogspot.com/-PujEcfyf0sM/VSsy7YnldtI/AAAAAAACNHY/4kXbpyRJ4aY/s1600/mlfw3629-4c3.png" text:style-name="Internet_20_link" text:visited-style-name="Visited_20_Internet_20_Link">mlfw</text:a><text:a xlink:type="simple" xlink:href="http://1.bp.blogspot.com/-PujEcfyf0sM/VSsy7YnldtI/AAAAAAACNHY/4kXbpyRJ4aY/s1600/mlfw3629-4c3.png" text:style-name="Internet_20_link" text:visited-style-name="Visited_20_Internet_20_Link">3629-4</text:a><text:a xlink:type="simple" xlink:href="http://1.bp.blogspot.com/-PujEcfyf0sM/VSsy7YnldtI/AAAAAAACNHY/4kXbpyRJ4aY/s1600/mlfw3629-4c3.png" text:style-name="Internet_20_link" text:visited-style-name="Visited_20_Internet_20_Link">c</text:a><text:a xlink:type="simple" xlink:href="http://1.bp.blogspot.com/-PujEcfyf0sM/VSsy7YnldtI/AAAAAAACNHY/4kXbpyRJ4aY/s1600/mlfw3629-4c3.png" text:style-name="Internet_20_link" text:visited-style-name="Visited_20_Internet_20_Link">3.</text:a><text:a xlink:type="simple" xlink:href="http://1.bp.blogspot.com/-PujEcfyf0sM/VSsy7YnldtI/AAAAAAACNHY/4kXbpyRJ4aY/s1600/mlfw3629-4c3.png" text:style-name="Internet_20_link" text:visited-style-name="Visited_20_Internet_20_Link">png</text:a></text:p>
      <text:p text:style-name="P1"><text:span text:style-name="T3">Link do źródła: </text:span><text:a xlink:type="simple" xlink:href="http://www.equestriadaily.com/2015/04/new-pony-soundtrack-hits-itunes-store.html" text:style-name="Internet_20_link" text:visited-style-name="Visited_20_Internet_20_Link">http</text:a><text:a xlink:type="simple" xlink:href="http://www.equestriadaily.com/2015/04/new-pony-soundtrack-hits-itunes-store.html" text:style-name="Internet_20_link" text:visited-style-name="Visited_20_Internet_20_Link">://</text:a><text:a xlink:type="simple" xlink:href="http://www.equestriadaily.com/2015/04/new-pony-soundtrack-hits-itunes-store.html" text:style-name="Internet_20_link" text:visited-style-name="Visited_20_Internet_20_Link">www</text:a><text:a xlink:type="simple" xlink:href="http://www.equestriadaily.com/2015/04/new-pony-soundtrack-hits-itunes-store.html" text:style-name="Internet_20_link" text:visited-style-name="Visited_20_Internet_20_Link">.</text:a><text:a xlink:type="simple" xlink:href="http://www.equestriadaily.com/2015/04/new-pony-soundtrack-hits-itunes-store.html" text:style-name="Internet_20_link" text:visited-style-name="Visited_20_Internet_20_Link">equestriadaily</text:a><text:a xlink:type="simple" xlink:href="http://www.equestriadaily.com/2015/04/new-pony-soundtrack-hits-itunes-store.html" text:style-name="Internet_20_link" text:visited-style-name="Visited_20_Internet_20_Link">.</text:a><text:a xlink:type="simple" xlink:href="http://www.equestriadaily.com/2015/04/new-pony-soundtrack-hits-itunes-store.html" text:style-name="Internet_20_link" text:visited-style-name="Visited_20_Internet_20_Link">com</text:a><text:a xlink:type="simple" xlink:href="http://www.equestriadaily.com/2015/04/new-pony-soundtrack-hits-itunes-store.html" text:style-name="Internet_20_link" text:visited-style-name="Visited_20_Internet_20_Link">/2015/04/</text:a><text:a xlink:type="simple" xlink:href="http://www.equestriadaily.com/2015/04/new-pony-soundtrack-hits-itunes-store.html" text:style-name="Internet_20_link" text:visited-style-name="Visited_20_Internet_20_Link">new</text:a><text:a xlink:type="simple" xlink:href="http://www.equestriadaily.com/2015/04/new-pony-soundtrack-hits-itunes-store.html" text:style-name="Internet_20_link" text:visited-style-name="Visited_20_Internet_20_Link">-</text:a><text:a xlink:type="simple" xlink:href="http://www.equestriadaily.com/2015/04/new-pony-soundtrack-hits-itunes-store.html" text:style-name="Internet_20_link" text:visited-style-name="Visited_20_Internet_20_Link">pony</text:a><text:a xlink:type="simple" xlink:href="http://www.equestriadaily.com/2015/04/new-pony-soundtrack-hits-itunes-store.html" text:style-name="Internet_20_link" text:visited-style-name="Visited_20_Internet_20_Link">-</text:a><text:a xlink:type="simple" xlink:href="http://www.equestriadaily.com/2015/04/new-pony-soundtrack-hits-itunes-store.html" text:style-name="Internet_20_link" text:visited-style-name="Visited_20_Internet_20_Link">soundtrack</text:a><text:a xlink:type="simple" xlink:href="http://www.equestriadaily.com/2015/04/new-pony-soundtrack-hits-itunes-store.html" text:style-name="Internet_20_link" text:visited-style-name="Visited_20_Internet_20_Link">-</text:a><text:a xlink:type="simple" xlink:href="http://www.equestriadaily.com/2015/04/new-pony-soundtrack-hits-itunes-store.html" text:style-name="Internet_20_link" text:visited-style-name="Visited_20_Internet_20_Link">hits</text:a><text:a xlink:type="simple" xlink:href="http://www.equestriadaily.com/2015/04/new-pony-soundtrack-hits-itunes-store.html" text:style-name="Internet_20_link" text:visited-style-name="Visited_20_Internet_20_Link">-</text:a><text:a xlink:type="simple" xlink:href="http://www.equestriadaily.com/2015/04/new-pony-soundtrack-hits-itunes-store.html" text:style-name="Internet_20_link" text:visited-style-name="Visited_20_Internet_20_Link">itunes</text:a><text:a xlink:type="simple" xlink:href="http://www.equestriadaily.com/2015/04/new-pony-soundtrack-hits-itunes-store.html" text:style-name="Internet_20_link" text:visited-style-name="Visited_20_Internet_20_Link">-</text:a><text:a xlink:type="simple" xlink:href="http://www.equestriadaily.com/2015/04/new-pony-soundtrack-hits-itunes-store.html" text:style-name="Internet_20_link" text:visited-style-name="Visited_20_Internet_20_Link">store</text:a><text:a xlink:type="simple" xlink:href="http://www.equestriadaily.com/2015/04/new-pony-soundtrack-hits-itunes-store.html" text:style-name="Internet_20_link" text:visited-style-name="Visited_20_Internet_20_Link">.</text:a><text:a xlink:type="simple" xlink:href="http://www.equestriadaily.com/2015/04/new-pony-soundtrack-hits-itunes-store.html" text:style-name="Internet_20_link" text:visited-style-name="Visited_20_Internet_20_Link">html</text:a></text:p>
      <text:p text:style-name="P2"/>
      <text:p text:style-name="P2">13 kwietnia</text:p>
      <text:p text:style-name="P2"/>
      <text:p text:style-name="P3">Kolejne wieści z Overmare Studios</text:p>
      <text:p text:style-name="P3"/>
      <text:p text:style-name="P1"><text:span text:style-name="T3">Naturalnie nie zapominamy w wieściach o fanach Fallout: Equestria. Overmare Studios nadal z zapałem tworzące grę osadzoną w tym ponyversum i tym razem wypuściło krótki </text:span><text:a xlink:type="simple" xlink:href="https://www.youtube.com/watch?v=dEz3hMLvzuY#t=163" text:style-name="Internet_20_link" text:visited-style-name="Visited_20_Internet_20_Link"><text:span text:style-name="T2">filmik</text:span></text:a><text:span text:style-name="T3"> </text:span><text:soft-page-break/><text:span text:style-name="T3">pokazujący, jak mogą wyglądać przyszłe walki. Da się trzymać giwerę w zębach? Da się! Dodatkowo twórcy wystosowali apel, w którym proszę o pomoc ze strony ludzi znających się na modelowaniu 3D oraz wymieniają warunki, jakie potencjalni kandydaci muszą spełniać. Może i wśród naszych czytelników znajdą się jacyś chętni?</text:span></text:p>
      <text:p text:style-name="P2"/>
      <text:p text:style-name="P1"><text:span text:style-name="T3">Link do obrazka: </text:span><text:a xlink:type="simple" xlink:href="http://3.bp.blogspot.com/-xMuqykS30_U/VSwBV3xmkcI/AAAAAAABQtU/3AK_-8zXfUk/s1600/Capture.PNG" text:style-name="Internet_20_link" text:visited-style-name="Visited_20_Internet_20_Link">http</text:a><text:a xlink:type="simple" xlink:href="http://3.bp.blogspot.com/-xMuqykS30_U/VSwBV3xmkcI/AAAAAAABQtU/3AK_-8zXfUk/s1600/Capture.PNG" text:style-name="Internet_20_link" text:visited-style-name="Visited_20_Internet_20_Link">://3.</text:a><text:a xlink:type="simple" xlink:href="http://3.bp.blogspot.com/-xMuqykS30_U/VSwBV3xmkcI/AAAAAAABQtU/3AK_-8zXfUk/s1600/Capture.PNG" text:style-name="Internet_20_link" text:visited-style-name="Visited_20_Internet_20_Link">bp</text:a><text:a xlink:type="simple" xlink:href="http://3.bp.blogspot.com/-xMuqykS30_U/VSwBV3xmkcI/AAAAAAABQtU/3AK_-8zXfUk/s1600/Capture.PNG" text:style-name="Internet_20_link" text:visited-style-name="Visited_20_Internet_20_Link">.</text:a><text:a xlink:type="simple" xlink:href="http://3.bp.blogspot.com/-xMuqykS30_U/VSwBV3xmkcI/AAAAAAABQtU/3AK_-8zXfUk/s1600/Capture.PNG" text:style-name="Internet_20_link" text:visited-style-name="Visited_20_Internet_20_Link">blogspot</text:a><text:a xlink:type="simple" xlink:href="http://3.bp.blogspot.com/-xMuqykS30_U/VSwBV3xmkcI/AAAAAAABQtU/3AK_-8zXfUk/s1600/Capture.PNG" text:style-name="Internet_20_link" text:visited-style-name="Visited_20_Internet_20_Link">.</text:a><text:a xlink:type="simple" xlink:href="http://3.bp.blogspot.com/-xMuqykS30_U/VSwBV3xmkcI/AAAAAAABQtU/3AK_-8zXfUk/s1600/Capture.PNG" text:style-name="Internet_20_link" text:visited-style-name="Visited_20_Internet_20_Link">com</text:a><text:a xlink:type="simple" xlink:href="http://3.bp.blogspot.com/-xMuqykS30_U/VSwBV3xmkcI/AAAAAAABQtU/3AK_-8zXfUk/s1600/Capture.PNG" text:style-name="Internet_20_link" text:visited-style-name="Visited_20_Internet_20_Link">/-</text:a><text:a xlink:type="simple" xlink:href="http://3.bp.blogspot.com/-xMuqykS30_U/VSwBV3xmkcI/AAAAAAABQtU/3AK_-8zXfUk/s1600/Capture.PNG" text:style-name="Internet_20_link" text:visited-style-name="Visited_20_Internet_20_Link">xMuqykS</text:a><text:a xlink:type="simple" xlink:href="http://3.bp.blogspot.com/-xMuqykS30_U/VSwBV3xmkcI/AAAAAAABQtU/3AK_-8zXfUk/s1600/Capture.PNG" text:style-name="Internet_20_link" text:visited-style-name="Visited_20_Internet_20_Link">30_</text:a><text:a xlink:type="simple" xlink:href="http://3.bp.blogspot.com/-xMuqykS30_U/VSwBV3xmkcI/AAAAAAABQtU/3AK_-8zXfUk/s1600/Capture.PNG" text:style-name="Internet_20_link" text:visited-style-name="Visited_20_Internet_20_Link">U</text:a><text:a xlink:type="simple" xlink:href="http://3.bp.blogspot.com/-xMuqykS30_U/VSwBV3xmkcI/AAAAAAABQtU/3AK_-8zXfUk/s1600/Capture.PNG" text:style-name="Internet_20_link" text:visited-style-name="Visited_20_Internet_20_Link">/</text:a><text:a xlink:type="simple" xlink:href="http://3.bp.blogspot.com/-xMuqykS30_U/VSwBV3xmkcI/AAAAAAABQtU/3AK_-8zXfUk/s1600/Capture.PNG" text:style-name="Internet_20_link" text:visited-style-name="Visited_20_Internet_20_Link">VSwBV</text:a><text:a xlink:type="simple" xlink:href="http://3.bp.blogspot.com/-xMuqykS30_U/VSwBV3xmkcI/AAAAAAABQtU/3AK_-8zXfUk/s1600/Capture.PNG" text:style-name="Internet_20_link" text:visited-style-name="Visited_20_Internet_20_Link">3</text:a><text:a xlink:type="simple" xlink:href="http://3.bp.blogspot.com/-xMuqykS30_U/VSwBV3xmkcI/AAAAAAABQtU/3AK_-8zXfUk/s1600/Capture.PNG" text:style-name="Internet_20_link" text:visited-style-name="Visited_20_Internet_20_Link">xmkcI</text:a><text:a xlink:type="simple" xlink:href="http://3.bp.blogspot.com/-xMuqykS30_U/VSwBV3xmkcI/AAAAAAABQtU/3AK_-8zXfUk/s1600/Capture.PNG" text:style-name="Internet_20_link" text:visited-style-name="Visited_20_Internet_20_Link">/</text:a><text:a xlink:type="simple" xlink:href="http://3.bp.blogspot.com/-xMuqykS30_U/VSwBV3xmkcI/AAAAAAABQtU/3AK_-8zXfUk/s1600/Capture.PNG" text:style-name="Internet_20_link" text:visited-style-name="Visited_20_Internet_20_Link">AAAAAAABQtU</text:a><text:a xlink:type="simple" xlink:href="http://3.bp.blogspot.com/-xMuqykS30_U/VSwBV3xmkcI/AAAAAAABQtU/3AK_-8zXfUk/s1600/Capture.PNG" text:style-name="Internet_20_link" text:visited-style-name="Visited_20_Internet_20_Link">/3</text:a><text:a xlink:type="simple" xlink:href="http://3.bp.blogspot.com/-xMuqykS30_U/VSwBV3xmkcI/AAAAAAABQtU/3AK_-8zXfUk/s1600/Capture.PNG" text:style-name="Internet_20_link" text:visited-style-name="Visited_20_Internet_20_Link">AK</text:a><text:a xlink:type="simple" xlink:href="http://3.bp.blogspot.com/-xMuqykS30_U/VSwBV3xmkcI/AAAAAAABQtU/3AK_-8zXfUk/s1600/Capture.PNG" text:style-name="Internet_20_link" text:visited-style-name="Visited_20_Internet_20_Link">_-8</text:a><text:a xlink:type="simple" xlink:href="http://3.bp.blogspot.com/-xMuqykS30_U/VSwBV3xmkcI/AAAAAAABQtU/3AK_-8zXfUk/s1600/Capture.PNG" text:style-name="Internet_20_link" text:visited-style-name="Visited_20_Internet_20_Link">zXfUk</text:a><text:a xlink:type="simple" xlink:href="http://3.bp.blogspot.com/-xMuqykS30_U/VSwBV3xmkcI/AAAAAAABQtU/3AK_-8zXfUk/s1600/Capture.PNG" text:style-name="Internet_20_link" text:visited-style-name="Visited_20_Internet_20_Link">/</text:a><text:a xlink:type="simple" xlink:href="http://3.bp.blogspot.com/-xMuqykS30_U/VSwBV3xmkcI/AAAAAAABQtU/3AK_-8zXfUk/s1600/Capture.PNG" text:style-name="Internet_20_link" text:visited-style-name="Visited_20_Internet_20_Link">s</text:a><text:a xlink:type="simple" xlink:href="http://3.bp.blogspot.com/-xMuqykS30_U/VSwBV3xmkcI/AAAAAAABQtU/3AK_-8zXfUk/s1600/Capture.PNG" text:style-name="Internet_20_link" text:visited-style-name="Visited_20_Internet_20_Link">1600/</text:a><text:a xlink:type="simple" xlink:href="http://3.bp.blogspot.com/-xMuqykS30_U/VSwBV3xmkcI/AAAAAAABQtU/3AK_-8zXfUk/s1600/Capture.PNG" text:style-name="Internet_20_link" text:visited-style-name="Visited_20_Internet_20_Link">Capture</text:a><text:a xlink:type="simple" xlink:href="http://3.bp.blogspot.com/-xMuqykS30_U/VSwBV3xmkcI/AAAAAAABQtU/3AK_-8zXfUk/s1600/Capture.PNG" text:style-name="Internet_20_link" text:visited-style-name="Visited_20_Internet_20_Link">.</text:a><text:a xlink:type="simple" xlink:href="http://3.bp.blogspot.com/-xMuqykS30_U/VSwBV3xmkcI/AAAAAAABQtU/3AK_-8zXfUk/s1600/Capture.PNG" text:style-name="Internet_20_link" text:visited-style-name="Visited_20_Internet_20_Link">PNG</text:a></text:p>
      <text:p text:style-name="P1"><text:span text:style-name="T3">Link do źródła: </text:span><text:a xlink:type="simple" xlink:href="http://www.equestriadaily.com/2015/04/fallout-equestria-game-update-combat.html" text:style-name="Internet_20_link" text:visited-style-name="Visited_20_Internet_20_Link">http</text:a><text:a xlink:type="simple" xlink:href="http://www.equestriadaily.com/2015/04/fallout-equestria-game-update-combat.html" text:style-name="Internet_20_link" text:visited-style-name="Visited_20_Internet_20_Link">://</text:a><text:a xlink:type="simple" xlink:href="http://www.equestriadaily.com/2015/04/fallout-equestria-game-update-combat.html" text:style-name="Internet_20_link" text:visited-style-name="Visited_20_Internet_20_Link">www</text:a><text:a xlink:type="simple" xlink:href="http://www.equestriadaily.com/2015/04/fallout-equestria-game-update-combat.html" text:style-name="Internet_20_link" text:visited-style-name="Visited_20_Internet_20_Link">.</text:a><text:a xlink:type="simple" xlink:href="http://www.equestriadaily.com/2015/04/fallout-equestria-game-update-combat.html" text:style-name="Internet_20_link" text:visited-style-name="Visited_20_Internet_20_Link">equestriadaily</text:a><text:a xlink:type="simple" xlink:href="http://www.equestriadaily.com/2015/04/fallout-equestria-game-update-combat.html" text:style-name="Internet_20_link" text:visited-style-name="Visited_20_Internet_20_Link">.</text:a><text:a xlink:type="simple" xlink:href="http://www.equestriadaily.com/2015/04/fallout-equestria-game-update-combat.html" text:style-name="Internet_20_link" text:visited-style-name="Visited_20_Internet_20_Link">com</text:a><text:a xlink:type="simple" xlink:href="http://www.equestriadaily.com/2015/04/fallout-equestria-game-update-combat.html" text:style-name="Internet_20_link" text:visited-style-name="Visited_20_Internet_20_Link">/2015/04/</text:a><text:a xlink:type="simple" xlink:href="http://www.equestriadaily.com/2015/04/fallout-equestria-game-update-combat.html" text:style-name="Internet_20_link" text:visited-style-name="Visited_20_Internet_20_Link">fallout</text:a><text:a xlink:type="simple" xlink:href="http://www.equestriadaily.com/2015/04/fallout-equestria-game-update-combat.html" text:style-name="Internet_20_link" text:visited-style-name="Visited_20_Internet_20_Link">-</text:a><text:a xlink:type="simple" xlink:href="http://www.equestriadaily.com/2015/04/fallout-equestria-game-update-combat.html" text:style-name="Internet_20_link" text:visited-style-name="Visited_20_Internet_20_Link">equestria</text:a><text:a xlink:type="simple" xlink:href="http://www.equestriadaily.com/2015/04/fallout-equestria-game-update-combat.html" text:style-name="Internet_20_link" text:visited-style-name="Visited_20_Internet_20_Link">-</text:a><text:a xlink:type="simple" xlink:href="http://www.equestriadaily.com/2015/04/fallout-equestria-game-update-combat.html" text:style-name="Internet_20_link" text:visited-style-name="Visited_20_Internet_20_Link">game</text:a><text:a xlink:type="simple" xlink:href="http://www.equestriadaily.com/2015/04/fallout-equestria-game-update-combat.html" text:style-name="Internet_20_link" text:visited-style-name="Visited_20_Internet_20_Link">-</text:a><text:a xlink:type="simple" xlink:href="http://www.equestriadaily.com/2015/04/fallout-equestria-game-update-combat.html" text:style-name="Internet_20_link" text:visited-style-name="Visited_20_Internet_20_Link">update</text:a><text:a xlink:type="simple" xlink:href="http://www.equestriadaily.com/2015/04/fallout-equestria-game-update-combat.html" text:style-name="Internet_20_link" text:visited-style-name="Visited_20_Internet_20_Link">-</text:a><text:a xlink:type="simple" xlink:href="http://www.equestriadaily.com/2015/04/fallout-equestria-game-update-combat.html" text:style-name="Internet_20_link" text:visited-style-name="Visited_20_Internet_20_Link">combat</text:a><text:a xlink:type="simple" xlink:href="http://www.equestriadaily.com/2015/04/fallout-equestria-game-update-combat.html" text:style-name="Internet_20_link" text:visited-style-name="Visited_20_Internet_20_Link">.</text:a><text:a xlink:type="simple" xlink:href="http://www.equestriadaily.com/2015/04/fallout-equestria-game-update-combat.html" text:style-name="Internet_20_link" text:visited-style-name="Visited_20_Internet_20_Link">html</text:a></text:p>
      <text:p text:style-name="P2"/>
      <text:p text:style-name="P2"/>
      <text:p text:style-name="P2"/>
      <text:p text:style-name="P2">16 kwietnia</text:p>
      <text:p text:style-name="P2"/>
      <text:p text:style-name="P3">Cranky Doodle potrzebuje pomocy [News rezerwowy – jak coś wywalać to to]</text:p>
      <text:p text:style-name="P2"/>
      <text:p text:style-name="P1"><text:span text:style-name="T3">Cóż, tytuł może być lekką przesadą, jednak aktor Richard Newman podkładający głos pod mrukliwego osła znalazł się w tarapatach finansowych. W tej chwili znalazł się w tym nieprzyjemnym miejscu kariery, gdzie jego głos nie pasuje już do postaci młodych, lecz jest jeszcze nazbyt rześki dla starców, co zaowocowało zdecydowanie mniejszymi zarobkami i groźbą utraty domu. Fani jego występu w MLP oraz innych kreskówkach (jego głosem przemawiał na przykład M. Bison ze Street Fightera) postanowili wesprzeć inicjatywę zbierania funduszy, by wspomóc go w jego tarapatach. Została ona zapoczątkowana przez jego córkę i jest dostępna </text:span><text:a xlink:type="simple" xlink:href="https://www.indiegogo.com/projects/raise-a-million-for-m-bison" text:style-name="Internet_20_link" text:visited-style-name="Visited_20_Internet_20_Link"><text:span text:style-name="T2">tutaj</text:span></text:a><text:span text:style-name="T3">.</text:span></text:p>
      <text:p text:style-name="P2"/>
      <text:p text:style-name="P1"><text:span text:style-name="T3">Link do obrazka: </text:span><text:a xlink:type="simple" xlink:href="https://derpicdn.net/img/view/2013/1/9/207065.png" text:style-name="Internet_20_link" text:visited-style-name="Visited_20_Internet_20_Link">https</text:a><text:a xlink:type="simple" xlink:href="https://derpicdn.net/img/view/2013/1/9/207065.png" text:style-name="Internet_20_link" text:visited-style-name="Visited_20_Internet_20_Link">://</text:a><text:a xlink:type="simple" xlink:href="https://derpicdn.net/img/view/2013/1/9/207065.png" text:style-name="Internet_20_link" text:visited-style-name="Visited_20_Internet_20_Link">derpicdn</text:a><text:a xlink:type="simple" xlink:href="https://derpicdn.net/img/view/2013/1/9/207065.png" text:style-name="Internet_20_link" text:visited-style-name="Visited_20_Internet_20_Link">.</text:a><text:a xlink:type="simple" xlink:href="https://derpicdn.net/img/view/2013/1/9/207065.png" text:style-name="Internet_20_link" text:visited-style-name="Visited_20_Internet_20_Link">net</text:a><text:a xlink:type="simple" xlink:href="https://derpicdn.net/img/view/2013/1/9/207065.png" text:style-name="Internet_20_link" text:visited-style-name="Visited_20_Internet_20_Link">/</text:a><text:a xlink:type="simple" xlink:href="https://derpicdn.net/img/view/2013/1/9/207065.png" text:style-name="Internet_20_link" text:visited-style-name="Visited_20_Internet_20_Link">img</text:a><text:a xlink:type="simple" xlink:href="https://derpicdn.net/img/view/2013/1/9/207065.png" text:style-name="Internet_20_link" text:visited-style-name="Visited_20_Internet_20_Link">/</text:a><text:a xlink:type="simple" xlink:href="https://derpicdn.net/img/view/2013/1/9/207065.png" text:style-name="Internet_20_link" text:visited-style-name="Visited_20_Internet_20_Link">view</text:a><text:a xlink:type="simple" xlink:href="https://derpicdn.net/img/view/2013/1/9/207065.png" text:style-name="Internet_20_link" text:visited-style-name="Visited_20_Internet_20_Link">/2013/1/9/207065.</text:a><text:a xlink:type="simple" xlink:href="https://derpicdn.net/img/view/2013/1/9/207065.png" text:style-name="Internet_20_link" text:visited-style-name="Visited_20_Internet_20_Link">png</text:a></text:p>
      <text:p text:style-name="P1"><text:span text:style-name="T3">Link do źródła: <text:s/></text:span><text:a xlink:type="simple" xlink:href="http://www.equestriadaily.com/2015/04/cranky-doodle-donkey-and-m-bison-need.html" text:style-name="Internet_20_link" text:visited-style-name="Visited_20_Internet_20_Link">http</text:a><text:a xlink:type="simple" xlink:href="http://www.equestriadaily.com/2015/04/cranky-doodle-donkey-and-m-bison-need.html" text:style-name="Internet_20_link" text:visited-style-name="Visited_20_Internet_20_Link">://</text:a><text:a xlink:type="simple" xlink:href="http://www.equestriadaily.com/2015/04/cranky-doodle-donkey-and-m-bison-need.html" text:style-name="Internet_20_link" text:visited-style-name="Visited_20_Internet_20_Link">www</text:a><text:a xlink:type="simple" xlink:href="http://www.equestriadaily.com/2015/04/cranky-doodle-donkey-and-m-bison-need.html" text:style-name="Internet_20_link" text:visited-style-name="Visited_20_Internet_20_Link">.</text:a><text:a xlink:type="simple" xlink:href="http://www.equestriadaily.com/2015/04/cranky-doodle-donkey-and-m-bison-need.html" text:style-name="Internet_20_link" text:visited-style-name="Visited_20_Internet_20_Link">equestriadaily</text:a><text:a xlink:type="simple" xlink:href="http://www.equestriadaily.com/2015/04/cranky-doodle-donkey-and-m-bison-need.html" text:style-name="Internet_20_link" text:visited-style-name="Visited_20_Internet_20_Link">.</text:a><text:a xlink:type="simple" xlink:href="http://www.equestriadaily.com/2015/04/cranky-doodle-donkey-and-m-bison-need.html" text:style-name="Internet_20_link" text:visited-style-name="Visited_20_Internet_20_Link">com</text:a><text:a xlink:type="simple" xlink:href="http://www.equestriadaily.com/2015/04/cranky-doodle-donkey-and-m-bison-need.html" text:style-name="Internet_20_link" text:visited-style-name="Visited_20_Internet_20_Link">/2015/04/</text:a><text:a xlink:type="simple" xlink:href="http://www.equestriadaily.com/2015/04/cranky-doodle-donkey-and-m-bison-need.html" text:style-name="Internet_20_link" text:visited-style-name="Visited_20_Internet_20_Link">cranky</text:a><text:a xlink:type="simple" xlink:href="http://www.equestriadaily.com/2015/04/cranky-doodle-donkey-and-m-bison-need.html" text:style-name="Internet_20_link" text:visited-style-name="Visited_20_Internet_20_Link">-</text:a><text:a xlink:type="simple" xlink:href="http://www.equestriadaily.com/2015/04/cranky-doodle-donkey-and-m-bison-need.html" text:style-name="Internet_20_link" text:visited-style-name="Visited_20_Internet_20_Link">doodle</text:a><text:a xlink:type="simple" xlink:href="http://www.equestriadaily.com/2015/04/cranky-doodle-donkey-and-m-bison-need.html" text:style-name="Internet_20_link" text:visited-style-name="Visited_20_Internet_20_Link">-</text:a><text:a xlink:type="simple" xlink:href="http://www.equestriadaily.com/2015/04/cranky-doodle-donkey-and-m-bison-need.html" text:style-name="Internet_20_link" text:visited-style-name="Visited_20_Internet_20_Link">donkey</text:a><text:a xlink:type="simple" xlink:href="http://www.equestriadaily.com/2015/04/cranky-doodle-donkey-and-m-bison-need.html" text:style-name="Internet_20_link" text:visited-style-name="Visited_20_Internet_20_Link">-</text:a><text:a xlink:type="simple" xlink:href="http://www.equestriadaily.com/2015/04/cranky-doodle-donkey-and-m-bison-need.html" text:style-name="Internet_20_link" text:visited-style-name="Visited_20_Internet_20_Link">and</text:a><text:a xlink:type="simple" xlink:href="http://www.equestriadaily.com/2015/04/cranky-doodle-donkey-and-m-bison-need.html" text:style-name="Internet_20_link" text:visited-style-name="Visited_20_Internet_20_Link">-</text:a><text:a xlink:type="simple" xlink:href="http://www.equestriadaily.com/2015/04/cranky-doodle-donkey-and-m-bison-need.html" text:style-name="Internet_20_link" text:visited-style-name="Visited_20_Internet_20_Link">m</text:a><text:a xlink:type="simple" xlink:href="http://www.equestriadaily.com/2015/04/cranky-doodle-donkey-and-m-bison-need.html" text:style-name="Internet_20_link" text:visited-style-name="Visited_20_Internet_20_Link">-</text:a><text:a xlink:type="simple" xlink:href="http://www.equestriadaily.com/2015/04/cranky-doodle-donkey-and-m-bison-need.html" text:style-name="Internet_20_link" text:visited-style-name="Visited_20_Internet_20_Link">bison</text:a><text:a xlink:type="simple" xlink:href="http://www.equestriadaily.com/2015/04/cranky-doodle-donkey-and-m-bison-need.html" text:style-name="Internet_20_link" text:visited-style-name="Visited_20_Internet_20_Link">-</text:a><text:a xlink:type="simple" xlink:href="http://www.equestriadaily.com/2015/04/cranky-doodle-donkey-and-m-bison-need.html" text:style-name="Internet_20_link" text:visited-style-name="Visited_20_Internet_20_Link">need</text:a><text:a xlink:type="simple" xlink:href="http://www.equestriadaily.com/2015/04/cranky-doodle-donkey-and-m-bison-need.html" text:style-name="Internet_20_link" text:visited-style-name="Visited_20_Internet_20_Link">.</text:a><text:a xlink:type="simple" xlink:href="http://www.equestriadaily.com/2015/04/cranky-doodle-donkey-and-m-bison-need.html" text:style-name="Internet_20_link" text:visited-style-name="Visited_20_Internet_20_Link">html</text:a></text:p>
      <text:p text:style-name="P2"/>
      <text:p text:style-name="P2">18 kwietnia</text:p>
      <text:p text:style-name="P2"/>
      <text:p text:style-name="P3">Smoki w grze MLP</text:p>
      <text:p text:style-name="P3"/>
      <text:p text:style-name="P2">Wygląda na to, iż do gry Gameloftu wprowadzone zostaną postacie smoków znanych z odcinka Dragon Quest. Tak więc prawdopodobnie spotkamy Vexa, Fume’a i Garble’a, z tym że najpewniej przyjdzie nam za nich zapłacić klejnotami lub monetami. W sumie trudno się dziwić, skoro gra ma przynosić wymierne zyski.</text:p>
      <text:p text:style-name="P2"/>
      <text:p text:style-name="P1"><text:span text:style-name="T3">Link do obrazka: </text:span><text:a xlink:type="simple" xlink:href="http://2.bp.blogspot.com/-Va_seOYYeCQ/VTK01FFtbvI/AAAAAAACNbc/laNBTNrYT78/s1600/unnamed.png" text:style-name="Internet_20_link" text:visited-style-name="Visited_20_Internet_20_Link">http</text:a><text:a xlink:type="simple" xlink:href="http://2.bp.blogspot.com/-Va_seOYYeCQ/VTK01FFtbvI/AAAAAAACNbc/laNBTNrYT78/s1600/unnamed.png" text:style-name="Internet_20_link" text:visited-style-name="Visited_20_Internet_20_Link">://2.</text:a><text:a xlink:type="simple" xlink:href="http://2.bp.blogspot.com/-Va_seOYYeCQ/VTK01FFtbvI/AAAAAAACNbc/laNBTNrYT78/s1600/unnamed.png" text:style-name="Internet_20_link" text:visited-style-name="Visited_20_Internet_20_Link">bp</text:a><text:a xlink:type="simple" xlink:href="http://2.bp.blogspot.com/-Va_seOYYeCQ/VTK01FFtbvI/AAAAAAACNbc/laNBTNrYT78/s1600/unnamed.png" text:style-name="Internet_20_link" text:visited-style-name="Visited_20_Internet_20_Link">.</text:a><text:a xlink:type="simple" xlink:href="http://2.bp.blogspot.com/-Va_seOYYeCQ/VTK01FFtbvI/AAAAAAACNbc/laNBTNrYT78/s1600/unnamed.png" text:style-name="Internet_20_link" text:visited-style-name="Visited_20_Internet_20_Link">blogspot</text:a><text:a xlink:type="simple" xlink:href="http://2.bp.blogspot.com/-Va_seOYYeCQ/VTK01FFtbvI/AAAAAAACNbc/laNBTNrYT78/s1600/unnamed.png" text:style-name="Internet_20_link" text:visited-style-name="Visited_20_Internet_20_Link">.</text:a><text:a xlink:type="simple" xlink:href="http://2.bp.blogspot.com/-Va_seOYYeCQ/VTK01FFtbvI/AAAAAAACNbc/laNBTNrYT78/s1600/unnamed.png" text:style-name="Internet_20_link" text:visited-style-name="Visited_20_Internet_20_Link">com</text:a><text:a xlink:type="simple" xlink:href="http://2.bp.blogspot.com/-Va_seOYYeCQ/VTK01FFtbvI/AAAAAAACNbc/laNBTNrYT78/s1600/unnamed.png" text:style-name="Internet_20_link" text:visited-style-name="Visited_20_Internet_20_Link">/-</text:a><text:a xlink:type="simple" xlink:href="http://2.bp.blogspot.com/-Va_seOYYeCQ/VTK01FFtbvI/AAAAAAACNbc/laNBTNrYT78/s1600/unnamed.png" text:style-name="Internet_20_link" text:visited-style-name="Visited_20_Internet_20_Link">Va</text:a><text:a xlink:type="simple" xlink:href="http://2.bp.blogspot.com/-Va_seOYYeCQ/VTK01FFtbvI/AAAAAAACNbc/laNBTNrYT78/s1600/unnamed.png" text:style-name="Internet_20_link" text:visited-style-name="Visited_20_Internet_20_Link">_</text:a><text:a xlink:type="simple" xlink:href="http://2.bp.blogspot.com/-Va_seOYYeCQ/VTK01FFtbvI/AAAAAAACNbc/laNBTNrYT78/s1600/unnamed.png" text:style-name="Internet_20_link" text:visited-style-name="Visited_20_Internet_20_Link">seOYYeCQ</text:a><text:a xlink:type="simple" xlink:href="http://2.bp.blogspot.com/-Va_seOYYeCQ/VTK01FFtbvI/AAAAAAACNbc/laNBTNrYT78/s1600/unnamed.png" text:style-name="Internet_20_link" text:visited-style-name="Visited_20_Internet_20_Link">/</text:a><text:a xlink:type="simple" xlink:href="http://2.bp.blogspot.com/-Va_seOYYeCQ/VTK01FFtbvI/AAAAAAACNbc/laNBTNrYT78/s1600/unnamed.png" text:style-name="Internet_20_link" text:visited-style-name="Visited_20_Internet_20_Link">VTK</text:a><text:a xlink:type="simple" xlink:href="http://2.bp.blogspot.com/-Va_seOYYeCQ/VTK01FFtbvI/AAAAAAACNbc/laNBTNrYT78/s1600/unnamed.png" text:style-name="Internet_20_link" text:visited-style-name="Visited_20_Internet_20_Link">01</text:a><text:a xlink:type="simple" xlink:href="http://2.bp.blogspot.com/-Va_seOYYeCQ/VTK01FFtbvI/AAAAAAACNbc/laNBTNrYT78/s1600/unnamed.png" text:style-name="Internet_20_link" text:visited-style-name="Visited_20_Internet_20_Link">FFtbvI</text:a><text:a xlink:type="simple" xlink:href="http://2.bp.blogspot.com/-Va_seOYYeCQ/VTK01FFtbvI/AAAAAAACNbc/laNBTNrYT78/s1600/unnamed.png" text:style-name="Internet_20_link" text:visited-style-name="Visited_20_Internet_20_Link">/</text:a><text:a xlink:type="simple" xlink:href="http://2.bp.blogspot.com/-Va_seOYYeCQ/VTK01FFtbvI/AAAAAAACNbc/laNBTNrYT78/s1600/unnamed.png" text:style-name="Internet_20_link" text:visited-style-name="Visited_20_Internet_20_Link">AAAAAAACNbc</text:a><text:a xlink:type="simple" xlink:href="http://2.bp.blogspot.com/-Va_seOYYeCQ/VTK01FFtbvI/AAAAAAACNbc/laNBTNrYT78/s1600/unnamed.png" text:style-name="Internet_20_link" text:visited-style-name="Visited_20_Internet_20_Link">/</text:a><text:a xlink:type="simple" xlink:href="http://2.bp.blogspot.com/-Va_seOYYeCQ/VTK01FFtbvI/AAAAAAACNbc/laNBTNrYT78/s1600/unnamed.png" text:style-name="Internet_20_link" text:visited-style-name="Visited_20_Internet_20_Link">laNBTNrYT</text:a><text:a xlink:type="simple" xlink:href="http://2.bp.blogspot.com/-Va_seOYYeCQ/VTK01FFtbvI/AAAAAAACNbc/laNBTNrYT78/s1600/unnamed.png" text:style-name="Internet_20_link" text:visited-style-name="Visited_20_Internet_20_Link">78/</text:a><text:a xlink:type="simple" xlink:href="http://2.bp.blogspot.com/-Va_seOYYeCQ/VTK01FFtbvI/AAAAAAACNbc/laNBTNrYT78/s1600/unnamed.png" text:style-name="Internet_20_link" text:visited-style-name="Visited_20_Internet_20_Link">s</text:a><text:a xlink:type="simple" xlink:href="http://2.bp.blogspot.com/-Va_seOYYeCQ/VTK01FFtbvI/AAAAAAACNbc/laNBTNrYT78/s1600/unnamed.png" text:style-name="Internet_20_link" text:visited-style-name="Visited_20_Internet_20_Link">1600/</text:a><text:a xlink:type="simple" xlink:href="http://2.bp.blogspot.com/-Va_seOYYeCQ/VTK01FFtbvI/AAAAAAACNbc/laNBTNrYT78/s1600/unnamed.png" text:style-name="Internet_20_link" text:visited-style-name="Visited_20_Internet_20_Link">unnamed</text:a><text:a xlink:type="simple" xlink:href="http://2.bp.blogspot.com/-Va_seOYYeCQ/VTK01FFtbvI/AAAAAAACNbc/laNBTNrYT78/s1600/unnamed.png" text:style-name="Internet_20_link" text:visited-style-name="Visited_20_Internet_20_Link">.</text:a><text:a xlink:type="simple" xlink:href="http://2.bp.blogspot.com/-Va_seOYYeCQ/VTK01FFtbvI/AAAAAAACNbc/laNBTNrYT78/s1600/unnamed.png" text:style-name="Internet_20_link" text:visited-style-name="Visited_20_Internet_20_Link">png</text:a></text:p>
      <text:p text:style-name="P1"><text:span text:style-name="T3">Link do źródła:</text:span><text:a xlink:type="simple" xlink:href="http://www.equestriadaily.com/2015/04/gameloft-mlp-game-adding-dragons.html" text:style-name="Internet_20_link" text:visited-style-name="Visited_20_Internet_20_Link">http</text:a><text:a xlink:type="simple" xlink:href="http://www.equestriadaily.com/2015/04/gameloft-mlp-game-adding-dragons.html" text:style-name="Internet_20_link" text:visited-style-name="Visited_20_Internet_20_Link">://</text:a><text:a xlink:type="simple" xlink:href="http://www.equestriadaily.com/2015/04/gameloft-mlp-game-adding-dragons.html" text:style-name="Internet_20_link" text:visited-style-name="Visited_20_Internet_20_Link">www</text:a><text:a xlink:type="simple" xlink:href="http://www.equestriadaily.com/2015/04/gameloft-mlp-game-adding-dragons.html" text:style-name="Internet_20_link" text:visited-style-name="Visited_20_Internet_20_Link">.</text:a><text:a xlink:type="simple" xlink:href="http://www.equestriadaily.com/2015/04/gameloft-mlp-game-adding-dragons.html" text:style-name="Internet_20_link" text:visited-style-name="Visited_20_Internet_20_Link">equestriadaily</text:a><text:a xlink:type="simple" xlink:href="http://www.equestriadaily.com/2015/04/gameloft-mlp-game-adding-dragons.html" text:style-name="Internet_20_link" text:visited-style-name="Visited_20_Internet_20_Link">.</text:a><text:a xlink:type="simple" xlink:href="http://www.equestriadaily.com/2015/04/gameloft-mlp-game-adding-dragons.html" text:style-name="Internet_20_link" text:visited-style-name="Visited_20_Internet_20_Link">com</text:a><text:a xlink:type="simple" xlink:href="http://www.equestriadaily.com/2015/04/gameloft-mlp-game-adding-dragons.html" text:style-name="Internet_20_link" text:visited-style-name="Visited_20_Internet_20_Link">/2015/04/</text:a><text:a xlink:type="simple" xlink:href="http://www.equestriadaily.com/2015/04/gameloft-mlp-game-adding-dragons.html" text:style-name="Internet_20_link" text:visited-style-name="Visited_20_Internet_20_Link">gameloft</text:a><text:a xlink:type="simple" xlink:href="http://www.equestriadaily.com/2015/04/gameloft-mlp-game-adding-dragons.html" text:style-name="Internet_20_link" text:visited-style-name="Visited_20_Internet_20_Link">-</text:a><text:a xlink:type="simple" xlink:href="http://www.equestriadaily.com/2015/04/gameloft-mlp-game-adding-dragons.html" text:style-name="Internet_20_link" text:visited-style-name="Visited_20_Internet_20_Link">mlp</text:a><text:a xlink:type="simple" xlink:href="http://www.equestriadaily.com/2015/04/gameloft-mlp-game-adding-dragons.html" text:style-name="Internet_20_link" text:visited-style-name="Visited_20_Internet_20_Link">-</text:a><text:a xlink:type="simple" xlink:href="http://www.equestriadaily.com/2015/04/gameloft-mlp-game-adding-dragons.html" text:style-name="Internet_20_link" text:visited-style-name="Visited_20_Internet_20_Link">game</text:a><text:a xlink:type="simple" xlink:href="http://www.equestriadaily.com/2015/04/gameloft-mlp-game-adding-dragons.html" text:style-name="Internet_20_link" text:visited-style-name="Visited_20_Internet_20_Link">-</text:a><text:a xlink:type="simple" xlink:href="http://www.equestriadaily.com/2015/04/gameloft-mlp-game-adding-dragons.html" text:style-name="Internet_20_link" text:visited-style-name="Visited_20_Internet_20_Link">adding</text:a><text:a xlink:type="simple" xlink:href="http://www.equestriadaily.com/2015/04/gameloft-mlp-game-adding-dragons.html" text:style-name="Internet_20_link" text:visited-style-name="Visited_20_Internet_20_Link">-</text:a><text:a xlink:type="simple" xlink:href="http://www.equestriadaily.com/2015/04/gameloft-mlp-game-adding-dragons.html" text:style-name="Internet_20_link" text:visited-style-name="Visited_20_Internet_20_Link">dragons</text:a><text:a xlink:type="simple" xlink:href="http://www.equestriadaily.com/2015/04/gameloft-mlp-game-adding-dragons.html" text:style-name="Internet_20_link" text:visited-style-name="Visited_20_Internet_20_Link">.</text:a><text:a xlink:type="simple" xlink:href="http://www.equestriadaily.com/2015/04/gameloft-mlp-game-adding-dragons.html" text:style-name="Internet_20_link" text:visited-style-name="Visited_20_Internet_20_Link">html</text:a></text:p>
      <text:p text:style-name="P2"/>
      <text:p text:style-name="P2">19 kwietnia</text:p>
      <text:p text:style-name="P2"/>
      <text:p text:style-name="P3"><text:soft-page-break/>Modelinowe kucyki w Rosji</text:p>
      <text:p text:style-name="P3"/>
      <text:p text:style-name="P1"><text:span text:style-name="T3">Wygląda na to, iż na wschód od Bugu postanowiono wypuścić modelinowe figurki naszych ulubionych pastelowych taboretów. Rezultat, jak możecie zobaczyć </text:span><text:a xlink:type="simple" xlink:href="http://www.equestriadaily.com/2015/04/somewhat-terrifying-clay-figures.html" text:style-name="Internet_20_link" text:visited-style-name="Visited_20_Internet_20_Link"><text:span text:style-name="T2">tutaj</text:span></text:a><text:span text:style-name="T3">, jest… cóż, ujmując rzecz łagodnie, niezbyt zachęcający, ale może jakiś zapalony kolekcjoner się na nie skusi?</text:span></text:p>
      <text:p text:style-name="P2"/>
      <text:p text:style-name="P1"><text:span text:style-name="T3">Link do obrazka: </text:span><text:a xlink:type="simple" xlink:href="http://2.bp.blogspot.com/-LrxzrJhsxQk/VS_3h6lWwRI/AAAAAAACNUU/7XUEJy12LZw/s1600/derpy.jpg" text:style-name="Internet_20_link" text:visited-style-name="Visited_20_Internet_20_Link">http</text:a><text:a xlink:type="simple" xlink:href="http://2.bp.blogspot.com/-LrxzrJhsxQk/VS_3h6lWwRI/AAAAAAACNUU/7XUEJy12LZw/s1600/derpy.jpg" text:style-name="Internet_20_link" text:visited-style-name="Visited_20_Internet_20_Link">://2.</text:a><text:a xlink:type="simple" xlink:href="http://2.bp.blogspot.com/-LrxzrJhsxQk/VS_3h6lWwRI/AAAAAAACNUU/7XUEJy12LZw/s1600/derpy.jpg" text:style-name="Internet_20_link" text:visited-style-name="Visited_20_Internet_20_Link">bp</text:a><text:a xlink:type="simple" xlink:href="http://2.bp.blogspot.com/-LrxzrJhsxQk/VS_3h6lWwRI/AAAAAAACNUU/7XUEJy12LZw/s1600/derpy.jpg" text:style-name="Internet_20_link" text:visited-style-name="Visited_20_Internet_20_Link">.</text:a><text:a xlink:type="simple" xlink:href="http://2.bp.blogspot.com/-LrxzrJhsxQk/VS_3h6lWwRI/AAAAAAACNUU/7XUEJy12LZw/s1600/derpy.jpg" text:style-name="Internet_20_link" text:visited-style-name="Visited_20_Internet_20_Link">blogspot</text:a><text:a xlink:type="simple" xlink:href="http://2.bp.blogspot.com/-LrxzrJhsxQk/VS_3h6lWwRI/AAAAAAACNUU/7XUEJy12LZw/s1600/derpy.jpg" text:style-name="Internet_20_link" text:visited-style-name="Visited_20_Internet_20_Link">.</text:a><text:a xlink:type="simple" xlink:href="http://2.bp.blogspot.com/-LrxzrJhsxQk/VS_3h6lWwRI/AAAAAAACNUU/7XUEJy12LZw/s1600/derpy.jpg" text:style-name="Internet_20_link" text:visited-style-name="Visited_20_Internet_20_Link">com</text:a><text:a xlink:type="simple" xlink:href="http://2.bp.blogspot.com/-LrxzrJhsxQk/VS_3h6lWwRI/AAAAAAACNUU/7XUEJy12LZw/s1600/derpy.jpg" text:style-name="Internet_20_link" text:visited-style-name="Visited_20_Internet_20_Link">/-</text:a><text:a xlink:type="simple" xlink:href="http://2.bp.blogspot.com/-LrxzrJhsxQk/VS_3h6lWwRI/AAAAAAACNUU/7XUEJy12LZw/s1600/derpy.jpg" text:style-name="Internet_20_link" text:visited-style-name="Visited_20_Internet_20_Link">LrxzrJhsxQk</text:a><text:a xlink:type="simple" xlink:href="http://2.bp.blogspot.com/-LrxzrJhsxQk/VS_3h6lWwRI/AAAAAAACNUU/7XUEJy12LZw/s1600/derpy.jpg" text:style-name="Internet_20_link" text:visited-style-name="Visited_20_Internet_20_Link">/</text:a><text:a xlink:type="simple" xlink:href="http://2.bp.blogspot.com/-LrxzrJhsxQk/VS_3h6lWwRI/AAAAAAACNUU/7XUEJy12LZw/s1600/derpy.jpg" text:style-name="Internet_20_link" text:visited-style-name="Visited_20_Internet_20_Link">VS</text:a><text:a xlink:type="simple" xlink:href="http://2.bp.blogspot.com/-LrxzrJhsxQk/VS_3h6lWwRI/AAAAAAACNUU/7XUEJy12LZw/s1600/derpy.jpg" text:style-name="Internet_20_link" text:visited-style-name="Visited_20_Internet_20_Link">_3</text:a><text:a xlink:type="simple" xlink:href="http://2.bp.blogspot.com/-LrxzrJhsxQk/VS_3h6lWwRI/AAAAAAACNUU/7XUEJy12LZw/s1600/derpy.jpg" text:style-name="Internet_20_link" text:visited-style-name="Visited_20_Internet_20_Link">h</text:a><text:a xlink:type="simple" xlink:href="http://2.bp.blogspot.com/-LrxzrJhsxQk/VS_3h6lWwRI/AAAAAAACNUU/7XUEJy12LZw/s1600/derpy.jpg" text:style-name="Internet_20_link" text:visited-style-name="Visited_20_Internet_20_Link">6</text:a><text:a xlink:type="simple" xlink:href="http://2.bp.blogspot.com/-LrxzrJhsxQk/VS_3h6lWwRI/AAAAAAACNUU/7XUEJy12LZw/s1600/derpy.jpg" text:style-name="Internet_20_link" text:visited-style-name="Visited_20_Internet_20_Link">lWwRI</text:a><text:a xlink:type="simple" xlink:href="http://2.bp.blogspot.com/-LrxzrJhsxQk/VS_3h6lWwRI/AAAAAAACNUU/7XUEJy12LZw/s1600/derpy.jpg" text:style-name="Internet_20_link" text:visited-style-name="Visited_20_Internet_20_Link">/</text:a><text:a xlink:type="simple" xlink:href="http://2.bp.blogspot.com/-LrxzrJhsxQk/VS_3h6lWwRI/AAAAAAACNUU/7XUEJy12LZw/s1600/derpy.jpg" text:style-name="Internet_20_link" text:visited-style-name="Visited_20_Internet_20_Link">AAAAAAACNUU</text:a><text:a xlink:type="simple" xlink:href="http://2.bp.blogspot.com/-LrxzrJhsxQk/VS_3h6lWwRI/AAAAAAACNUU/7XUEJy12LZw/s1600/derpy.jpg" text:style-name="Internet_20_link" text:visited-style-name="Visited_20_Internet_20_Link">/7</text:a><text:a xlink:type="simple" xlink:href="http://2.bp.blogspot.com/-LrxzrJhsxQk/VS_3h6lWwRI/AAAAAAACNUU/7XUEJy12LZw/s1600/derpy.jpg" text:style-name="Internet_20_link" text:visited-style-name="Visited_20_Internet_20_Link">XUEJy</text:a><text:a xlink:type="simple" xlink:href="http://2.bp.blogspot.com/-LrxzrJhsxQk/VS_3h6lWwRI/AAAAAAACNUU/7XUEJy12LZw/s1600/derpy.jpg" text:style-name="Internet_20_link" text:visited-style-name="Visited_20_Internet_20_Link">12</text:a><text:a xlink:type="simple" xlink:href="http://2.bp.blogspot.com/-LrxzrJhsxQk/VS_3h6lWwRI/AAAAAAACNUU/7XUEJy12LZw/s1600/derpy.jpg" text:style-name="Internet_20_link" text:visited-style-name="Visited_20_Internet_20_Link">LZw</text:a><text:a xlink:type="simple" xlink:href="http://2.bp.blogspot.com/-LrxzrJhsxQk/VS_3h6lWwRI/AAAAAAACNUU/7XUEJy12LZw/s1600/derpy.jpg" text:style-name="Internet_20_link" text:visited-style-name="Visited_20_Internet_20_Link">/</text:a><text:a xlink:type="simple" xlink:href="http://2.bp.blogspot.com/-LrxzrJhsxQk/VS_3h6lWwRI/AAAAAAACNUU/7XUEJy12LZw/s1600/derpy.jpg" text:style-name="Internet_20_link" text:visited-style-name="Visited_20_Internet_20_Link">s</text:a><text:a xlink:type="simple" xlink:href="http://2.bp.blogspot.com/-LrxzrJhsxQk/VS_3h6lWwRI/AAAAAAACNUU/7XUEJy12LZw/s1600/derpy.jpg" text:style-name="Internet_20_link" text:visited-style-name="Visited_20_Internet_20_Link">1600/</text:a><text:a xlink:type="simple" xlink:href="http://2.bp.blogspot.com/-LrxzrJhsxQk/VS_3h6lWwRI/AAAAAAACNUU/7XUEJy12LZw/s1600/derpy.jpg" text:style-name="Internet_20_link" text:visited-style-name="Visited_20_Internet_20_Link">derpy</text:a><text:a xlink:type="simple" xlink:href="http://2.bp.blogspot.com/-LrxzrJhsxQk/VS_3h6lWwRI/AAAAAAACNUU/7XUEJy12LZw/s1600/derpy.jpg" text:style-name="Internet_20_link" text:visited-style-name="Visited_20_Internet_20_Link">.</text:a><text:a xlink:type="simple" xlink:href="http://2.bp.blogspot.com/-LrxzrJhsxQk/VS_3h6lWwRI/AAAAAAACNUU/7XUEJy12LZw/s1600/derpy.jpg" text:style-name="Internet_20_link" text:visited-style-name="Visited_20_Internet_20_Link">jpg</text:a></text:p>
      <text:p text:style-name="P1"><text:span text:style-name="T3">Link do źródła: </text:span><text:a xlink:type="simple" xlink:href="http://www.equestriadaily.com/2015/04/somewhat-terrifying-clay-figures.html" text:style-name="Internet_20_link" text:visited-style-name="Visited_20_Internet_20_Link">http</text:a><text:a xlink:type="simple" xlink:href="http://www.equestriadaily.com/2015/04/somewhat-terrifying-clay-figures.html" text:style-name="Internet_20_link" text:visited-style-name="Visited_20_Internet_20_Link">://</text:a><text:a xlink:type="simple" xlink:href="http://www.equestriadaily.com/2015/04/somewhat-terrifying-clay-figures.html" text:style-name="Internet_20_link" text:visited-style-name="Visited_20_Internet_20_Link">www</text:a><text:a xlink:type="simple" xlink:href="http://www.equestriadaily.com/2015/04/somewhat-terrifying-clay-figures.html" text:style-name="Internet_20_link" text:visited-style-name="Visited_20_Internet_20_Link">.</text:a><text:a xlink:type="simple" xlink:href="http://www.equestriadaily.com/2015/04/somewhat-terrifying-clay-figures.html" text:style-name="Internet_20_link" text:visited-style-name="Visited_20_Internet_20_Link">equestriadaily</text:a><text:a xlink:type="simple" xlink:href="http://www.equestriadaily.com/2015/04/somewhat-terrifying-clay-figures.html" text:style-name="Internet_20_link" text:visited-style-name="Visited_20_Internet_20_Link">.</text:a><text:a xlink:type="simple" xlink:href="http://www.equestriadaily.com/2015/04/somewhat-terrifying-clay-figures.html" text:style-name="Internet_20_link" text:visited-style-name="Visited_20_Internet_20_Link">com</text:a><text:a xlink:type="simple" xlink:href="http://www.equestriadaily.com/2015/04/somewhat-terrifying-clay-figures.html" text:style-name="Internet_20_link" text:visited-style-name="Visited_20_Internet_20_Link">/2015/04/</text:a><text:a xlink:type="simple" xlink:href="http://www.equestriadaily.com/2015/04/somewhat-terrifying-clay-figures.html" text:style-name="Internet_20_link" text:visited-style-name="Visited_20_Internet_20_Link">somewhat</text:a><text:a xlink:type="simple" xlink:href="http://www.equestriadaily.com/2015/04/somewhat-terrifying-clay-figures.html" text:style-name="Internet_20_link" text:visited-style-name="Visited_20_Internet_20_Link">-</text:a><text:a xlink:type="simple" xlink:href="http://www.equestriadaily.com/2015/04/somewhat-terrifying-clay-figures.html" text:style-name="Internet_20_link" text:visited-style-name="Visited_20_Internet_20_Link">terrifying</text:a><text:a xlink:type="simple" xlink:href="http://www.equestriadaily.com/2015/04/somewhat-terrifying-clay-figures.html" text:style-name="Internet_20_link" text:visited-style-name="Visited_20_Internet_20_Link">-</text:a><text:a xlink:type="simple" xlink:href="http://www.equestriadaily.com/2015/04/somewhat-terrifying-clay-figures.html" text:style-name="Internet_20_link" text:visited-style-name="Visited_20_Internet_20_Link">clay</text:a><text:a xlink:type="simple" xlink:href="http://www.equestriadaily.com/2015/04/somewhat-terrifying-clay-figures.html" text:style-name="Internet_20_link" text:visited-style-name="Visited_20_Internet_20_Link">-</text:a><text:a xlink:type="simple" xlink:href="http://www.equestriadaily.com/2015/04/somewhat-terrifying-clay-figures.html" text:style-name="Internet_20_link" text:visited-style-name="Visited_20_Internet_20_Link">figures</text:a><text:a xlink:type="simple" xlink:href="http://www.equestriadaily.com/2015/04/somewhat-terrifying-clay-figures.html" text:style-name="Internet_20_link" text:visited-style-name="Visited_20_Internet_20_Link">.</text:a><text:a xlink:type="simple" xlink:href="http://www.equestriadaily.com/2015/04/somewhat-terrifying-clay-figures.html" text:style-name="Internet_20_link" text:visited-style-name="Visited_20_Internet_20_Link">html</text:a></text:p>
      <text:p text:style-name="P2"/>
      <text:p text:style-name="P2">21 kwietnia</text:p>
      <text:p text:style-name="P2"/>
      <text:p text:style-name="P3">Playboy relacjonuje BABSCON</text:p>
      <text:p text:style-name="P3"/>
      <text:p text:style-name="P1"><text:span text:style-name="T3">Przyznaję, iż czegoś takiego się autentycznie nie spodziewałem zobaczyć, ale jest to fakt – recenzja BABSCON pojawiła się w Playboy’u. Ich wysłannik pojawił się na konwencie, by jak sam przyznawał, pośmiać się z facetów oglądających kreskówkę dla małych dziewczynek. Jednak choć sam określa się mianem „dupka”, to rzeczona recenzja jest całkiem pochlebna i przyjazna. Jak widać, kucyki potrafią trafiać do każdego. Jeżeli ktoś jest zainteresowany całym artykułem, to może przeczytać go </text:span><text:a xlink:type="simple" xlink:href="http://www.playboy.com/articles/brony-convention" text:style-name="Internet_20_link" text:visited-style-name="Visited_20_Internet_20_Link"><text:span text:style-name="T2">tuta<text:tab/>j</text:span></text:a><text:span text:style-name="T3">. Zachęcam do tego, gdyż naprawdę można się nieźle przy nim bawić.</text:span></text:p>
      <text:p text:style-name="P2"/>
      <text:p text:style-name="P1"><text:span text:style-name="T3">Link do obrazka: </text:span><text:a xlink:type="simple" xlink:href="http://i.imgur.com/hedGEvL.jpg" text:style-name="Internet_20_link" text:visited-style-name="Visited_20_Internet_20_Link">http</text:a><text:a xlink:type="simple" xlink:href="http://i.imgur.com/hedGEvL.jpg" text:style-name="Internet_20_link" text:visited-style-name="Visited_20_Internet_20_Link">://</text:a><text:a xlink:type="simple" xlink:href="http://i.imgur.com/hedGEvL.jpg" text:style-name="Internet_20_link" text:visited-style-name="Visited_20_Internet_20_Link">i</text:a><text:a xlink:type="simple" xlink:href="http://i.imgur.com/hedGEvL.jpg" text:style-name="Internet_20_link" text:visited-style-name="Visited_20_Internet_20_Link">.</text:a><text:a xlink:type="simple" xlink:href="http://i.imgur.com/hedGEvL.jpg" text:style-name="Internet_20_link" text:visited-style-name="Visited_20_Internet_20_Link">imgur</text:a><text:a xlink:type="simple" xlink:href="http://i.imgur.com/hedGEvL.jpg" text:style-name="Internet_20_link" text:visited-style-name="Visited_20_Internet_20_Link">.</text:a><text:a xlink:type="simple" xlink:href="http://i.imgur.com/hedGEvL.jpg" text:style-name="Internet_20_link" text:visited-style-name="Visited_20_Internet_20_Link">com</text:a><text:a xlink:type="simple" xlink:href="http://i.imgur.com/hedGEvL.jpg" text:style-name="Internet_20_link" text:visited-style-name="Visited_20_Internet_20_Link">/</text:a><text:a xlink:type="simple" xlink:href="http://i.imgur.com/hedGEvL.jpg" text:style-name="Internet_20_link" text:visited-style-name="Visited_20_Internet_20_Link">hedGEvL</text:a><text:a xlink:type="simple" xlink:href="http://i.imgur.com/hedGEvL.jpg" text:style-name="Internet_20_link" text:visited-style-name="Visited_20_Internet_20_Link">.</text:a><text:a xlink:type="simple" xlink:href="http://i.imgur.com/hedGEvL.jpg" text:style-name="Internet_20_link" text:visited-style-name="Visited_20_Internet_20_Link">jpg</text:a></text:p>
      <text:p text:style-name="P1"><text:span text:style-name="T3">Link do źródła: </text:span><text:a xlink:type="simple" xlink:href="http://www.equestriadaily.com/2015/04/playboy-hit-up-babscon-and-actually.html" text:style-name="Internet_20_link" text:visited-style-name="Visited_20_Internet_20_Link">http</text:a><text:a xlink:type="simple" xlink:href="http://www.equestriadaily.com/2015/04/playboy-hit-up-babscon-and-actually.html" text:style-name="Internet_20_link" text:visited-style-name="Visited_20_Internet_20_Link">://</text:a><text:a xlink:type="simple" xlink:href="http://www.equestriadaily.com/2015/04/playboy-hit-up-babscon-and-actually.html" text:style-name="Internet_20_link" text:visited-style-name="Visited_20_Internet_20_Link">www</text:a><text:a xlink:type="simple" xlink:href="http://www.equestriadaily.com/2015/04/playboy-hit-up-babscon-and-actually.html" text:style-name="Internet_20_link" text:visited-style-name="Visited_20_Internet_20_Link">.</text:a><text:a xlink:type="simple" xlink:href="http://www.equestriadaily.com/2015/04/playboy-hit-up-babscon-and-actually.html" text:style-name="Internet_20_link" text:visited-style-name="Visited_20_Internet_20_Link">equestriadaily</text:a><text:a xlink:type="simple" xlink:href="http://www.equestriadaily.com/2015/04/playboy-hit-up-babscon-and-actually.html" text:style-name="Internet_20_link" text:visited-style-name="Visited_20_Internet_20_Link">.</text:a><text:a xlink:type="simple" xlink:href="http://www.equestriadaily.com/2015/04/playboy-hit-up-babscon-and-actually.html" text:style-name="Internet_20_link" text:visited-style-name="Visited_20_Internet_20_Link">com</text:a><text:a xlink:type="simple" xlink:href="http://www.equestriadaily.com/2015/04/playboy-hit-up-babscon-and-actually.html" text:style-name="Internet_20_link" text:visited-style-name="Visited_20_Internet_20_Link">/2015/04/</text:a><text:a xlink:type="simple" xlink:href="http://www.equestriadaily.com/2015/04/playboy-hit-up-babscon-and-actually.html" text:style-name="Internet_20_link" text:visited-style-name="Visited_20_Internet_20_Link">playboy</text:a><text:a xlink:type="simple" xlink:href="http://www.equestriadaily.com/2015/04/playboy-hit-up-babscon-and-actually.html" text:style-name="Internet_20_link" text:visited-style-name="Visited_20_Internet_20_Link">-</text:a><text:a xlink:type="simple" xlink:href="http://www.equestriadaily.com/2015/04/playboy-hit-up-babscon-and-actually.html" text:style-name="Internet_20_link" text:visited-style-name="Visited_20_Internet_20_Link">hit</text:a><text:a xlink:type="simple" xlink:href="http://www.equestriadaily.com/2015/04/playboy-hit-up-babscon-and-actually.html" text:style-name="Internet_20_link" text:visited-style-name="Visited_20_Internet_20_Link">-</text:a><text:a xlink:type="simple" xlink:href="http://www.equestriadaily.com/2015/04/playboy-hit-up-babscon-and-actually.html" text:style-name="Internet_20_link" text:visited-style-name="Visited_20_Internet_20_Link">up</text:a><text:a xlink:type="simple" xlink:href="http://www.equestriadaily.com/2015/04/playboy-hit-up-babscon-and-actually.html" text:style-name="Internet_20_link" text:visited-style-name="Visited_20_Internet_20_Link">-</text:a><text:a xlink:type="simple" xlink:href="http://www.equestriadaily.com/2015/04/playboy-hit-up-babscon-and-actually.html" text:style-name="Internet_20_link" text:visited-style-name="Visited_20_Internet_20_Link">babscon</text:a><text:a xlink:type="simple" xlink:href="http://www.equestriadaily.com/2015/04/playboy-hit-up-babscon-and-actually.html" text:style-name="Internet_20_link" text:visited-style-name="Visited_20_Internet_20_Link">-</text:a><text:a xlink:type="simple" xlink:href="http://www.equestriadaily.com/2015/04/playboy-hit-up-babscon-and-actually.html" text:style-name="Internet_20_link" text:visited-style-name="Visited_20_Internet_20_Link">and</text:a><text:a xlink:type="simple" xlink:href="http://www.equestriadaily.com/2015/04/playboy-hit-up-babscon-and-actually.html" text:style-name="Internet_20_link" text:visited-style-name="Visited_20_Internet_20_Link">-</text:a><text:a xlink:type="simple" xlink:href="http://www.equestriadaily.com/2015/04/playboy-hit-up-babscon-and-actually.html" text:style-name="Internet_20_link" text:visited-style-name="Visited_20_Internet_20_Link">actually</text:a><text:a xlink:type="simple" xlink:href="http://www.equestriadaily.com/2015/04/playboy-hit-up-babscon-and-actually.html" text:style-name="Internet_20_link" text:visited-style-name="Visited_20_Internet_20_Link">.</text:a><text:a xlink:type="simple" xlink:href="http://www.equestriadaily.com/2015/04/playboy-hit-up-babscon-and-actually.html" text:style-name="Internet_20_link" text:visited-style-name="Visited_20_Internet_20_Link">html</text:a></text:p>
      <text:p text:style-name="P2"/>
      <text:p text:style-name="P2">22 kwietnia</text:p>
      <text:p text:style-name="P2"/>
      <text:p text:style-name="P3">Rejestracja na Vistulian i atrakcje.</text:p>
      <text:p text:style-name="P3"/>
      <text:p text:style-name="P1"><text:span text:style-name="T3">Ruszyła rejestracja na jeden z dwóch wielkich, tegorocznych konwentów. Wszelkie informacje na ten temat możecie znaleźć na FGE, gdzie znajdują się również linki do stron samego konwentu. Dokładnie </text:span><text:a xlink:type="simple" xlink:href="http://www.fge.com.pl/2015/04/vistulian-ruszya-rejestracja.html" text:style-name="Internet_20_link" text:visited-style-name="Visited_20_Internet_20_Link"><text:span text:style-name="T2">tutaj</text:span></text:a><text:span text:style-name="T3">. Również na tym blogu możecie znaleźć zapowiedź wielu atrakcji, które na pewno lub niemal na pewno czekają na uczestników. O, w tym </text:span><text:a xlink:type="simple" xlink:href="http://www.fge.com.pl/2015/04/vistulian-atrakcje.html" text:style-name="Internet_20_link" text:visited-style-name="Visited_20_Internet_20_Link"><text:span text:style-name="T2">miejscu</text:span></text:a><text:span text:style-name="T3">.</text:span></text:p>
      <text:p text:style-name="P2"/>
      <text:p text:style-name="P1"><text:span text:style-name="T3">Link do obrazka: </text:span><text:a xlink:type="simple" xlink:href="http://1.bp.blogspot.com/-hH-naBLqPHs/VTgN0OqMArI/AAAAAAAAAXM/dUW3hwYRVgg/s1600/10711028_675479792574342_4507445290638529978_n.png" text:style-name="Internet_20_link" text:visited-style-name="Visited_20_Internet_20_Link">http</text:a><text:a xlink:type="simple" xlink:href="http://1.bp.blogspot.com/-hH-naBLqPHs/VTgN0OqMArI/AAAAAAAAAXM/dUW3hwYRVgg/s1600/10711028_675479792574342_4507445290638529978_n.png" text:style-name="Internet_20_link" text:visited-style-name="Visited_20_Internet_20_Link">://1.</text:a><text:a xlink:type="simple" xlink:href="http://1.bp.blogspot.com/-hH-naBLqPHs/VTgN0OqMArI/AAAAAAAAAXM/dUW3hwYRVgg/s1600/10711028_675479792574342_4507445290638529978_n.png" text:style-name="Internet_20_link" text:visited-style-name="Visited_20_Internet_20_Link">bp</text:a><text:a xlink:type="simple" xlink:href="http://1.bp.blogspot.com/-hH-naBLqPHs/VTgN0OqMArI/AAAAAAAAAXM/dUW3hwYRVgg/s1600/10711028_675479792574342_4507445290638529978_n.png" text:style-name="Internet_20_link" text:visited-style-name="Visited_20_Internet_20_Link">.</text:a><text:a xlink:type="simple" xlink:href="http://1.bp.blogspot.com/-hH-naBLqPHs/VTgN0OqMArI/AAAAAAAAAXM/dUW3hwYRVgg/s1600/10711028_675479792574342_4507445290638529978_n.png" text:style-name="Internet_20_link" text:visited-style-name="Visited_20_Internet_20_Link">blogspot</text:a><text:a xlink:type="simple" xlink:href="http://1.bp.blogspot.com/-hH-naBLqPHs/VTgN0OqMArI/AAAAAAAAAXM/dUW3hwYRVgg/s1600/10711028_675479792574342_4507445290638529978_n.png" text:style-name="Internet_20_link" text:visited-style-name="Visited_20_Internet_20_Link">.</text:a><text:a xlink:type="simple" xlink:href="http://1.bp.blogspot.com/-hH-naBLqPHs/VTgN0OqMArI/AAAAAAAAAXM/dUW3hwYRVgg/s1600/10711028_675479792574342_4507445290638529978_n.png" text:style-name="Internet_20_link" text:visited-style-name="Visited_20_Internet_20_Link">com</text:a><text:a xlink:type="simple" xlink:href="http://1.bp.blogspot.com/-hH-naBLqPHs/VTgN0OqMArI/AAAAAAAAAXM/dUW3hwYRVgg/s1600/10711028_675479792574342_4507445290638529978_n.png" text:style-name="Internet_20_link" text:visited-style-name="Visited_20_Internet_20_Link">/-</text:a><text:a xlink:type="simple" xlink:href="http://1.bp.blogspot.com/-hH-naBLqPHs/VTgN0OqMArI/AAAAAAAAAXM/dUW3hwYRVgg/s1600/10711028_675479792574342_4507445290638529978_n.png" text:style-name="Internet_20_link" text:visited-style-name="Visited_20_Internet_20_Link">hH</text:a><text:a xlink:type="simple" xlink:href="http://1.bp.blogspot.com/-hH-naBLqPHs/VTgN0OqMArI/AAAAAAAAAXM/dUW3hwYRVgg/s1600/10711028_675479792574342_4507445290638529978_n.png" text:style-name="Internet_20_link" text:visited-style-name="Visited_20_Internet_20_Link">-</text:a><text:a xlink:type="simple" xlink:href="http://1.bp.blogspot.com/-hH-naBLqPHs/VTgN0OqMArI/AAAAAAAAAXM/dUW3hwYRVgg/s1600/10711028_675479792574342_4507445290638529978_n.png" text:style-name="Internet_20_link" text:visited-style-name="Visited_20_Internet_20_Link">naBLqPHs</text:a><text:a xlink:type="simple" xlink:href="http://1.bp.blogspot.com/-hH-naBLqPHs/VTgN0OqMArI/AAAAAAAAAXM/dUW3hwYRVgg/s1600/10711028_675479792574342_4507445290638529978_n.png" text:style-name="Internet_20_link" text:visited-style-name="Visited_20_Internet_20_Link">/</text:a><text:a xlink:type="simple" xlink:href="http://1.bp.blogspot.com/-hH-naBLqPHs/VTgN0OqMArI/AAAAAAAAAXM/dUW3hwYRVgg/s1600/10711028_675479792574342_4507445290638529978_n.png" text:style-name="Internet_20_link" text:visited-style-name="Visited_20_Internet_20_Link">VTgN</text:a><text:a xlink:type="simple" xlink:href="http://1.bp.blogspot.com/-hH-naBLqPHs/VTgN0OqMArI/AAAAAAAAAXM/dUW3hwYRVgg/s1600/10711028_675479792574342_4507445290638529978_n.png" text:style-name="Internet_20_link" text:visited-style-name="Visited_20_Internet_20_Link">0</text:a><text:a xlink:type="simple" xlink:href="http://1.bp.blogspot.com/-hH-naBLqPHs/VTgN0OqMArI/AAAAAAAAAXM/dUW3hwYRVgg/s1600/10711028_675479792574342_4507445290638529978_n.png" text:style-name="Internet_20_link" text:visited-style-name="Visited_20_Internet_20_Link">OqMArI</text:a><text:a xlink:type="simple" xlink:href="http://1.bp.blogspot.com/-hH-naBLqPHs/VTgN0OqMArI/AAAAAAAAAXM/dUW3hwYRVgg/s1600/10711028_675479792574342_4507445290638529978_n.png" text:style-name="Internet_20_link" text:visited-style-name="Visited_20_Internet_20_Link">/</text:a><text:a xlink:type="simple" xlink:href="http://1.bp.blogspot.com/-hH-naBLqPHs/VTgN0OqMArI/AAAAAAAAAXM/dUW3hwYRVgg/s1600/10711028_675479792574342_4507445290638529978_n.png" text:style-name="Internet_20_link" text:visited-style-name="Visited_20_Internet_20_Link">AAAAAAAAAXM</text:a><text:a xlink:type="simple" xlink:href="http://1.bp.blogspot.com/-hH-naBLqPHs/VTgN0OqMArI/AAAAAAAAAXM/dUW3hwYRVgg/s1600/10711028_675479792574342_4507445290638529978_n.png" text:style-name="Internet_20_link" text:visited-style-name="Visited_20_Internet_20_Link">/</text:a><text:a xlink:type="simple" xlink:href="http://1.bp.blogspot.com/-hH-naBLqPHs/VTgN0OqMArI/AAAAAAAAAXM/dUW3hwYRVgg/s1600/10711028_675479792574342_4507445290638529978_n.png" text:style-name="Internet_20_link" text:visited-style-name="Visited_20_Internet_20_Link">dUW</text:a><text:a xlink:type="simple" xlink:href="http://1.bp.blogspot.com/-hH-naBLqPHs/VTgN0OqMArI/AAAAAAAAAXM/dUW3hwYRVgg/s1600/10711028_675479792574342_4507445290638529978_n.png" text:style-name="Internet_20_link" text:visited-style-name="Visited_20_Internet_20_Link">3</text:a><text:a xlink:type="simple" xlink:href="http://1.bp.blogspot.com/-hH-naBLqPHs/VTgN0OqMArI/AAAAAAAAAXM/dUW3hwYRVgg/s1600/10711028_675479792574342_4507445290638529978_n.png" text:style-name="Internet_20_link" text:visited-style-name="Visited_20_Internet_20_Link">hwYRVgg</text:a><text:a xlink:type="simple" xlink:href="http://1.bp.blogspot.com/-hH-naBLqPHs/VTgN0OqMArI/AAAAAAAAAXM/dUW3hwYRVgg/s1600/10711028_675479792574342_4507445290638529978_n.png" text:style-name="Internet_20_link" text:visited-style-name="Visited_20_Internet_20_Link">/</text:a><text:a xlink:type="simple" xlink:href="http://1.bp.blogspot.com/-hH-naBLqPHs/VTgN0OqMArI/AAAAAAAAAXM/dUW3hwYRVgg/s1600/10711028_675479792574342_4507445290638529978_n.png" text:style-name="Internet_20_link" text:visited-style-name="Visited_20_Internet_20_Link">s</text:a><text:a xlink:type="simple" xlink:href="http://1.bp.blogspot.com/-hH-naBLqPHs/VTgN0OqMArI/AAAAAAAAAXM/dUW3hwYRVgg/s1600/10711028_675479792574342_4507445290638529978_n.png" text:style-name="Internet_20_link" text:visited-style-name="Visited_20_Internet_20_Link">1600/10711028_675479792574342_4507445290638529978_</text:a><text:a xlink:type="simple" xlink:href="http://1.bp.blogspot.com/-hH-naBLqPHs/VTgN0OqMArI/AAAAAAAAAXM/dUW3hwYRVgg/s1600/10711028_675479792574342_4507445290638529978_n.png" text:style-name="Internet_20_link" text:visited-style-name="Visited_20_Internet_20_Link">n</text:a><text:a xlink:type="simple" xlink:href="http://1.bp.blogspot.com/-hH-naBLqPHs/VTgN0OqMArI/AAAAAAAAAXM/dUW3hwYRVgg/s1600/10711028_675479792574342_4507445290638529978_n.png" text:style-name="Internet_20_link" text:visited-style-name="Visited_20_Internet_20_Link">.</text:a><text:a xlink:type="simple" xlink:href="http://1.bp.blogspot.com/-hH-naBLqPHs/VTgN0OqMArI/AAAAAAAAAXM/dUW3hwYRVgg/s1600/10711028_675479792574342_4507445290638529978_n.png" text:style-name="Internet_20_link" text:visited-style-name="Visited_20_Internet_20_Link">png</text:a><text:span text:style-name="T3"> i </text:span><text:a xlink:type="simple" xlink:href="http://3.bp.blogspot.com/-og-bVD8rC_Y/VS_4GlUeeSI/AAAAAAAAAV0/PFI07P6VsOc/s1600/11061660_1000784823289719_913733983380116850_o.jpg" text:style-name="Internet_20_link" text:visited-style-name="Visited_20_Internet_20_Link">http</text:a><text:a xlink:type="simple" xlink:href="http://3.bp.blogspot.com/-og-bVD8rC_Y/VS_4GlUeeSI/AAAAAAAAAV0/PFI07P6VsOc/s1600/11061660_1000784823289719_913733983380116850_o.jpg" text:style-name="Internet_20_link" text:visited-style-name="Visited_20_Internet_20_Link">://3.</text:a><text:a xlink:type="simple" xlink:href="http://3.bp.blogspot.com/-og-bVD8rC_Y/VS_4GlUeeSI/AAAAAAAAAV0/PFI07P6VsOc/s1600/11061660_1000784823289719_913733983380116850_o.jpg" text:style-name="Internet_20_link" text:visited-style-name="Visited_20_Internet_20_Link">bp</text:a><text:a xlink:type="simple" xlink:href="http://3.bp.blogspot.com/-og-bVD8rC_Y/VS_4GlUeeSI/AAAAAAAAAV0/PFI07P6VsOc/s1600/11061660_1000784823289719_913733983380116850_o.jpg" text:style-name="Internet_20_link" text:visited-style-name="Visited_20_Internet_20_Link">.</text:a><text:a xlink:type="simple" xlink:href="http://3.bp.blogspot.com/-og-bVD8rC_Y/VS_4GlUeeSI/AAAAAAAAAV0/PFI07P6VsOc/s1600/11061660_1000784823289719_913733983380116850_o.jpg" text:style-name="Internet_20_link" text:visited-style-name="Visited_20_Internet_20_Link">blogspot</text:a><text:a xlink:type="simple" xlink:href="http://3.bp.blogspot.com/-og-bVD8rC_Y/VS_4GlUeeSI/AAAAAAAAAV0/PFI07P6VsOc/s1600/11061660_1000784823289719_913733983380116850_o.jpg" text:style-name="Internet_20_link" text:visited-style-name="Visited_20_Internet_20_Link">.</text:a><text:a xlink:type="simple" xlink:href="http://3.bp.blogspot.com/-og-bVD8rC_Y/VS_4GlUeeSI/AAAAAAAAAV0/PFI07P6VsOc/s1600/11061660_1000784823289719_913733983380116850_o.jpg" text:style-name="Internet_20_link" text:visited-style-name="Visited_20_Internet_20_Link">com</text:a><text:a xlink:type="simple" xlink:href="http://3.bp.blogspot.com/-og-bVD8rC_Y/VS_4GlUeeSI/AAAAAAAAAV0/PFI07P6VsOc/s1600/11061660_1000784823289719_913733983380116850_o.jpg" text:style-name="Internet_20_link" text:visited-style-name="Visited_20_Internet_20_Link">/-</text:a><text:a xlink:type="simple" xlink:href="http://3.bp.blogspot.com/-og-bVD8rC_Y/VS_4GlUeeSI/AAAAAAAAAV0/PFI07P6VsOc/s1600/11061660_1000784823289719_913733983380116850_o.jpg" text:style-name="Internet_20_link" text:visited-style-name="Visited_20_Internet_20_Link">og</text:a><text:a xlink:type="simple" xlink:href="http://3.bp.blogspot.com/-og-bVD8rC_Y/VS_4GlUeeSI/AAAAAAAAAV0/PFI07P6VsOc/s1600/11061660_1000784823289719_913733983380116850_o.jpg" text:style-name="Internet_20_link" text:visited-style-name="Visited_20_Internet_20_Link">-</text:a><text:a xlink:type="simple" xlink:href="http://3.bp.blogspot.com/-og-bVD8rC_Y/VS_4GlUeeSI/AAAAAAAAAV0/PFI07P6VsOc/s1600/11061660_1000784823289719_913733983380116850_o.jpg" text:style-name="Internet_20_link" text:visited-style-name="Visited_20_Internet_20_Link">bVD</text:a><text:a xlink:type="simple" xlink:href="http://3.bp.blogspot.com/-og-bVD8rC_Y/VS_4GlUeeSI/AAAAAAAAAV0/PFI07P6VsOc/s1600/11061660_1000784823289719_913733983380116850_o.jpg" text:style-name="Internet_20_link" text:visited-style-name="Visited_20_Internet_20_Link">8</text:a><text:a xlink:type="simple" xlink:href="http://3.bp.blogspot.com/-og-bVD8rC_Y/VS_4GlUeeSI/AAAAAAAAAV0/PFI07P6VsOc/s1600/11061660_1000784823289719_913733983380116850_o.jpg" text:style-name="Internet_20_link" text:visited-style-name="Visited_20_Internet_20_Link">rC</text:a><text:a xlink:type="simple" xlink:href="http://3.bp.blogspot.com/-og-bVD8rC_Y/VS_4GlUeeSI/AAAAAAAAAV0/PFI07P6VsOc/s1600/11061660_1000784823289719_913733983380116850_o.jpg" text:style-name="Internet_20_link" text:visited-style-name="Visited_20_Internet_20_Link">_</text:a><text:a xlink:type="simple" xlink:href="http://3.bp.blogspot.com/-og-bVD8rC_Y/VS_4GlUeeSI/AAAAAAAAAV0/PFI07P6VsOc/s1600/11061660_1000784823289719_913733983380116850_o.jpg" text:style-name="Internet_20_link" text:visited-style-name="Visited_20_Internet_20_Link">Y</text:a><text:a xlink:type="simple" xlink:href="http://3.bp.blogspot.com/-og-bVD8rC_Y/VS_4GlUeeSI/AAAAAAAAAV0/PFI07P6VsOc/s1600/11061660_1000784823289719_913733983380116850_o.jpg" text:style-name="Internet_20_link" text:visited-style-name="Visited_20_Internet_20_Link">/</text:a><text:a xlink:type="simple" xlink:href="http://3.bp.blogspot.com/-og-bVD8rC_Y/VS_4GlUeeSI/AAAAAAAAAV0/PFI07P6VsOc/s1600/11061660_1000784823289719_913733983380116850_o.jpg" text:style-name="Internet_20_link" text:visited-style-name="Visited_20_Internet_20_Link">VS</text:a><text:a xlink:type="simple" xlink:href="http://3.bp.blogspot.com/-og-bVD8rC_Y/VS_4GlUeeSI/AAAAAAAAAV0/PFI07P6VsOc/s1600/11061660_1000784823289719_913733983380116850_o.jpg" text:style-name="Internet_20_link" text:visited-style-name="Visited_20_Internet_20_Link">_4</text:a><text:a xlink:type="simple" xlink:href="http://3.bp.blogspot.com/-og-bVD8rC_Y/VS_4GlUeeSI/AAAAAAAAAV0/PFI07P6VsOc/s1600/11061660_1000784823289719_913733983380116850_o.jpg" text:style-name="Internet_20_link" text:visited-style-name="Visited_20_Internet_20_Link">GlUeeSI</text:a><text:a xlink:type="simple" xlink:href="http://3.bp.blogspot.com/-og-bVD8rC_Y/VS_4GlUeeSI/AAAAAAAAAV0/PFI07P6VsOc/s1600/11061660_1000784823289719_913733983380116850_o.jpg" text:style-name="Internet_20_link" text:visited-style-name="Visited_20_Internet_20_Link">/</text:a><text:a xlink:type="simple" xlink:href="http://3.bp.blogspot.com/-og-bVD8rC_Y/VS_4GlUeeSI/AAAAAAAAAV0/PFI07P6VsOc/s1600/11061660_1000784823289719_913733983380116850_o.jpg" text:style-name="Internet_20_link" text:visited-style-name="Visited_20_Internet_20_Link">AAAAAAAAAV</text:a><text:a xlink:type="simple" xlink:href="http://3.bp.blogspot.com/-og-bVD8rC_Y/VS_4GlUeeSI/AAAAAAAAAV0/PFI07P6VsOc/s1600/11061660_1000784823289719_913733983380116850_o.jpg" text:style-name="Internet_20_link" text:visited-style-name="Visited_20_Internet_20_Link">0/</text:a><text:a xlink:type="simple" xlink:href="http://3.bp.blogspot.com/-og-bVD8rC_Y/VS_4GlUeeSI/AAAAAAAAAV0/PFI07P6VsOc/s1600/11061660_1000784823289719_913733983380116850_o.jpg" text:style-name="Internet_20_link" text:visited-style-name="Visited_20_Internet_20_Link">PFI</text:a><text:a xlink:type="simple" xlink:href="http://3.bp.blogspot.com/-og-bVD8rC_Y/VS_4GlUeeSI/AAAAAAAAAV0/PFI07P6VsOc/s1600/11061660_1000784823289719_913733983380116850_o.jpg" text:style-name="Internet_20_link" text:visited-style-name="Visited_20_Internet_20_Link">07</text:a><text:a xlink:type="simple" xlink:href="http://3.bp.blogspot.com/-og-bVD8rC_Y/VS_4GlUeeSI/AAAAAAAAAV0/PFI07P6VsOc/s1600/11061660_1000784823289719_913733983380116850_o.jpg" text:style-name="Internet_20_link" text:visited-style-name="Visited_20_Internet_20_Link">P</text:a><text:a xlink:type="simple" xlink:href="http://3.bp.blogspot.com/-og-bVD8rC_Y/VS_4GlUeeSI/AAAAAAAAAV0/PFI07P6VsOc/s1600/11061660_1000784823289719_913733983380116850_o.jpg" text:style-name="Internet_20_link" text:visited-style-name="Visited_20_Internet_20_Link">6</text:a><text:a xlink:type="simple" xlink:href="http://3.bp.blogspot.com/-og-bVD8rC_Y/VS_4GlUeeSI/AAAAAAAAAV0/PFI07P6VsOc/s1600/11061660_1000784823289719_913733983380116850_o.jpg" text:style-name="Internet_20_link" text:visited-style-name="Visited_20_Internet_20_Link">VsOc</text:a><text:a xlink:type="simple" xlink:href="http://3.bp.blogspot.com/-og-bVD8rC_Y/VS_4GlUeeSI/AAAAAAAAAV0/PFI07P6VsOc/s1600/11061660_1000784823289719_913733983380116850_o.jpg" text:style-name="Internet_20_link" text:visited-style-name="Visited_20_Internet_20_Link">/</text:a><text:a xlink:type="simple" xlink:href="http://3.bp.blogspot.com/-og-bVD8rC_Y/VS_4GlUeeSI/AAAAAAAAAV0/PFI07P6VsOc/s1600/11061660_1000784823289719_913733983380116850_o.jpg" text:style-name="Internet_20_link" text:visited-style-name="Visited_20_Internet_20_Link">s</text:a><text:a xlink:type="simple" xlink:href="http://3.bp.blogspot.com/-og-bVD8rC_Y/VS_4GlUeeSI/AAAAAAAAAV0/PFI07P6VsOc/s1600/11061660_1000784823289719_913733983380116850_o.jpg" text:style-name="Internet_20_link" text:visited-style-name="Visited_20_Internet_20_Link">1600/11061660_1000784823289719_913733983380116850_</text:a><text:a xlink:type="simple" xlink:href="http://3.bp.blogspot.com/-og-bVD8rC_Y/VS_4GlUeeSI/AAAAAAAAAV0/PFI07P6VsOc/s1600/11061660_1000784823289719_913733983380116850_o.jpg" text:style-name="Internet_20_link" text:visited-style-name="Visited_20_Internet_20_Link">o</text:a><text:a xlink:type="simple" xlink:href="http://3.bp.blogspot.com/-og-bVD8rC_Y/VS_4GlUeeSI/AAAAAAAAAV0/PFI07P6VsOc/s1600/11061660_1000784823289719_913733983380116850_o.jpg" text:style-name="Internet_20_link" text:visited-style-name="Visited_20_Internet_20_Link">.</text:a><text:a xlink:type="simple" xlink:href="http://3.bp.blogspot.com/-og-bVD8rC_Y/VS_4GlUeeSI/AAAAAAAAAV0/PFI07P6VsOc/s1600/11061660_1000784823289719_913733983380116850_o.jpg" text:style-name="Internet_20_link" text:visited-style-name="Visited_20_Internet_20_Link">jpg</text:a></text:p>
      <text:p text:style-name="P1"><text:span text:style-name="T3">Link do źródła: </text:span><text:a xlink:type="simple" xlink:href="http://www.fge.com.pl/2015/04/vistulian-ruszya-rejestracja.html" text:style-name="Internet_20_link" text:visited-style-name="Visited_20_Internet_20_Link">http</text:a><text:a xlink:type="simple" xlink:href="http://www.fge.com.pl/2015/04/vistulian-ruszya-rejestracja.html" text:style-name="Internet_20_link" text:visited-style-name="Visited_20_Internet_20_Link">://</text:a><text:a xlink:type="simple" xlink:href="http://www.fge.com.pl/2015/04/vistulian-ruszya-rejestracja.html" text:style-name="Internet_20_link" text:visited-style-name="Visited_20_Internet_20_Link">www</text:a><text:a xlink:type="simple" xlink:href="http://www.fge.com.pl/2015/04/vistulian-ruszya-rejestracja.html" text:style-name="Internet_20_link" text:visited-style-name="Visited_20_Internet_20_Link">.</text:a><text:a xlink:type="simple" xlink:href="http://www.fge.com.pl/2015/04/vistulian-ruszya-rejestracja.html" text:style-name="Internet_20_link" text:visited-style-name="Visited_20_Internet_20_Link">fge</text:a><text:a xlink:type="simple" xlink:href="http://www.fge.com.pl/2015/04/vistulian-ruszya-rejestracja.html" text:style-name="Internet_20_link" text:visited-style-name="Visited_20_Internet_20_Link">.</text:a><text:a xlink:type="simple" xlink:href="http://www.fge.com.pl/2015/04/vistulian-ruszya-rejestracja.html" text:style-name="Internet_20_link" text:visited-style-name="Visited_20_Internet_20_Link">com</text:a><text:a xlink:type="simple" xlink:href="http://www.fge.com.pl/2015/04/vistulian-ruszya-rejestracja.html" text:style-name="Internet_20_link" text:visited-style-name="Visited_20_Internet_20_Link">.</text:a><text:a xlink:type="simple" xlink:href="http://www.fge.com.pl/2015/04/vistulian-ruszya-rejestracja.html" text:style-name="Internet_20_link" text:visited-style-name="Visited_20_Internet_20_Link">pl</text:a><text:a xlink:type="simple" xlink:href="http://www.fge.com.pl/2015/04/vistulian-ruszya-rejestracja.html" text:style-name="Internet_20_link" text:visited-style-name="Visited_20_Internet_20_Link">/2015/04/</text:a><text:a xlink:type="simple" xlink:href="http://www.fge.com.pl/2015/04/vistulian-ruszya-rejestracja.html" text:style-name="Internet_20_link" text:visited-style-name="Visited_20_Internet_20_Link">vistulian</text:a><text:a xlink:type="simple" xlink:href="http://www.fge.com.pl/2015/04/vistulian-ruszya-rejestracja.html" text:style-name="Internet_20_link" text:visited-style-name="Visited_20_Internet_20_Link">-</text:a><text:a xlink:type="simple" xlink:href="http://www.fge.com.pl/2015/04/vistulian-ruszya-rejestracja.html" text:style-name="Internet_20_link" text:visited-style-name="Visited_20_Internet_20_Link">ruszya</text:a><text:a xlink:type="simple" xlink:href="http://www.fge.com.pl/2015/04/vistulian-ruszya-rejestracja.html" text:style-name="Internet_20_link" text:visited-style-name="Visited_20_Internet_20_Link">-</text:a><text:a xlink:type="simple" xlink:href="http://www.fge.com.pl/2015/04/vistulian-ruszya-rejestracja.html" text:style-name="Internet_20_link" text:visited-style-name="Visited_20_Internet_20_Link">rejestracja</text:a><text:a xlink:type="simple" xlink:href="http://www.fge.com.pl/2015/04/vistulian-ruszya-rejestracja.html" text:style-name="Internet_20_link" text:visited-style-name="Visited_20_Internet_20_Link">.</text:a><text:a xlink:type="simple" xlink:href="http://www.fge.com.pl/2015/04/vistulian-ruszya-rejestracja.html" text:style-name="Internet_20_link" text:visited-style-name="Visited_20_Internet_20_Link">html</text:a><text:span text:style-name="T3"> i </text:span><text:a xlink:type="simple" xlink:href="http://www.fge.com.pl/2015/04/vistulian-atrakcje.html" text:style-name="Internet_20_link" text:visited-style-name="Visited_20_Internet_20_Link">http</text:a><text:a xlink:type="simple" xlink:href="http://www.fge.com.pl/2015/04/vistulian-atrakcje.html" text:style-name="Internet_20_link" text:visited-style-name="Visited_20_Internet_20_Link">://</text:a><text:a xlink:type="simple" xlink:href="http://www.fge.com.pl/2015/04/vistulian-atrakcje.html" text:style-name="Internet_20_link" text:visited-style-name="Visited_20_Internet_20_Link">www</text:a><text:a xlink:type="simple" xlink:href="http://www.fge.com.pl/2015/04/vistulian-atrakcje.html" text:style-name="Internet_20_link" text:visited-style-name="Visited_20_Internet_20_Link">.</text:a><text:a xlink:type="simple" xlink:href="http://www.fge.com.pl/2015/04/vistulian-atrakcje.html" text:style-name="Internet_20_link" text:visited-style-name="Visited_20_Internet_20_Link">fge</text:a><text:a xlink:type="simple" xlink:href="http://www.fge.com.pl/2015/04/vistulian-atrakcje.html" text:style-name="Internet_20_link" text:visited-style-name="Visited_20_Internet_20_Link">.</text:a><text:a xlink:type="simple" xlink:href="http://www.fge.com.pl/2015/04/vistulian-atrakcje.html" text:style-name="Internet_20_link" text:visited-style-name="Visited_20_Internet_20_Link">com</text:a><text:a xlink:type="simple" xlink:href="http://www.fge.com.pl/2015/04/vistulian-atrakcje.html" text:style-name="Internet_20_link" text:visited-style-name="Visited_20_Internet_20_Link">.</text:a><text:a xlink:type="simple" xlink:href="http://www.fge.com.pl/2015/04/vistulian-atrakcje.html" text:style-name="Internet_20_link" text:visited-style-name="Visited_20_Internet_20_Link">pl</text:a><text:a xlink:type="simple" xlink:href="http://www.fge.com.pl/2015/04/vistulian-atrakcje.html" text:style-name="Internet_20_link" text:visited-style-name="Visited_20_Internet_20_Link">/2015/04/</text:a><text:a xlink:type="simple" xlink:href="http://www.fge.com.pl/2015/04/vistulian-atrakcje.html" text:style-name="Internet_20_link" text:visited-style-name="Visited_20_Internet_20_Link">vistulian</text:a><text:a xlink:type="simple" xlink:href="http://www.fge.com.pl/2015/04/vistulian-atrakcje.html" text:style-name="Internet_20_link" text:visited-style-name="Visited_20_Internet_20_Link">-</text:a><text:a xlink:type="simple" xlink:href="http://www.fge.com.pl/2015/04/vistulian-atrakcje.html" text:style-name="Internet_20_link" text:visited-style-name="Visited_20_Internet_20_Link">atrakcje</text:a><text:a xlink:type="simple" xlink:href="http://www.fge.com.pl/2015/04/vistulian-atrakcje.html" text:style-name="Internet_20_link" text:visited-style-name="Visited_20_Internet_20_Link">.</text:a><text:a xlink:type="simple" xlink:href="http://www.fge.com.pl/2015/04/vistulian-atrakcje.html" text:style-name="Internet_20_link" text:visited-style-name="Visited_20_Internet_20_Link">html</text:a></text:p>
      <text:p text:style-name="P3"/>
      <text:p text:style-name="P3">Mój Kucyk Pony 5/15</text:p>
      <text:p text:style-name="P3"/>
      <text:p text:style-name="P2"><text:soft-page-break/>Na rynku pojawił się kolejny numer miesięcznika Mój Kucyk Pony. Jak wiadomo, w tym piśmie często pojawiają się dobrej jakości figurki – tym razem była to sama Vinyl Scratch. Prawdziwa gratka dla kolekcjoinerów.</text:p>
      <text:p text:style-name="P2"/>
      <text:p text:style-name="P1"><text:span text:style-name="T3">Link do obrazka: </text:span><text:a xlink:type="simple" xlink:href="http://1.bp.blogspot.com/-KQrPUQp1njI/VTeB4v-W5YI/AAAAAAAAHiM/pB8ci6Oe3kA/s1600/MLP_052015.jpg" text:style-name="Internet_20_link" text:visited-style-name="Visited_20_Internet_20_Link">http</text:a><text:a xlink:type="simple" xlink:href="http://1.bp.blogspot.com/-KQrPUQp1njI/VTeB4v-W5YI/AAAAAAAAHiM/pB8ci6Oe3kA/s1600/MLP_052015.jpg" text:style-name="Internet_20_link" text:visited-style-name="Visited_20_Internet_20_Link">://1.</text:a><text:a xlink:type="simple" xlink:href="http://1.bp.blogspot.com/-KQrPUQp1njI/VTeB4v-W5YI/AAAAAAAAHiM/pB8ci6Oe3kA/s1600/MLP_052015.jpg" text:style-name="Internet_20_link" text:visited-style-name="Visited_20_Internet_20_Link">bp</text:a><text:a xlink:type="simple" xlink:href="http://1.bp.blogspot.com/-KQrPUQp1njI/VTeB4v-W5YI/AAAAAAAAHiM/pB8ci6Oe3kA/s1600/MLP_052015.jpg" text:style-name="Internet_20_link" text:visited-style-name="Visited_20_Internet_20_Link">.</text:a><text:a xlink:type="simple" xlink:href="http://1.bp.blogspot.com/-KQrPUQp1njI/VTeB4v-W5YI/AAAAAAAAHiM/pB8ci6Oe3kA/s1600/MLP_052015.jpg" text:style-name="Internet_20_link" text:visited-style-name="Visited_20_Internet_20_Link">blogspot</text:a><text:a xlink:type="simple" xlink:href="http://1.bp.blogspot.com/-KQrPUQp1njI/VTeB4v-W5YI/AAAAAAAAHiM/pB8ci6Oe3kA/s1600/MLP_052015.jpg" text:style-name="Internet_20_link" text:visited-style-name="Visited_20_Internet_20_Link">.</text:a><text:a xlink:type="simple" xlink:href="http://1.bp.blogspot.com/-KQrPUQp1njI/VTeB4v-W5YI/AAAAAAAAHiM/pB8ci6Oe3kA/s1600/MLP_052015.jpg" text:style-name="Internet_20_link" text:visited-style-name="Visited_20_Internet_20_Link">com</text:a><text:a xlink:type="simple" xlink:href="http://1.bp.blogspot.com/-KQrPUQp1njI/VTeB4v-W5YI/AAAAAAAAHiM/pB8ci6Oe3kA/s1600/MLP_052015.jpg" text:style-name="Internet_20_link" text:visited-style-name="Visited_20_Internet_20_Link">/-</text:a><text:a xlink:type="simple" xlink:href="http://1.bp.blogspot.com/-KQrPUQp1njI/VTeB4v-W5YI/AAAAAAAAHiM/pB8ci6Oe3kA/s1600/MLP_052015.jpg" text:style-name="Internet_20_link" text:visited-style-name="Visited_20_Internet_20_Link">KQrPUQp</text:a><text:a xlink:type="simple" xlink:href="http://1.bp.blogspot.com/-KQrPUQp1njI/VTeB4v-W5YI/AAAAAAAAHiM/pB8ci6Oe3kA/s1600/MLP_052015.jpg" text:style-name="Internet_20_link" text:visited-style-name="Visited_20_Internet_20_Link">1</text:a><text:a xlink:type="simple" xlink:href="http://1.bp.blogspot.com/-KQrPUQp1njI/VTeB4v-W5YI/AAAAAAAAHiM/pB8ci6Oe3kA/s1600/MLP_052015.jpg" text:style-name="Internet_20_link" text:visited-style-name="Visited_20_Internet_20_Link">njI</text:a><text:a xlink:type="simple" xlink:href="http://1.bp.blogspot.com/-KQrPUQp1njI/VTeB4v-W5YI/AAAAAAAAHiM/pB8ci6Oe3kA/s1600/MLP_052015.jpg" text:style-name="Internet_20_link" text:visited-style-name="Visited_20_Internet_20_Link">/</text:a><text:a xlink:type="simple" xlink:href="http://1.bp.blogspot.com/-KQrPUQp1njI/VTeB4v-W5YI/AAAAAAAAHiM/pB8ci6Oe3kA/s1600/MLP_052015.jpg" text:style-name="Internet_20_link" text:visited-style-name="Visited_20_Internet_20_Link">VTeB</text:a><text:a xlink:type="simple" xlink:href="http://1.bp.blogspot.com/-KQrPUQp1njI/VTeB4v-W5YI/AAAAAAAAHiM/pB8ci6Oe3kA/s1600/MLP_052015.jpg" text:style-name="Internet_20_link" text:visited-style-name="Visited_20_Internet_20_Link">4</text:a><text:a xlink:type="simple" xlink:href="http://1.bp.blogspot.com/-KQrPUQp1njI/VTeB4v-W5YI/AAAAAAAAHiM/pB8ci6Oe3kA/s1600/MLP_052015.jpg" text:style-name="Internet_20_link" text:visited-style-name="Visited_20_Internet_20_Link">v</text:a><text:a xlink:type="simple" xlink:href="http://1.bp.blogspot.com/-KQrPUQp1njI/VTeB4v-W5YI/AAAAAAAAHiM/pB8ci6Oe3kA/s1600/MLP_052015.jpg" text:style-name="Internet_20_link" text:visited-style-name="Visited_20_Internet_20_Link">-</text:a><text:a xlink:type="simple" xlink:href="http://1.bp.blogspot.com/-KQrPUQp1njI/VTeB4v-W5YI/AAAAAAAAHiM/pB8ci6Oe3kA/s1600/MLP_052015.jpg" text:style-name="Internet_20_link" text:visited-style-name="Visited_20_Internet_20_Link">W</text:a><text:a xlink:type="simple" xlink:href="http://1.bp.blogspot.com/-KQrPUQp1njI/VTeB4v-W5YI/AAAAAAAAHiM/pB8ci6Oe3kA/s1600/MLP_052015.jpg" text:style-name="Internet_20_link" text:visited-style-name="Visited_20_Internet_20_Link">5</text:a><text:a xlink:type="simple" xlink:href="http://1.bp.blogspot.com/-KQrPUQp1njI/VTeB4v-W5YI/AAAAAAAAHiM/pB8ci6Oe3kA/s1600/MLP_052015.jpg" text:style-name="Internet_20_link" text:visited-style-name="Visited_20_Internet_20_Link">YI</text:a><text:a xlink:type="simple" xlink:href="http://1.bp.blogspot.com/-KQrPUQp1njI/VTeB4v-W5YI/AAAAAAAAHiM/pB8ci6Oe3kA/s1600/MLP_052015.jpg" text:style-name="Internet_20_link" text:visited-style-name="Visited_20_Internet_20_Link">/</text:a><text:a xlink:type="simple" xlink:href="http://1.bp.blogspot.com/-KQrPUQp1njI/VTeB4v-W5YI/AAAAAAAAHiM/pB8ci6Oe3kA/s1600/MLP_052015.jpg" text:style-name="Internet_20_link" text:visited-style-name="Visited_20_Internet_20_Link">AAAAAAAAHiM</text:a><text:a xlink:type="simple" xlink:href="http://1.bp.blogspot.com/-KQrPUQp1njI/VTeB4v-W5YI/AAAAAAAAHiM/pB8ci6Oe3kA/s1600/MLP_052015.jpg" text:style-name="Internet_20_link" text:visited-style-name="Visited_20_Internet_20_Link">/</text:a><text:a xlink:type="simple" xlink:href="http://1.bp.blogspot.com/-KQrPUQp1njI/VTeB4v-W5YI/AAAAAAAAHiM/pB8ci6Oe3kA/s1600/MLP_052015.jpg" text:style-name="Internet_20_link" text:visited-style-name="Visited_20_Internet_20_Link">pB</text:a><text:a xlink:type="simple" xlink:href="http://1.bp.blogspot.com/-KQrPUQp1njI/VTeB4v-W5YI/AAAAAAAAHiM/pB8ci6Oe3kA/s1600/MLP_052015.jpg" text:style-name="Internet_20_link" text:visited-style-name="Visited_20_Internet_20_Link">8</text:a><text:a xlink:type="simple" xlink:href="http://1.bp.blogspot.com/-KQrPUQp1njI/VTeB4v-W5YI/AAAAAAAAHiM/pB8ci6Oe3kA/s1600/MLP_052015.jpg" text:style-name="Internet_20_link" text:visited-style-name="Visited_20_Internet_20_Link">ci</text:a><text:a xlink:type="simple" xlink:href="http://1.bp.blogspot.com/-KQrPUQp1njI/VTeB4v-W5YI/AAAAAAAAHiM/pB8ci6Oe3kA/s1600/MLP_052015.jpg" text:style-name="Internet_20_link" text:visited-style-name="Visited_20_Internet_20_Link">6</text:a><text:a xlink:type="simple" xlink:href="http://1.bp.blogspot.com/-KQrPUQp1njI/VTeB4v-W5YI/AAAAAAAAHiM/pB8ci6Oe3kA/s1600/MLP_052015.jpg" text:style-name="Internet_20_link" text:visited-style-name="Visited_20_Internet_20_Link">Oe</text:a><text:a xlink:type="simple" xlink:href="http://1.bp.blogspot.com/-KQrPUQp1njI/VTeB4v-W5YI/AAAAAAAAHiM/pB8ci6Oe3kA/s1600/MLP_052015.jpg" text:style-name="Internet_20_link" text:visited-style-name="Visited_20_Internet_20_Link">3</text:a><text:a xlink:type="simple" xlink:href="http://1.bp.blogspot.com/-KQrPUQp1njI/VTeB4v-W5YI/AAAAAAAAHiM/pB8ci6Oe3kA/s1600/MLP_052015.jpg" text:style-name="Internet_20_link" text:visited-style-name="Visited_20_Internet_20_Link">kA</text:a><text:a xlink:type="simple" xlink:href="http://1.bp.blogspot.com/-KQrPUQp1njI/VTeB4v-W5YI/AAAAAAAAHiM/pB8ci6Oe3kA/s1600/MLP_052015.jpg" text:style-name="Internet_20_link" text:visited-style-name="Visited_20_Internet_20_Link">/</text:a><text:a xlink:type="simple" xlink:href="http://1.bp.blogspot.com/-KQrPUQp1njI/VTeB4v-W5YI/AAAAAAAAHiM/pB8ci6Oe3kA/s1600/MLP_052015.jpg" text:style-name="Internet_20_link" text:visited-style-name="Visited_20_Internet_20_Link">s</text:a><text:a xlink:type="simple" xlink:href="http://1.bp.blogspot.com/-KQrPUQp1njI/VTeB4v-W5YI/AAAAAAAAHiM/pB8ci6Oe3kA/s1600/MLP_052015.jpg" text:style-name="Internet_20_link" text:visited-style-name="Visited_20_Internet_20_Link">1600/</text:a><text:a xlink:type="simple" xlink:href="http://1.bp.blogspot.com/-KQrPUQp1njI/VTeB4v-W5YI/AAAAAAAAHiM/pB8ci6Oe3kA/s1600/MLP_052015.jpg" text:style-name="Internet_20_link" text:visited-style-name="Visited_20_Internet_20_Link">MLP</text:a><text:a xlink:type="simple" xlink:href="http://1.bp.blogspot.com/-KQrPUQp1njI/VTeB4v-W5YI/AAAAAAAAHiM/pB8ci6Oe3kA/s1600/MLP_052015.jpg" text:style-name="Internet_20_link" text:visited-style-name="Visited_20_Internet_20_Link">_052015.</text:a><text:a xlink:type="simple" xlink:href="http://1.bp.blogspot.com/-KQrPUQp1njI/VTeB4v-W5YI/AAAAAAAAHiM/pB8ci6Oe3kA/s1600/MLP_052015.jpg" text:style-name="Internet_20_link" text:visited-style-name="Visited_20_Internet_20_Link">jpg</text:a></text:p>
      <text:p text:style-name="P1"><text:span text:style-name="T3">Link do źródła: </text:span><text:a xlink:type="simple" xlink:href="http://www.fge.com.pl/2015/04/moj-kucyk-pony-nr-515.html" text:style-name="Internet_20_link" text:visited-style-name="Visited_20_Internet_20_Link">http</text:a><text:a xlink:type="simple" xlink:href="http://www.fge.com.pl/2015/04/moj-kucyk-pony-nr-515.html" text:style-name="Internet_20_link" text:visited-style-name="Visited_20_Internet_20_Link">://</text:a><text:a xlink:type="simple" xlink:href="http://www.fge.com.pl/2015/04/moj-kucyk-pony-nr-515.html" text:style-name="Internet_20_link" text:visited-style-name="Visited_20_Internet_20_Link">www</text:a><text:a xlink:type="simple" xlink:href="http://www.fge.com.pl/2015/04/moj-kucyk-pony-nr-515.html" text:style-name="Internet_20_link" text:visited-style-name="Visited_20_Internet_20_Link">.</text:a><text:a xlink:type="simple" xlink:href="http://www.fge.com.pl/2015/04/moj-kucyk-pony-nr-515.html" text:style-name="Internet_20_link" text:visited-style-name="Visited_20_Internet_20_Link">fge</text:a><text:a xlink:type="simple" xlink:href="http://www.fge.com.pl/2015/04/moj-kucyk-pony-nr-515.html" text:style-name="Internet_20_link" text:visited-style-name="Visited_20_Internet_20_Link">.</text:a><text:a xlink:type="simple" xlink:href="http://www.fge.com.pl/2015/04/moj-kucyk-pony-nr-515.html" text:style-name="Internet_20_link" text:visited-style-name="Visited_20_Internet_20_Link">com</text:a><text:a xlink:type="simple" xlink:href="http://www.fge.com.pl/2015/04/moj-kucyk-pony-nr-515.html" text:style-name="Internet_20_link" text:visited-style-name="Visited_20_Internet_20_Link">.</text:a><text:a xlink:type="simple" xlink:href="http://www.fge.com.pl/2015/04/moj-kucyk-pony-nr-515.html" text:style-name="Internet_20_link" text:visited-style-name="Visited_20_Internet_20_Link">pl</text:a><text:a xlink:type="simple" xlink:href="http://www.fge.com.pl/2015/04/moj-kucyk-pony-nr-515.html" text:style-name="Internet_20_link" text:visited-style-name="Visited_20_Internet_20_Link">/2015/04/</text:a><text:a xlink:type="simple" xlink:href="http://www.fge.com.pl/2015/04/moj-kucyk-pony-nr-515.html" text:style-name="Internet_20_link" text:visited-style-name="Visited_20_Internet_20_Link">moj</text:a><text:a xlink:type="simple" xlink:href="http://www.fge.com.pl/2015/04/moj-kucyk-pony-nr-515.html" text:style-name="Internet_20_link" text:visited-style-name="Visited_20_Internet_20_Link">-</text:a><text:a xlink:type="simple" xlink:href="http://www.fge.com.pl/2015/04/moj-kucyk-pony-nr-515.html" text:style-name="Internet_20_link" text:visited-style-name="Visited_20_Internet_20_Link">kucyk</text:a><text:a xlink:type="simple" xlink:href="http://www.fge.com.pl/2015/04/moj-kucyk-pony-nr-515.html" text:style-name="Internet_20_link" text:visited-style-name="Visited_20_Internet_20_Link">-</text:a><text:a xlink:type="simple" xlink:href="http://www.fge.com.pl/2015/04/moj-kucyk-pony-nr-515.html" text:style-name="Internet_20_link" text:visited-style-name="Visited_20_Internet_20_Link">pony</text:a><text:a xlink:type="simple" xlink:href="http://www.fge.com.pl/2015/04/moj-kucyk-pony-nr-515.html" text:style-name="Internet_20_link" text:visited-style-name="Visited_20_Internet_20_Link">-</text:a><text:a xlink:type="simple" xlink:href="http://www.fge.com.pl/2015/04/moj-kucyk-pony-nr-515.html" text:style-name="Internet_20_link" text:visited-style-name="Visited_20_Internet_20_Link">nr</text:a><text:a xlink:type="simple" xlink:href="http://www.fge.com.pl/2015/04/moj-kucyk-pony-nr-515.html" text:style-name="Internet_20_link" text:visited-style-name="Visited_20_Internet_20_Link">-515.</text:a><text:a xlink:type="simple" xlink:href="http://www.fge.com.pl/2015/04/moj-kucyk-pony-nr-515.html" text:style-name="Internet_20_link" text:visited-style-name="Visited_20_Internet_20_Link">html</text:a></text:p>
      <text:p text:style-name="P2"/>
      <text:p text:style-name="P2">23 kwietnia</text:p>
      <text:p text:style-name="P2"/>
      <text:p text:style-name="P3">Czequestria 2015 – The New Beginning</text:p>
      <text:p text:style-name="P3"/>
      <text:p text:style-name="P1"><text:span text:style-name="T3">U naszych południowych sąsiadów po raz kolejny rusza sprzedaż biletów na ich największy konwent. Odbędzie się on w dniach 21-23 sierpnia w samej Pradze. Jako iż nie jest to zbyt daleko, a językiem obowiązującym ma być angielski, to może warto się tam wybrać? Wszystkie informacje i linki znajdziecie na For Glorious Equestria w </text:span><text:a xlink:type="simple" xlink:href="http://www.fge.com.pl/2015/04/czequestria-2015-new-beggining.html" text:style-name="Internet_20_link" text:visited-style-name="Visited_20_Internet_20_Link"><text:span text:style-name="T2">tym</text:span></text:a><text:span text:style-name="T3"> poście.</text:span></text:p>
      <text:p text:style-name="P2"/>
      <text:p text:style-name="P1"><text:span text:style-name="T3">Link do obrazka: </text:span><text:a xlink:type="simple" xlink:href="http://1.bp.blogspot.com/-PyzW_7bMmpY/VTgLf46Di_I/AAAAAAAAAXA/ifqh8ENJFJY/s1600/Czequestria_Header_forum1.png" text:style-name="Internet_20_link" text:visited-style-name="Visited_20_Internet_20_Link">http</text:a><text:a xlink:type="simple" xlink:href="http://1.bp.blogspot.com/-PyzW_7bMmpY/VTgLf46Di_I/AAAAAAAAAXA/ifqh8ENJFJY/s1600/Czequestria_Header_forum1.png" text:style-name="Internet_20_link" text:visited-style-name="Visited_20_Internet_20_Link">://1.</text:a><text:a xlink:type="simple" xlink:href="http://1.bp.blogspot.com/-PyzW_7bMmpY/VTgLf46Di_I/AAAAAAAAAXA/ifqh8ENJFJY/s1600/Czequestria_Header_forum1.png" text:style-name="Internet_20_link" text:visited-style-name="Visited_20_Internet_20_Link">bp</text:a><text:a xlink:type="simple" xlink:href="http://1.bp.blogspot.com/-PyzW_7bMmpY/VTgLf46Di_I/AAAAAAAAAXA/ifqh8ENJFJY/s1600/Czequestria_Header_forum1.png" text:style-name="Internet_20_link" text:visited-style-name="Visited_20_Internet_20_Link">.</text:a><text:a xlink:type="simple" xlink:href="http://1.bp.blogspot.com/-PyzW_7bMmpY/VTgLf46Di_I/AAAAAAAAAXA/ifqh8ENJFJY/s1600/Czequestria_Header_forum1.png" text:style-name="Internet_20_link" text:visited-style-name="Visited_20_Internet_20_Link">blogspot</text:a><text:a xlink:type="simple" xlink:href="http://1.bp.blogspot.com/-PyzW_7bMmpY/VTgLf46Di_I/AAAAAAAAAXA/ifqh8ENJFJY/s1600/Czequestria_Header_forum1.png" text:style-name="Internet_20_link" text:visited-style-name="Visited_20_Internet_20_Link">.</text:a><text:a xlink:type="simple" xlink:href="http://1.bp.blogspot.com/-PyzW_7bMmpY/VTgLf46Di_I/AAAAAAAAAXA/ifqh8ENJFJY/s1600/Czequestria_Header_forum1.png" text:style-name="Internet_20_link" text:visited-style-name="Visited_20_Internet_20_Link">com</text:a><text:a xlink:type="simple" xlink:href="http://1.bp.blogspot.com/-PyzW_7bMmpY/VTgLf46Di_I/AAAAAAAAAXA/ifqh8ENJFJY/s1600/Czequestria_Header_forum1.png" text:style-name="Internet_20_link" text:visited-style-name="Visited_20_Internet_20_Link">/-</text:a><text:a xlink:type="simple" xlink:href="http://1.bp.blogspot.com/-PyzW_7bMmpY/VTgLf46Di_I/AAAAAAAAAXA/ifqh8ENJFJY/s1600/Czequestria_Header_forum1.png" text:style-name="Internet_20_link" text:visited-style-name="Visited_20_Internet_20_Link">PyzW</text:a><text:a xlink:type="simple" xlink:href="http://1.bp.blogspot.com/-PyzW_7bMmpY/VTgLf46Di_I/AAAAAAAAAXA/ifqh8ENJFJY/s1600/Czequestria_Header_forum1.png" text:style-name="Internet_20_link" text:visited-style-name="Visited_20_Internet_20_Link">_7</text:a><text:a xlink:type="simple" xlink:href="http://1.bp.blogspot.com/-PyzW_7bMmpY/VTgLf46Di_I/AAAAAAAAAXA/ifqh8ENJFJY/s1600/Czequestria_Header_forum1.png" text:style-name="Internet_20_link" text:visited-style-name="Visited_20_Internet_20_Link">bMmpY</text:a><text:a xlink:type="simple" xlink:href="http://1.bp.blogspot.com/-PyzW_7bMmpY/VTgLf46Di_I/AAAAAAAAAXA/ifqh8ENJFJY/s1600/Czequestria_Header_forum1.png" text:style-name="Internet_20_link" text:visited-style-name="Visited_20_Internet_20_Link">/</text:a><text:a xlink:type="simple" xlink:href="http://1.bp.blogspot.com/-PyzW_7bMmpY/VTgLf46Di_I/AAAAAAAAAXA/ifqh8ENJFJY/s1600/Czequestria_Header_forum1.png" text:style-name="Internet_20_link" text:visited-style-name="Visited_20_Internet_20_Link">VTgLf</text:a><text:a xlink:type="simple" xlink:href="http://1.bp.blogspot.com/-PyzW_7bMmpY/VTgLf46Di_I/AAAAAAAAAXA/ifqh8ENJFJY/s1600/Czequestria_Header_forum1.png" text:style-name="Internet_20_link" text:visited-style-name="Visited_20_Internet_20_Link">46</text:a><text:a xlink:type="simple" xlink:href="http://1.bp.blogspot.com/-PyzW_7bMmpY/VTgLf46Di_I/AAAAAAAAAXA/ifqh8ENJFJY/s1600/Czequestria_Header_forum1.png" text:style-name="Internet_20_link" text:visited-style-name="Visited_20_Internet_20_Link">Di</text:a><text:a xlink:type="simple" xlink:href="http://1.bp.blogspot.com/-PyzW_7bMmpY/VTgLf46Di_I/AAAAAAAAAXA/ifqh8ENJFJY/s1600/Czequestria_Header_forum1.png" text:style-name="Internet_20_link" text:visited-style-name="Visited_20_Internet_20_Link">_</text:a><text:a xlink:type="simple" xlink:href="http://1.bp.blogspot.com/-PyzW_7bMmpY/VTgLf46Di_I/AAAAAAAAAXA/ifqh8ENJFJY/s1600/Czequestria_Header_forum1.png" text:style-name="Internet_20_link" text:visited-style-name="Visited_20_Internet_20_Link">I</text:a><text:a xlink:type="simple" xlink:href="http://1.bp.blogspot.com/-PyzW_7bMmpY/VTgLf46Di_I/AAAAAAAAAXA/ifqh8ENJFJY/s1600/Czequestria_Header_forum1.png" text:style-name="Internet_20_link" text:visited-style-name="Visited_20_Internet_20_Link">/</text:a><text:a xlink:type="simple" xlink:href="http://1.bp.blogspot.com/-PyzW_7bMmpY/VTgLf46Di_I/AAAAAAAAAXA/ifqh8ENJFJY/s1600/Czequestria_Header_forum1.png" text:style-name="Internet_20_link" text:visited-style-name="Visited_20_Internet_20_Link">AAAAAAAAAXA</text:a><text:a xlink:type="simple" xlink:href="http://1.bp.blogspot.com/-PyzW_7bMmpY/VTgLf46Di_I/AAAAAAAAAXA/ifqh8ENJFJY/s1600/Czequestria_Header_forum1.png" text:style-name="Internet_20_link" text:visited-style-name="Visited_20_Internet_20_Link">/</text:a><text:a xlink:type="simple" xlink:href="http://1.bp.blogspot.com/-PyzW_7bMmpY/VTgLf46Di_I/AAAAAAAAAXA/ifqh8ENJFJY/s1600/Czequestria_Header_forum1.png" text:style-name="Internet_20_link" text:visited-style-name="Visited_20_Internet_20_Link">ifqh</text:a><text:a xlink:type="simple" xlink:href="http://1.bp.blogspot.com/-PyzW_7bMmpY/VTgLf46Di_I/AAAAAAAAAXA/ifqh8ENJFJY/s1600/Czequestria_Header_forum1.png" text:style-name="Internet_20_link" text:visited-style-name="Visited_20_Internet_20_Link">8</text:a><text:a xlink:type="simple" xlink:href="http://1.bp.blogspot.com/-PyzW_7bMmpY/VTgLf46Di_I/AAAAAAAAAXA/ifqh8ENJFJY/s1600/Czequestria_Header_forum1.png" text:style-name="Internet_20_link" text:visited-style-name="Visited_20_Internet_20_Link">ENJFJY</text:a><text:a xlink:type="simple" xlink:href="http://1.bp.blogspot.com/-PyzW_7bMmpY/VTgLf46Di_I/AAAAAAAAAXA/ifqh8ENJFJY/s1600/Czequestria_Header_forum1.png" text:style-name="Internet_20_link" text:visited-style-name="Visited_20_Internet_20_Link">/</text:a><text:a xlink:type="simple" xlink:href="http://1.bp.blogspot.com/-PyzW_7bMmpY/VTgLf46Di_I/AAAAAAAAAXA/ifqh8ENJFJY/s1600/Czequestria_Header_forum1.png" text:style-name="Internet_20_link" text:visited-style-name="Visited_20_Internet_20_Link">s</text:a><text:a xlink:type="simple" xlink:href="http://1.bp.blogspot.com/-PyzW_7bMmpY/VTgLf46Di_I/AAAAAAAAAXA/ifqh8ENJFJY/s1600/Czequestria_Header_forum1.png" text:style-name="Internet_20_link" text:visited-style-name="Visited_20_Internet_20_Link">1600/</text:a><text:a xlink:type="simple" xlink:href="http://1.bp.blogspot.com/-PyzW_7bMmpY/VTgLf46Di_I/AAAAAAAAAXA/ifqh8ENJFJY/s1600/Czequestria_Header_forum1.png" text:style-name="Internet_20_link" text:visited-style-name="Visited_20_Internet_20_Link">Czequestria</text:a><text:a xlink:type="simple" xlink:href="http://1.bp.blogspot.com/-PyzW_7bMmpY/VTgLf46Di_I/AAAAAAAAAXA/ifqh8ENJFJY/s1600/Czequestria_Header_forum1.png" text:style-name="Internet_20_link" text:visited-style-name="Visited_20_Internet_20_Link">_</text:a><text:a xlink:type="simple" xlink:href="http://1.bp.blogspot.com/-PyzW_7bMmpY/VTgLf46Di_I/AAAAAAAAAXA/ifqh8ENJFJY/s1600/Czequestria_Header_forum1.png" text:style-name="Internet_20_link" text:visited-style-name="Visited_20_Internet_20_Link">Header</text:a><text:a xlink:type="simple" xlink:href="http://1.bp.blogspot.com/-PyzW_7bMmpY/VTgLf46Di_I/AAAAAAAAAXA/ifqh8ENJFJY/s1600/Czequestria_Header_forum1.png" text:style-name="Internet_20_link" text:visited-style-name="Visited_20_Internet_20_Link">_</text:a><text:a xlink:type="simple" xlink:href="http://1.bp.blogspot.com/-PyzW_7bMmpY/VTgLf46Di_I/AAAAAAAAAXA/ifqh8ENJFJY/s1600/Czequestria_Header_forum1.png" text:style-name="Internet_20_link" text:visited-style-name="Visited_20_Internet_20_Link">forum</text:a><text:a xlink:type="simple" xlink:href="http://1.bp.blogspot.com/-PyzW_7bMmpY/VTgLf46Di_I/AAAAAAAAAXA/ifqh8ENJFJY/s1600/Czequestria_Header_forum1.png" text:style-name="Internet_20_link" text:visited-style-name="Visited_20_Internet_20_Link">1.</text:a><text:a xlink:type="simple" xlink:href="http://1.bp.blogspot.com/-PyzW_7bMmpY/VTgLf46Di_I/AAAAAAAAAXA/ifqh8ENJFJY/s1600/Czequestria_Header_forum1.png" text:style-name="Internet_20_link" text:visited-style-name="Visited_20_Internet_20_Link">png</text:a></text:p>
      <text:p text:style-name="P1"><text:span text:style-name="T3">Link do źródła: </text:span><text:a xlink:type="simple" xlink:href="http://www.fge.com.pl/2015/04/czequestria-2015-new-beggining.html" text:style-name="Internet_20_link" text:visited-style-name="Visited_20_Internet_20_Link">http</text:a><text:a xlink:type="simple" xlink:href="http://www.fge.com.pl/2015/04/czequestria-2015-new-beggining.html" text:style-name="Internet_20_link" text:visited-style-name="Visited_20_Internet_20_Link">://</text:a><text:a xlink:type="simple" xlink:href="http://www.fge.com.pl/2015/04/czequestria-2015-new-beggining.html" text:style-name="Internet_20_link" text:visited-style-name="Visited_20_Internet_20_Link">www</text:a><text:a xlink:type="simple" xlink:href="http://www.fge.com.pl/2015/04/czequestria-2015-new-beggining.html" text:style-name="Internet_20_link" text:visited-style-name="Visited_20_Internet_20_Link">.</text:a><text:a xlink:type="simple" xlink:href="http://www.fge.com.pl/2015/04/czequestria-2015-new-beggining.html" text:style-name="Internet_20_link" text:visited-style-name="Visited_20_Internet_20_Link">fge</text:a><text:a xlink:type="simple" xlink:href="http://www.fge.com.pl/2015/04/czequestria-2015-new-beggining.html" text:style-name="Internet_20_link" text:visited-style-name="Visited_20_Internet_20_Link">.</text:a><text:a xlink:type="simple" xlink:href="http://www.fge.com.pl/2015/04/czequestria-2015-new-beggining.html" text:style-name="Internet_20_link" text:visited-style-name="Visited_20_Internet_20_Link">com</text:a><text:a xlink:type="simple" xlink:href="http://www.fge.com.pl/2015/04/czequestria-2015-new-beggining.html" text:style-name="Internet_20_link" text:visited-style-name="Visited_20_Internet_20_Link">.</text:a><text:a xlink:type="simple" xlink:href="http://www.fge.com.pl/2015/04/czequestria-2015-new-beggining.html" text:style-name="Internet_20_link" text:visited-style-name="Visited_20_Internet_20_Link">pl</text:a><text:a xlink:type="simple" xlink:href="http://www.fge.com.pl/2015/04/czequestria-2015-new-beggining.html" text:style-name="Internet_20_link" text:visited-style-name="Visited_20_Internet_20_Link">/2015/04/</text:a><text:a xlink:type="simple" xlink:href="http://www.fge.com.pl/2015/04/czequestria-2015-new-beggining.html" text:style-name="Internet_20_link" text:visited-style-name="Visited_20_Internet_20_Link">czequestria</text:a><text:a xlink:type="simple" xlink:href="http://www.fge.com.pl/2015/04/czequestria-2015-new-beggining.html" text:style-name="Internet_20_link" text:visited-style-name="Visited_20_Internet_20_Link">-2015-</text:a><text:a xlink:type="simple" xlink:href="http://www.fge.com.pl/2015/04/czequestria-2015-new-beggining.html" text:style-name="Internet_20_link" text:visited-style-name="Visited_20_Internet_20_Link">new</text:a><text:a xlink:type="simple" xlink:href="http://www.fge.com.pl/2015/04/czequestria-2015-new-beggining.html" text:style-name="Internet_20_link" text:visited-style-name="Visited_20_Internet_20_Link">-</text:a><text:a xlink:type="simple" xlink:href="http://www.fge.com.pl/2015/04/czequestria-2015-new-beggining.html" text:style-name="Internet_20_link" text:visited-style-name="Visited_20_Internet_20_Link">beggining</text:a><text:a xlink:type="simple" xlink:href="http://www.fge.com.pl/2015/04/czequestria-2015-new-beggining.html" text:style-name="Internet_20_link" text:visited-style-name="Visited_20_Internet_20_Link">.</text:a><text:a xlink:type="simple" xlink:href="http://www.fge.com.pl/2015/04/czequestria-2015-new-beggining.html" text:style-name="Internet_20_link" text:visited-style-name="Visited_20_Internet_20_Link">html</text:a></text:p>
      <text:p text:style-name="P2"/>
      <text:p text:style-name="P2">24 kwietnia</text:p>
      <text:p text:style-name="P2"/>
      <text:p text:style-name="P3">My Little Konwent 2015</text:p>
      <text:p text:style-name="P3"/>
      <text:p text:style-name="P1"><text:span text:style-name="T3">Po pewnych zawirowaniach związanych z ustaleniem terminu, tegoroczny MLK odbędzie się nie jak pierwotnie planowano w dniach 17-19 lipca, lecz 24-26 lipca w Żywcu. Notka od organizatorów dotycząca tej zmiany dostępna jest </text:span><text:a xlink:type="simple" xlink:href="http://www.fge.com.pl/2015/05/my-little-konwent-2015-przesuniety.html" text:style-name="Internet_20_link" text:visited-style-name="Visited_20_Internet_20_Link"><text:span text:style-name="T2">tutaj</text:span></text:a><text:span text:style-name="T3">. Dokładne informacje o czekających na was atrakcjach możecie poznać, czytając </text:span><text:a xlink:type="simple" xlink:href="http://www.fge.com.pl/2015/04/my-little-konwent-2015.html" text:style-name="Internet_20_link" text:visited-style-name="Visited_20_Internet_20_Link"><text:span text:style-name="T2">ten</text:span></text:a><text:span text:style-name="T3"> post na FGE, gdzie znajdziecie również odnośniki do stron samego MLK.</text:span></text:p>
      <text:p text:style-name="P2"/>
      <text:p text:style-name="P1"><text:span text:style-name="T3">Link do obrazka:</text:span><text:a xlink:type="simple" xlink:href="http://3.bp.blogspot.com/-WKmOsLT1NXg/VTlSOrETFSI/AAAAAAAAAXc/bGgsZZxPFXs/s1600/top1000.png" text:style-name="Internet_20_link" text:visited-style-name="Visited_20_Internet_20_Link">http</text:a><text:a xlink:type="simple" xlink:href="http://3.bp.blogspot.com/-WKmOsLT1NXg/VTlSOrETFSI/AAAAAAAAAXc/bGgsZZxPFXs/s1600/top1000.png" text:style-name="Internet_20_link" text:visited-style-name="Visited_20_Internet_20_Link">://3.</text:a><text:a xlink:type="simple" xlink:href="http://3.bp.blogspot.com/-WKmOsLT1NXg/VTlSOrETFSI/AAAAAAAAAXc/bGgsZZxPFXs/s1600/top1000.png" text:style-name="Internet_20_link" text:visited-style-name="Visited_20_Internet_20_Link">bp</text:a><text:a xlink:type="simple" xlink:href="http://3.bp.blogspot.com/-WKmOsLT1NXg/VTlSOrETFSI/AAAAAAAAAXc/bGgsZZxPFXs/s1600/top1000.png" text:style-name="Internet_20_link" text:visited-style-name="Visited_20_Internet_20_Link">.</text:a><text:a xlink:type="simple" xlink:href="http://3.bp.blogspot.com/-WKmOsLT1NXg/VTlSOrETFSI/AAAAAAAAAXc/bGgsZZxPFXs/s1600/top1000.png" text:style-name="Internet_20_link" text:visited-style-name="Visited_20_Internet_20_Link">blogspot</text:a><text:a xlink:type="simple" xlink:href="http://3.bp.blogspot.com/-WKmOsLT1NXg/VTlSOrETFSI/AAAAAAAAAXc/bGgsZZxPFXs/s1600/top1000.png" text:style-name="Internet_20_link" text:visited-style-name="Visited_20_Internet_20_Link">.</text:a><text:a xlink:type="simple" xlink:href="http://3.bp.blogspot.com/-WKmOsLT1NXg/VTlSOrETFSI/AAAAAAAAAXc/bGgsZZxPFXs/s1600/top1000.png" text:style-name="Internet_20_link" text:visited-style-name="Visited_20_Internet_20_Link">com</text:a><text:a xlink:type="simple" xlink:href="http://3.bp.blogspot.com/-WKmOsLT1NXg/VTlSOrETFSI/AAAAAAAAAXc/bGgsZZxPFXs/s1600/top1000.png" text:style-name="Internet_20_link" text:visited-style-name="Visited_20_Internet_20_Link">/-</text:a><text:a xlink:type="simple" xlink:href="http://3.bp.blogspot.com/-WKmOsLT1NXg/VTlSOrETFSI/AAAAAAAAAXc/bGgsZZxPFXs/s1600/top1000.png" text:style-name="Internet_20_link" text:visited-style-name="Visited_20_Internet_20_Link">WKmOsLT</text:a><text:a xlink:type="simple" xlink:href="http://3.bp.blogspot.com/-WKmOsLT1NXg/VTlSOrETFSI/AAAAAAAAAXc/bGgsZZxPFXs/s1600/top1000.png" text:style-name="Internet_20_link" text:visited-style-name="Visited_20_Internet_20_Link">1</text:a><text:a xlink:type="simple" xlink:href="http://3.bp.blogspot.com/-WKmOsLT1NXg/VTlSOrETFSI/AAAAAAAAAXc/bGgsZZxPFXs/s1600/top1000.png" text:style-name="Internet_20_link" text:visited-style-name="Visited_20_Internet_20_Link">NXg</text:a><text:a xlink:type="simple" xlink:href="http://3.bp.blogspot.com/-WKmOsLT1NXg/VTlSOrETFSI/AAAAAAAAAXc/bGgsZZxPFXs/s1600/top1000.png" text:style-name="Internet_20_link" text:visited-style-name="Visited_20_Internet_20_Link">/</text:a><text:a xlink:type="simple" xlink:href="http://3.bp.blogspot.com/-WKmOsLT1NXg/VTlSOrETFSI/AAAAAAAAAXc/bGgsZZxPFXs/s1600/top1000.png" text:style-name="Internet_20_link" text:visited-style-name="Visited_20_Internet_20_Link">VTlSOrETFSI</text:a><text:a xlink:type="simple" xlink:href="http://3.bp.blogspot.com/-WKmOsLT1NXg/VTlSOrETFSI/AAAAAAAAAXc/bGgsZZxPFXs/s1600/top1000.png" text:style-name="Internet_20_link" text:visited-style-name="Visited_20_Internet_20_Link">/</text:a><text:a xlink:type="simple" xlink:href="http://3.bp.blogspot.com/-WKmOsLT1NXg/VTlSOrETFSI/AAAAAAAAAXc/bGgsZZxPFXs/s1600/top1000.png" text:style-name="Internet_20_link" text:visited-style-name="Visited_20_Internet_20_Link">AAAAAAAAAXc</text:a><text:a xlink:type="simple" xlink:href="http://3.bp.blogspot.com/-WKmOsLT1NXg/VTlSOrETFSI/AAAAAAAAAXc/bGgsZZxPFXs/s1600/top1000.png" text:style-name="Internet_20_link" text:visited-style-name="Visited_20_Internet_20_Link">/</text:a><text:a xlink:type="simple" xlink:href="http://3.bp.blogspot.com/-WKmOsLT1NXg/VTlSOrETFSI/AAAAAAAAAXc/bGgsZZxPFXs/s1600/top1000.png" text:style-name="Internet_20_link" text:visited-style-name="Visited_20_Internet_20_Link">bGgsZZxPFXs</text:a><text:a xlink:type="simple" xlink:href="http://3.bp.blogspot.com/-WKmOsLT1NXg/VTlSOrETFSI/AAAAAAAAAXc/bGgsZZxPFXs/s1600/top1000.png" text:style-name="Internet_20_link" text:visited-style-name="Visited_20_Internet_20_Link">/</text:a><text:a xlink:type="simple" xlink:href="http://3.bp.blogspot.com/-WKmOsLT1NXg/VTlSOrETFSI/AAAAAAAAAXc/bGgsZZxPFXs/s1600/top1000.png" text:style-name="Internet_20_link" text:visited-style-name="Visited_20_Internet_20_Link">s</text:a><text:a xlink:type="simple" xlink:href="http://3.bp.blogspot.com/-WKmOsLT1NXg/VTlSOrETFSI/AAAAAAAAAXc/bGgsZZxPFXs/s1600/top1000.png" text:style-name="Internet_20_link" text:visited-style-name="Visited_20_Internet_20_Link">1600/</text:a><text:a xlink:type="simple" xlink:href="http://3.bp.blogspot.com/-WKmOsLT1NXg/VTlSOrETFSI/AAAAAAAAAXc/bGgsZZxPFXs/s1600/top1000.png" text:style-name="Internet_20_link" text:visited-style-name="Visited_20_Internet_20_Link">top</text:a><text:a xlink:type="simple" xlink:href="http://3.bp.blogspot.com/-WKmOsLT1NXg/VTlSOrETFSI/AAAAAAAAAXc/bGgsZZxPFXs/s1600/top1000.png" text:style-name="Internet_20_link" text:visited-style-name="Visited_20_Internet_20_Link">1000.</text:a><text:a xlink:type="simple" xlink:href="http://3.bp.blogspot.com/-WKmOsLT1NXg/VTlSOrETFSI/AAAAAAAAAXc/bGgsZZxPFXs/s1600/top1000.png" text:style-name="Internet_20_link" text:visited-style-name="Visited_20_Internet_20_Link">png</text:a><text:span text:style-name="T3"> i </text:span><text:a xlink:type="simple" xlink:href="http://4.bp.blogspot.com/-3VG5lFq472U/VUY27rVrKGI/AAAAAAAAAY0/CjxHcaEfGd0/s1600/top1000.png" text:style-name="Internet_20_link" text:visited-style-name="Visited_20_Internet_20_Link">http</text:a><text:a xlink:type="simple" xlink:href="http://4.bp.blogspot.com/-3VG5lFq472U/VUY27rVrKGI/AAAAAAAAAY0/CjxHcaEfGd0/s1600/top1000.png" text:style-name="Internet_20_link" text:visited-style-name="Visited_20_Internet_20_Link">://4.</text:a><text:a xlink:type="simple" xlink:href="http://4.bp.blogspot.com/-3VG5lFq472U/VUY27rVrKGI/AAAAAAAAAY0/CjxHcaEfGd0/s1600/top1000.png" text:style-name="Internet_20_link" text:visited-style-name="Visited_20_Internet_20_Link">bp</text:a><text:a xlink:type="simple" xlink:href="http://4.bp.blogspot.com/-3VG5lFq472U/VUY27rVrKGI/AAAAAAAAAY0/CjxHcaEfGd0/s1600/top1000.png" text:style-name="Internet_20_link" text:visited-style-name="Visited_20_Internet_20_Link">.</text:a><text:a xlink:type="simple" xlink:href="http://4.bp.blogspot.com/-3VG5lFq472U/VUY27rVrKGI/AAAAAAAAAY0/CjxHcaEfGd0/s1600/top1000.png" text:style-name="Internet_20_link" text:visited-style-name="Visited_20_Internet_20_Link">blogspot</text:a><text:a xlink:type="simple" xlink:href="http://4.bp.blogspot.com/-3VG5lFq472U/VUY27rVrKGI/AAAAAAAAAY0/CjxHcaEfGd0/s1600/top1000.png" text:style-name="Internet_20_link" text:visited-style-name="Visited_20_Internet_20_Link">.</text:a><text:a xlink:type="simple" xlink:href="http://4.bp.blogspot.com/-3VG5lFq472U/VUY27rVrKGI/AAAAAAAAAY0/CjxHcaEfGd0/s1600/top1000.png" text:style-name="Internet_20_link" text:visited-style-name="Visited_20_Internet_20_Link">com</text:a><text:a xlink:type="simple" xlink:href="http://4.bp.blogspot.com/-3VG5lFq472U/VUY27rVrKGI/AAAAAAAAAY0/CjxHcaEfGd0/s1600/top1000.png" text:style-name="Internet_20_link" text:visited-style-name="Visited_20_Internet_20_Link">/-3</text:a><text:a xlink:type="simple" xlink:href="http://4.bp.blogspot.com/-3VG5lFq472U/VUY27rVrKGI/AAAAAAAAAY0/CjxHcaEfGd0/s1600/top1000.png" text:style-name="Internet_20_link" text:visited-style-name="Visited_20_Internet_20_Link">VG</text:a><text:a xlink:type="simple" xlink:href="http://4.bp.blogspot.com/-3VG5lFq472U/VUY27rVrKGI/AAAAAAAAAY0/CjxHcaEfGd0/s1600/top1000.png" text:style-name="Internet_20_link" text:visited-style-name="Visited_20_Internet_20_Link">5</text:a><text:a xlink:type="simple" xlink:href="http://4.bp.blogspot.com/-3VG5lFq472U/VUY27rVrKGI/AAAAAAAAAY0/CjxHcaEfGd0/s1600/top1000.png" text:style-name="Internet_20_link" text:visited-style-name="Visited_20_Internet_20_Link">lFq</text:a><text:a xlink:type="simple" xlink:href="http://4.bp.blogspot.com/-3VG5lFq472U/VUY27rVrKGI/AAAAAAAAAY0/CjxHcaEfGd0/s1600/top1000.png" text:style-name="Internet_20_link" text:visited-style-name="Visited_20_Internet_20_Link">472</text:a><text:a xlink:type="simple" xlink:href="http://4.bp.blogspot.com/-3VG5lFq472U/VUY27rVrKGI/AAAAAAAAAY0/CjxHcaEfGd0/s1600/top1000.png" text:style-name="Internet_20_link" text:visited-style-name="Visited_20_Internet_20_Link">U</text:a><text:a xlink:type="simple" xlink:href="http://4.bp.blogspot.com/-3VG5lFq472U/VUY27rVrKGI/AAAAAAAAAY0/CjxHcaEfGd0/s1600/top1000.png" text:style-name="Internet_20_link" text:visited-style-name="Visited_20_Internet_20_Link">/</text:a><text:a xlink:type="simple" xlink:href="http://4.bp.blogspot.com/-3VG5lFq472U/VUY27rVrKGI/AAAAAAAAAY0/CjxHcaEfGd0/s1600/top1000.png" text:style-name="Internet_20_link" text:visited-style-name="Visited_20_Internet_20_Link">VUY</text:a><text:a xlink:type="simple" xlink:href="http://4.bp.blogspot.com/-3VG5lFq472U/VUY27rVrKGI/AAAAAAAAAY0/CjxHcaEfGd0/s1600/top1000.png" text:style-name="Internet_20_link" text:visited-style-name="Visited_20_Internet_20_Link">27</text:a><text:a xlink:type="simple" xlink:href="http://4.bp.blogspot.com/-3VG5lFq472U/VUY27rVrKGI/AAAAAAAAAY0/CjxHcaEfGd0/s1600/top1000.png" text:style-name="Internet_20_link" text:visited-style-name="Visited_20_Internet_20_Link">rVrKGI</text:a><text:a xlink:type="simple" xlink:href="http://4.bp.blogspot.com/-3VG5lFq472U/VUY27rVrKGI/AAAAAAAAAY0/CjxHcaEfGd0/s1600/top1000.png" text:style-name="Internet_20_link" text:visited-style-name="Visited_20_Internet_20_Link">/</text:a><text:a xlink:type="simple" xlink:href="http://4.bp.blogspot.com/-3VG5lFq472U/VUY27rVrKGI/AAAAAAAAAY0/CjxHcaEfGd0/s1600/top1000.png" text:style-name="Internet_20_link" text:visited-style-name="Visited_20_Internet_20_Link">AAAAAAAAAY</text:a><text:a xlink:type="simple" xlink:href="http://4.bp.blogspot.com/-3VG5lFq472U/VUY27rVrKGI/AAAAAAAAAY0/CjxHcaEfGd0/s1600/top1000.png" text:style-name="Internet_20_link" text:visited-style-name="Visited_20_Internet_20_Link">0/</text:a><text:a xlink:type="simple" xlink:href="http://4.bp.blogspot.com/-3VG5lFq472U/VUY27rVrKGI/AAAAAAAAAY0/CjxHcaEfGd0/s1600/top1000.png" text:style-name="Internet_20_link" text:visited-style-name="Visited_20_Internet_20_Link">CjxHcaEfGd</text:a><text:a xlink:type="simple" xlink:href="http://4.bp.blogspot.com/-3VG5lFq472U/VUY27rVrKGI/AAAAAAAAAY0/CjxHcaEfGd0/s1600/top1000.png" text:style-name="Internet_20_link" text:visited-style-name="Visited_20_Internet_20_Link">0/</text:a><text:a xlink:type="simple" xlink:href="http://4.bp.blogspot.com/-3VG5lFq472U/VUY27rVrKGI/AAAAAAAAAY0/CjxHcaEfGd0/s1600/top1000.png" text:style-name="Internet_20_link" text:visited-style-name="Visited_20_Internet_20_Link">s</text:a><text:a xlink:type="simple" xlink:href="http://4.bp.blogspot.com/-3VG5lFq472U/VUY27rVrKGI/AAAAAAAAAY0/CjxHcaEfGd0/s1600/top1000.png" text:style-name="Internet_20_link" text:visited-style-name="Visited_20_Internet_20_Link">1600/</text:a><text:a xlink:type="simple" xlink:href="http://4.bp.blogspot.com/-3VG5lFq472U/VUY27rVrKGI/AAAAAAAAAY0/CjxHcaEfGd0/s1600/top1000.png" text:style-name="Internet_20_link" text:visited-style-name="Visited_20_Internet_20_Link">top</text:a><text:a xlink:type="simple" xlink:href="http://4.bp.blogspot.com/-3VG5lFq472U/VUY27rVrKGI/AAAAAAAAAY0/CjxHcaEfGd0/s1600/top1000.png" text:style-name="Internet_20_link" text:visited-style-name="Visited_20_Internet_20_Link">1000.</text:a><text:a xlink:type="simple" xlink:href="http://4.bp.blogspot.com/-3VG5lFq472U/VUY27rVrKGI/AAAAAAAAAY0/CjxHcaEfGd0/s1600/top1000.png" text:style-name="Internet_20_link" text:visited-style-name="Visited_20_Internet_20_Link">png</text:a></text:p>
      <text:p text:style-name="P1"><text:span text:style-name="T3">Link do źródła: </text:span><text:a xlink:type="simple" xlink:href="http://www.fge.com.pl/2015/04/my-little-konwent-2015.html" text:style-name="Internet_20_link" text:visited-style-name="Visited_20_Internet_20_Link">http</text:a><text:a xlink:type="simple" xlink:href="http://www.fge.com.pl/2015/04/my-little-konwent-2015.html" text:style-name="Internet_20_link" text:visited-style-name="Visited_20_Internet_20_Link">://</text:a><text:a xlink:type="simple" xlink:href="http://www.fge.com.pl/2015/04/my-little-konwent-2015.html" text:style-name="Internet_20_link" text:visited-style-name="Visited_20_Internet_20_Link">www</text:a><text:a xlink:type="simple" xlink:href="http://www.fge.com.pl/2015/04/my-little-konwent-2015.html" text:style-name="Internet_20_link" text:visited-style-name="Visited_20_Internet_20_Link">.</text:a><text:a xlink:type="simple" xlink:href="http://www.fge.com.pl/2015/04/my-little-konwent-2015.html" text:style-name="Internet_20_link" text:visited-style-name="Visited_20_Internet_20_Link">fge</text:a><text:a xlink:type="simple" xlink:href="http://www.fge.com.pl/2015/04/my-little-konwent-2015.html" text:style-name="Internet_20_link" text:visited-style-name="Visited_20_Internet_20_Link">.</text:a><text:a xlink:type="simple" xlink:href="http://www.fge.com.pl/2015/04/my-little-konwent-2015.html" text:style-name="Internet_20_link" text:visited-style-name="Visited_20_Internet_20_Link">com</text:a><text:a xlink:type="simple" xlink:href="http://www.fge.com.pl/2015/04/my-little-konwent-2015.html" text:style-name="Internet_20_link" text:visited-style-name="Visited_20_Internet_20_Link">.</text:a><text:a xlink:type="simple" xlink:href="http://www.fge.com.pl/2015/04/my-little-konwent-2015.html" text:style-name="Internet_20_link" text:visited-style-name="Visited_20_Internet_20_Link">pl</text:a><text:a xlink:type="simple" xlink:href="http://www.fge.com.pl/2015/04/my-little-konwent-2015.html" text:style-name="Internet_20_link" text:visited-style-name="Visited_20_Internet_20_Link">/2015/04/</text:a><text:a xlink:type="simple" xlink:href="http://www.fge.com.pl/2015/04/my-little-konwent-2015.html" text:style-name="Internet_20_link" text:visited-style-name="Visited_20_Internet_20_Link">my</text:a><text:a xlink:type="simple" xlink:href="http://www.fge.com.pl/2015/04/my-little-konwent-2015.html" text:style-name="Internet_20_link" text:visited-style-name="Visited_20_Internet_20_Link">-</text:a><text:a xlink:type="simple" xlink:href="http://www.fge.com.pl/2015/04/my-little-konwent-2015.html" text:style-name="Internet_20_link" text:visited-style-name="Visited_20_Internet_20_Link">little</text:a><text:a xlink:type="simple" xlink:href="http://www.fge.com.pl/2015/04/my-little-konwent-2015.html" text:style-name="Internet_20_link" text:visited-style-name="Visited_20_Internet_20_Link">-</text:a><text:a xlink:type="simple" xlink:href="http://www.fge.com.pl/2015/04/my-little-konwent-2015.html" text:style-name="Internet_20_link" text:visited-style-name="Visited_20_Internet_20_Link">konwent</text:a><text:a xlink:type="simple" xlink:href="http://www.fge.com.pl/2015/04/my-little-konwent-2015.html" text:style-name="Internet_20_link" text:visited-style-name="Visited_20_Internet_20_Link">-2015.</text:a><text:a xlink:type="simple" xlink:href="http://www.fge.com.pl/2015/04/my-little-konwent-2015.html" text:style-name="Internet_20_link" text:visited-style-name="Visited_20_Internet_20_Link">html</text:a><text:span text:style-name="T3"> i </text:span><text:a xlink:type="simple" xlink:href="http://www.fge.com.pl/2015/05/my-little-konwent-2015-przesuniety.html" text:style-name="Internet_20_link" text:visited-style-name="Visited_20_Internet_20_Link">http</text:a><text:a xlink:type="simple" xlink:href="http://www.fge.com.pl/2015/05/my-little-konwent-2015-przesuniety.html" text:style-name="Internet_20_link" text:visited-style-name="Visited_20_Internet_20_Link">://</text:a><text:a xlink:type="simple" xlink:href="http://www.fge.com.pl/2015/05/my-little-konwent-2015-przesuniety.html" text:style-name="Internet_20_link" text:visited-style-name="Visited_20_Internet_20_Link">www</text:a><text:a xlink:type="simple" xlink:href="http://www.fge.com.pl/2015/05/my-little-konwent-2015-przesuniety.html" text:style-name="Internet_20_link" text:visited-style-name="Visited_20_Internet_20_Link">.</text:a><text:a xlink:type="simple" xlink:href="http://www.fge.com.pl/2015/05/my-little-konwent-2015-przesuniety.html" text:style-name="Internet_20_link" text:visited-style-name="Visited_20_Internet_20_Link">fge</text:a><text:a xlink:type="simple" xlink:href="http://www.fge.com.pl/2015/05/my-little-konwent-2015-przesuniety.html" text:style-name="Internet_20_link" text:visited-style-name="Visited_20_Internet_20_Link">.</text:a><text:a xlink:type="simple" xlink:href="http://www.fge.com.pl/2015/05/my-little-konwent-2015-przesuniety.html" text:style-name="Internet_20_link" text:visited-style-name="Visited_20_Internet_20_Link">com</text:a><text:a xlink:type="simple" xlink:href="http://www.fge.com.pl/2015/05/my-little-konwent-2015-przesuniety.html" text:style-name="Internet_20_link" text:visited-style-name="Visited_20_Internet_20_Link">.</text:a><text:a xlink:type="simple" xlink:href="http://www.fge.com.pl/2015/05/my-little-konwent-2015-przesuniety.html" text:style-name="Internet_20_link" text:visited-style-name="Visited_20_Internet_20_Link">pl</text:a><text:a xlink:type="simple" xlink:href="http://www.fge.com.pl/2015/05/my-little-konwent-2015-przesuniety.html" text:style-name="Internet_20_link" text:visited-style-name="Visited_20_Internet_20_Link">/2015/05/</text:a><text:a xlink:type="simple" xlink:href="http://www.fge.com.pl/2015/05/my-little-konwent-2015-przesuniety.html" text:style-name="Internet_20_link" text:visited-style-name="Visited_20_Internet_20_Link">my</text:a><text:a xlink:type="simple" xlink:href="http://www.fge.com.pl/2015/05/my-little-konwent-2015-przesuniety.html" text:style-name="Internet_20_link" text:visited-style-name="Visited_20_Internet_20_Link">-</text:a><text:a xlink:type="simple" xlink:href="http://www.fge.com.pl/2015/05/my-little-konwent-2015-przesuniety.html" text:style-name="Internet_20_link" text:visited-style-name="Visited_20_Internet_20_Link">little</text:a><text:a xlink:type="simple" xlink:href="http://www.fge.com.pl/2015/05/my-little-konwent-2015-przesuniety.html" text:style-name="Internet_20_link" text:visited-style-name="Visited_20_Internet_20_Link">-</text:a><text:a xlink:type="simple" xlink:href="http://www.fge.com.pl/2015/05/my-little-konwent-2015-przesuniety.html" text:style-name="Internet_20_link" text:visited-style-name="Visited_20_Internet_20_Link">konwent</text:a><text:a xlink:type="simple" xlink:href="http://www.fge.com.pl/2015/05/my-little-konwent-2015-przesuniety.html" text:style-name="Internet_20_link" text:visited-style-name="Visited_20_Internet_20_Link">-2015-</text:a><text:a xlink:type="simple" xlink:href="http://www.fge.com.pl/2015/05/my-little-konwent-2015-przesuniety.html" text:style-name="Internet_20_link" text:visited-style-name="Visited_20_Internet_20_Link">przesuniety</text:a><text:a xlink:type="simple" xlink:href="http://www.fge.com.pl/2015/05/my-little-konwent-2015-przesuniety.html" text:style-name="Internet_20_link" text:visited-style-name="Visited_20_Internet_20_Link">.</text:a><text:a xlink:type="simple" xlink:href="http://www.fge.com.pl/2015/05/my-little-konwent-2015-przesuniety.html" text:style-name="Internet_20_link" text:visited-style-name="Visited_20_Internet_20_Link">html</text:a></text:p>
      <text:p text:style-name="P2"/>
      <text:p text:style-name="P2">27 kwietnia</text:p>
      <text:p text:style-name="P2"/>
      <text:p text:style-name="P3">Amy Keating Rogers opuszcza MLP</text:p>
      <text:p text:style-name="P3"/>
      <text:p text:style-name="P1"><text:soft-page-break/><text:span text:style-name="T3">Po czterech latach współpracy przy serialu Amy Keating Rogers zostawia kucyki za sobą i rozpoczyna pracę na pełen etat dla Disneya. Jak sama twierdzi, dotyczy to najbliższej przyszłości, więc może jeszcze kiedyś pojawią się jej pomysły, jednak póki co lojalnie ostrzega, iż napisane przez nią odcinki do piątego sezonu mogą okazać się ostatnimi, jakie stworzyła <text:s/>dla MLP: FiM. A wedle jej własnych słów mają być całe cztery. Wypada życzyć jej powodzenia na nowej drodze kariery, a można dokonać tego </text:span><text:a xlink:type="simple" xlink:href="https://twitter.com/KeatingRogers/status/592827503380692992" text:style-name="Internet_20_link" text:visited-style-name="Visited_20_Internet_20_Link"><text:span text:style-name="T2">tutaj</text:span></text:a><text:span text:style-name="T3">.</text:span></text:p>
      <text:p text:style-name="P2"/>
      <text:p text:style-name="P1"><text:span text:style-name="T3">Link do obrazka: </text:span><text:a xlink:type="simple" xlink:href="http://3.bp.blogspot.com/-YYmxh3R-g1Q/VT8jJVhe_tI/AAAAAAACN4E/h31B8bVSA3c/s1600/AmyKeatingRogers.png" text:style-name="Internet_20_link" text:visited-style-name="Visited_20_Internet_20_Link">http</text:a><text:a xlink:type="simple" xlink:href="http://3.bp.blogspot.com/-YYmxh3R-g1Q/VT8jJVhe_tI/AAAAAAACN4E/h31B8bVSA3c/s1600/AmyKeatingRogers.png" text:style-name="Internet_20_link" text:visited-style-name="Visited_20_Internet_20_Link">://3.</text:a><text:a xlink:type="simple" xlink:href="http://3.bp.blogspot.com/-YYmxh3R-g1Q/VT8jJVhe_tI/AAAAAAACN4E/h31B8bVSA3c/s1600/AmyKeatingRogers.png" text:style-name="Internet_20_link" text:visited-style-name="Visited_20_Internet_20_Link">bp</text:a><text:a xlink:type="simple" xlink:href="http://3.bp.blogspot.com/-YYmxh3R-g1Q/VT8jJVhe_tI/AAAAAAACN4E/h31B8bVSA3c/s1600/AmyKeatingRogers.png" text:style-name="Internet_20_link" text:visited-style-name="Visited_20_Internet_20_Link">.</text:a><text:a xlink:type="simple" xlink:href="http://3.bp.blogspot.com/-YYmxh3R-g1Q/VT8jJVhe_tI/AAAAAAACN4E/h31B8bVSA3c/s1600/AmyKeatingRogers.png" text:style-name="Internet_20_link" text:visited-style-name="Visited_20_Internet_20_Link">blogspot</text:a><text:a xlink:type="simple" xlink:href="http://3.bp.blogspot.com/-YYmxh3R-g1Q/VT8jJVhe_tI/AAAAAAACN4E/h31B8bVSA3c/s1600/AmyKeatingRogers.png" text:style-name="Internet_20_link" text:visited-style-name="Visited_20_Internet_20_Link">.</text:a><text:a xlink:type="simple" xlink:href="http://3.bp.blogspot.com/-YYmxh3R-g1Q/VT8jJVhe_tI/AAAAAAACN4E/h31B8bVSA3c/s1600/AmyKeatingRogers.png" text:style-name="Internet_20_link" text:visited-style-name="Visited_20_Internet_20_Link">com</text:a><text:a xlink:type="simple" xlink:href="http://3.bp.blogspot.com/-YYmxh3R-g1Q/VT8jJVhe_tI/AAAAAAACN4E/h31B8bVSA3c/s1600/AmyKeatingRogers.png" text:style-name="Internet_20_link" text:visited-style-name="Visited_20_Internet_20_Link">/-</text:a><text:a xlink:type="simple" xlink:href="http://3.bp.blogspot.com/-YYmxh3R-g1Q/VT8jJVhe_tI/AAAAAAACN4E/h31B8bVSA3c/s1600/AmyKeatingRogers.png" text:style-name="Internet_20_link" text:visited-style-name="Visited_20_Internet_20_Link">YYmxh</text:a><text:a xlink:type="simple" xlink:href="http://3.bp.blogspot.com/-YYmxh3R-g1Q/VT8jJVhe_tI/AAAAAAACN4E/h31B8bVSA3c/s1600/AmyKeatingRogers.png" text:style-name="Internet_20_link" text:visited-style-name="Visited_20_Internet_20_Link">3</text:a><text:a xlink:type="simple" xlink:href="http://3.bp.blogspot.com/-YYmxh3R-g1Q/VT8jJVhe_tI/AAAAAAACN4E/h31B8bVSA3c/s1600/AmyKeatingRogers.png" text:style-name="Internet_20_link" text:visited-style-name="Visited_20_Internet_20_Link">R</text:a><text:a xlink:type="simple" xlink:href="http://3.bp.blogspot.com/-YYmxh3R-g1Q/VT8jJVhe_tI/AAAAAAACN4E/h31B8bVSA3c/s1600/AmyKeatingRogers.png" text:style-name="Internet_20_link" text:visited-style-name="Visited_20_Internet_20_Link">-</text:a><text:a xlink:type="simple" xlink:href="http://3.bp.blogspot.com/-YYmxh3R-g1Q/VT8jJVhe_tI/AAAAAAACN4E/h31B8bVSA3c/s1600/AmyKeatingRogers.png" text:style-name="Internet_20_link" text:visited-style-name="Visited_20_Internet_20_Link">g</text:a><text:a xlink:type="simple" xlink:href="http://3.bp.blogspot.com/-YYmxh3R-g1Q/VT8jJVhe_tI/AAAAAAACN4E/h31B8bVSA3c/s1600/AmyKeatingRogers.png" text:style-name="Internet_20_link" text:visited-style-name="Visited_20_Internet_20_Link">1</text:a><text:a xlink:type="simple" xlink:href="http://3.bp.blogspot.com/-YYmxh3R-g1Q/VT8jJVhe_tI/AAAAAAACN4E/h31B8bVSA3c/s1600/AmyKeatingRogers.png" text:style-name="Internet_20_link" text:visited-style-name="Visited_20_Internet_20_Link">Q</text:a><text:a xlink:type="simple" xlink:href="http://3.bp.blogspot.com/-YYmxh3R-g1Q/VT8jJVhe_tI/AAAAAAACN4E/h31B8bVSA3c/s1600/AmyKeatingRogers.png" text:style-name="Internet_20_link" text:visited-style-name="Visited_20_Internet_20_Link">/</text:a><text:a xlink:type="simple" xlink:href="http://3.bp.blogspot.com/-YYmxh3R-g1Q/VT8jJVhe_tI/AAAAAAACN4E/h31B8bVSA3c/s1600/AmyKeatingRogers.png" text:style-name="Internet_20_link" text:visited-style-name="Visited_20_Internet_20_Link">VT</text:a><text:a xlink:type="simple" xlink:href="http://3.bp.blogspot.com/-YYmxh3R-g1Q/VT8jJVhe_tI/AAAAAAACN4E/h31B8bVSA3c/s1600/AmyKeatingRogers.png" text:style-name="Internet_20_link" text:visited-style-name="Visited_20_Internet_20_Link">8</text:a><text:a xlink:type="simple" xlink:href="http://3.bp.blogspot.com/-YYmxh3R-g1Q/VT8jJVhe_tI/AAAAAAACN4E/h31B8bVSA3c/s1600/AmyKeatingRogers.png" text:style-name="Internet_20_link" text:visited-style-name="Visited_20_Internet_20_Link">jJVhe</text:a><text:a xlink:type="simple" xlink:href="http://3.bp.blogspot.com/-YYmxh3R-g1Q/VT8jJVhe_tI/AAAAAAACN4E/h31B8bVSA3c/s1600/AmyKeatingRogers.png" text:style-name="Internet_20_link" text:visited-style-name="Visited_20_Internet_20_Link">_</text:a><text:a xlink:type="simple" xlink:href="http://3.bp.blogspot.com/-YYmxh3R-g1Q/VT8jJVhe_tI/AAAAAAACN4E/h31B8bVSA3c/s1600/AmyKeatingRogers.png" text:style-name="Internet_20_link" text:visited-style-name="Visited_20_Internet_20_Link">tI</text:a><text:a xlink:type="simple" xlink:href="http://3.bp.blogspot.com/-YYmxh3R-g1Q/VT8jJVhe_tI/AAAAAAACN4E/h31B8bVSA3c/s1600/AmyKeatingRogers.png" text:style-name="Internet_20_link" text:visited-style-name="Visited_20_Internet_20_Link">/</text:a><text:a xlink:type="simple" xlink:href="http://3.bp.blogspot.com/-YYmxh3R-g1Q/VT8jJVhe_tI/AAAAAAACN4E/h31B8bVSA3c/s1600/AmyKeatingRogers.png" text:style-name="Internet_20_link" text:visited-style-name="Visited_20_Internet_20_Link">AAAAAAACN</text:a><text:a xlink:type="simple" xlink:href="http://3.bp.blogspot.com/-YYmxh3R-g1Q/VT8jJVhe_tI/AAAAAAACN4E/h31B8bVSA3c/s1600/AmyKeatingRogers.png" text:style-name="Internet_20_link" text:visited-style-name="Visited_20_Internet_20_Link">4</text:a><text:a xlink:type="simple" xlink:href="http://3.bp.blogspot.com/-YYmxh3R-g1Q/VT8jJVhe_tI/AAAAAAACN4E/h31B8bVSA3c/s1600/AmyKeatingRogers.png" text:style-name="Internet_20_link" text:visited-style-name="Visited_20_Internet_20_Link">E</text:a><text:a xlink:type="simple" xlink:href="http://3.bp.blogspot.com/-YYmxh3R-g1Q/VT8jJVhe_tI/AAAAAAACN4E/h31B8bVSA3c/s1600/AmyKeatingRogers.png" text:style-name="Internet_20_link" text:visited-style-name="Visited_20_Internet_20_Link">/</text:a><text:a xlink:type="simple" xlink:href="http://3.bp.blogspot.com/-YYmxh3R-g1Q/VT8jJVhe_tI/AAAAAAACN4E/h31B8bVSA3c/s1600/AmyKeatingRogers.png" text:style-name="Internet_20_link" text:visited-style-name="Visited_20_Internet_20_Link">h</text:a><text:a xlink:type="simple" xlink:href="http://3.bp.blogspot.com/-YYmxh3R-g1Q/VT8jJVhe_tI/AAAAAAACN4E/h31B8bVSA3c/s1600/AmyKeatingRogers.png" text:style-name="Internet_20_link" text:visited-style-name="Visited_20_Internet_20_Link">31</text:a><text:a xlink:type="simple" xlink:href="http://3.bp.blogspot.com/-YYmxh3R-g1Q/VT8jJVhe_tI/AAAAAAACN4E/h31B8bVSA3c/s1600/AmyKeatingRogers.png" text:style-name="Internet_20_link" text:visited-style-name="Visited_20_Internet_20_Link">B</text:a><text:a xlink:type="simple" xlink:href="http://3.bp.blogspot.com/-YYmxh3R-g1Q/VT8jJVhe_tI/AAAAAAACN4E/h31B8bVSA3c/s1600/AmyKeatingRogers.png" text:style-name="Internet_20_link" text:visited-style-name="Visited_20_Internet_20_Link">8</text:a><text:a xlink:type="simple" xlink:href="http://3.bp.blogspot.com/-YYmxh3R-g1Q/VT8jJVhe_tI/AAAAAAACN4E/h31B8bVSA3c/s1600/AmyKeatingRogers.png" text:style-name="Internet_20_link" text:visited-style-name="Visited_20_Internet_20_Link">bVSA</text:a><text:a xlink:type="simple" xlink:href="http://3.bp.blogspot.com/-YYmxh3R-g1Q/VT8jJVhe_tI/AAAAAAACN4E/h31B8bVSA3c/s1600/AmyKeatingRogers.png" text:style-name="Internet_20_link" text:visited-style-name="Visited_20_Internet_20_Link">3</text:a><text:a xlink:type="simple" xlink:href="http://3.bp.blogspot.com/-YYmxh3R-g1Q/VT8jJVhe_tI/AAAAAAACN4E/h31B8bVSA3c/s1600/AmyKeatingRogers.png" text:style-name="Internet_20_link" text:visited-style-name="Visited_20_Internet_20_Link">c</text:a><text:a xlink:type="simple" xlink:href="http://3.bp.blogspot.com/-YYmxh3R-g1Q/VT8jJVhe_tI/AAAAAAACN4E/h31B8bVSA3c/s1600/AmyKeatingRogers.png" text:style-name="Internet_20_link" text:visited-style-name="Visited_20_Internet_20_Link">/</text:a><text:a xlink:type="simple" xlink:href="http://3.bp.blogspot.com/-YYmxh3R-g1Q/VT8jJVhe_tI/AAAAAAACN4E/h31B8bVSA3c/s1600/AmyKeatingRogers.png" text:style-name="Internet_20_link" text:visited-style-name="Visited_20_Internet_20_Link">s</text:a><text:a xlink:type="simple" xlink:href="http://3.bp.blogspot.com/-YYmxh3R-g1Q/VT8jJVhe_tI/AAAAAAACN4E/h31B8bVSA3c/s1600/AmyKeatingRogers.png" text:style-name="Internet_20_link" text:visited-style-name="Visited_20_Internet_20_Link">1600/</text:a><text:a xlink:type="simple" xlink:href="http://3.bp.blogspot.com/-YYmxh3R-g1Q/VT8jJVhe_tI/AAAAAAACN4E/h31B8bVSA3c/s1600/AmyKeatingRogers.png" text:style-name="Internet_20_link" text:visited-style-name="Visited_20_Internet_20_Link">AmyKeatingRogers</text:a><text:a xlink:type="simple" xlink:href="http://3.bp.blogspot.com/-YYmxh3R-g1Q/VT8jJVhe_tI/AAAAAAACN4E/h31B8bVSA3c/s1600/AmyKeatingRogers.png" text:style-name="Internet_20_link" text:visited-style-name="Visited_20_Internet_20_Link">.</text:a><text:a xlink:type="simple" xlink:href="http://3.bp.blogspot.com/-YYmxh3R-g1Q/VT8jJVhe_tI/AAAAAAACN4E/h31B8bVSA3c/s1600/AmyKeatingRogers.png" text:style-name="Internet_20_link" text:visited-style-name="Visited_20_Internet_20_Link">png</text:a></text:p>
      <text:p text:style-name="P1"><text:span text:style-name="T3">Link do źródła: </text:span><text:a xlink:type="simple" xlink:href="http://www.equestriadaily.com/2015/04/amy-keating-rogers-becomes-full-time.html" text:style-name="Internet_20_link" text:visited-style-name="Visited_20_Internet_20_Link">http</text:a><text:a xlink:type="simple" xlink:href="http://www.equestriadaily.com/2015/04/amy-keating-rogers-becomes-full-time.html" text:style-name="Internet_20_link" text:visited-style-name="Visited_20_Internet_20_Link">://</text:a><text:a xlink:type="simple" xlink:href="http://www.equestriadaily.com/2015/04/amy-keating-rogers-becomes-full-time.html" text:style-name="Internet_20_link" text:visited-style-name="Visited_20_Internet_20_Link">www</text:a><text:a xlink:type="simple" xlink:href="http://www.equestriadaily.com/2015/04/amy-keating-rogers-becomes-full-time.html" text:style-name="Internet_20_link" text:visited-style-name="Visited_20_Internet_20_Link">.</text:a><text:a xlink:type="simple" xlink:href="http://www.equestriadaily.com/2015/04/amy-keating-rogers-becomes-full-time.html" text:style-name="Internet_20_link" text:visited-style-name="Visited_20_Internet_20_Link">equestriadaily</text:a><text:a xlink:type="simple" xlink:href="http://www.equestriadaily.com/2015/04/amy-keating-rogers-becomes-full-time.html" text:style-name="Internet_20_link" text:visited-style-name="Visited_20_Internet_20_Link">.</text:a><text:a xlink:type="simple" xlink:href="http://www.equestriadaily.com/2015/04/amy-keating-rogers-becomes-full-time.html" text:style-name="Internet_20_link" text:visited-style-name="Visited_20_Internet_20_Link">com</text:a><text:a xlink:type="simple" xlink:href="http://www.equestriadaily.com/2015/04/amy-keating-rogers-becomes-full-time.html" text:style-name="Internet_20_link" text:visited-style-name="Visited_20_Internet_20_Link">/2015/04/</text:a><text:a xlink:type="simple" xlink:href="http://www.equestriadaily.com/2015/04/amy-keating-rogers-becomes-full-time.html" text:style-name="Internet_20_link" text:visited-style-name="Visited_20_Internet_20_Link">amy</text:a><text:a xlink:type="simple" xlink:href="http://www.equestriadaily.com/2015/04/amy-keating-rogers-becomes-full-time.html" text:style-name="Internet_20_link" text:visited-style-name="Visited_20_Internet_20_Link">-</text:a><text:a xlink:type="simple" xlink:href="http://www.equestriadaily.com/2015/04/amy-keating-rogers-becomes-full-time.html" text:style-name="Internet_20_link" text:visited-style-name="Visited_20_Internet_20_Link">keating</text:a><text:a xlink:type="simple" xlink:href="http://www.equestriadaily.com/2015/04/amy-keating-rogers-becomes-full-time.html" text:style-name="Internet_20_link" text:visited-style-name="Visited_20_Internet_20_Link">-</text:a><text:a xlink:type="simple" xlink:href="http://www.equestriadaily.com/2015/04/amy-keating-rogers-becomes-full-time.html" text:style-name="Internet_20_link" text:visited-style-name="Visited_20_Internet_20_Link">rogers</text:a><text:a xlink:type="simple" xlink:href="http://www.equestriadaily.com/2015/04/amy-keating-rogers-becomes-full-time.html" text:style-name="Internet_20_link" text:visited-style-name="Visited_20_Internet_20_Link">-</text:a><text:a xlink:type="simple" xlink:href="http://www.equestriadaily.com/2015/04/amy-keating-rogers-becomes-full-time.html" text:style-name="Internet_20_link" text:visited-style-name="Visited_20_Internet_20_Link">becomes</text:a><text:a xlink:type="simple" xlink:href="http://www.equestriadaily.com/2015/04/amy-keating-rogers-becomes-full-time.html" text:style-name="Internet_20_link" text:visited-style-name="Visited_20_Internet_20_Link">-</text:a><text:a xlink:type="simple" xlink:href="http://www.equestriadaily.com/2015/04/amy-keating-rogers-becomes-full-time.html" text:style-name="Internet_20_link" text:visited-style-name="Visited_20_Internet_20_Link">full</text:a><text:a xlink:type="simple" xlink:href="http://www.equestriadaily.com/2015/04/amy-keating-rogers-becomes-full-time.html" text:style-name="Internet_20_link" text:visited-style-name="Visited_20_Internet_20_Link">-</text:a><text:a xlink:type="simple" xlink:href="http://www.equestriadaily.com/2015/04/amy-keating-rogers-becomes-full-time.html" text:style-name="Internet_20_link" text:visited-style-name="Visited_20_Internet_20_Link">time</text:a><text:a xlink:type="simple" xlink:href="http://www.equestriadaily.com/2015/04/amy-keating-rogers-becomes-full-time.html" text:style-name="Internet_20_link" text:visited-style-name="Visited_20_Internet_20_Link">.</text:a><text:a xlink:type="simple" xlink:href="http://www.equestriadaily.com/2015/04/amy-keating-rogers-becomes-full-time.html" text:style-name="Internet_20_link" text:visited-style-name="Visited_20_Internet_20_Link">html</text:a></text:p>
      <text:p text:style-name="P2"/>
      <text:p text:style-name="P2">29 kwietnia</text:p>
      <text:p text:style-name="P2"/>
      <text:p text:style-name="P3">Recenzja gry Pony World 3</text:p>
      <text:p text:style-name="P3"/>
      <text:p text:style-name="P1"><text:span text:style-name="T3">Na serwisie Equestria Daily pojawiła się recenzja Pony World 3. Jest obszerna, wypełniona obrazkami i przemyślaniami autora, które nie są nazbyt pozytywne, lecz mogą zdecydowanie rozbawić czytelników. Zresztą patrząc na zamieszczone zrzuty ekranu, trudno się dziwić niejakiej… zjadliwości autora recenzji. Całość do przeczytania </text:span><text:a xlink:type="simple" xlink:href="http://www.equestriadaily.com/2015/04/what-hell-is-pony-world-3.html" text:style-name="Internet_20_link" text:visited-style-name="Visited_20_Internet_20_Link"><text:span text:style-name="T2">tutaj</text:span></text:a><text:span text:style-name="T3">. Polecam.</text:span></text:p>
      <text:p text:style-name="P2"/>
      <text:p text:style-name="P1"><text:span text:style-name="T3">Link do obrazka:</text:span><text:a xlink:type="simple" xlink:href="http://2.bp.blogspot.com/-0NjROkEPbr0/VUBwQ7IUdpI/AAAAAAAAAho/ueHQCwTYM2w/s1600/header.jpg" text:style-name="Internet_20_link" text:visited-style-name="Visited_20_Internet_20_Link">http</text:a><text:a xlink:type="simple" xlink:href="http://2.bp.blogspot.com/-0NjROkEPbr0/VUBwQ7IUdpI/AAAAAAAAAho/ueHQCwTYM2w/s1600/header.jpg" text:style-name="Internet_20_link" text:visited-style-name="Visited_20_Internet_20_Link">://2.</text:a><text:a xlink:type="simple" xlink:href="http://2.bp.blogspot.com/-0NjROkEPbr0/VUBwQ7IUdpI/AAAAAAAAAho/ueHQCwTYM2w/s1600/header.jpg" text:style-name="Internet_20_link" text:visited-style-name="Visited_20_Internet_20_Link">bp</text:a><text:a xlink:type="simple" xlink:href="http://2.bp.blogspot.com/-0NjROkEPbr0/VUBwQ7IUdpI/AAAAAAAAAho/ueHQCwTYM2w/s1600/header.jpg" text:style-name="Internet_20_link" text:visited-style-name="Visited_20_Internet_20_Link">.</text:a><text:a xlink:type="simple" xlink:href="http://2.bp.blogspot.com/-0NjROkEPbr0/VUBwQ7IUdpI/AAAAAAAAAho/ueHQCwTYM2w/s1600/header.jpg" text:style-name="Internet_20_link" text:visited-style-name="Visited_20_Internet_20_Link">blogspot</text:a><text:a xlink:type="simple" xlink:href="http://2.bp.blogspot.com/-0NjROkEPbr0/VUBwQ7IUdpI/AAAAAAAAAho/ueHQCwTYM2w/s1600/header.jpg" text:style-name="Internet_20_link" text:visited-style-name="Visited_20_Internet_20_Link">.</text:a><text:a xlink:type="simple" xlink:href="http://2.bp.blogspot.com/-0NjROkEPbr0/VUBwQ7IUdpI/AAAAAAAAAho/ueHQCwTYM2w/s1600/header.jpg" text:style-name="Internet_20_link" text:visited-style-name="Visited_20_Internet_20_Link">com</text:a><text:a xlink:type="simple" xlink:href="http://2.bp.blogspot.com/-0NjROkEPbr0/VUBwQ7IUdpI/AAAAAAAAAho/ueHQCwTYM2w/s1600/header.jpg" text:style-name="Internet_20_link" text:visited-style-name="Visited_20_Internet_20_Link">/-0</text:a><text:a xlink:type="simple" xlink:href="http://2.bp.blogspot.com/-0NjROkEPbr0/VUBwQ7IUdpI/AAAAAAAAAho/ueHQCwTYM2w/s1600/header.jpg" text:style-name="Internet_20_link" text:visited-style-name="Visited_20_Internet_20_Link">NjROkEPbr</text:a><text:a xlink:type="simple" xlink:href="http://2.bp.blogspot.com/-0NjROkEPbr0/VUBwQ7IUdpI/AAAAAAAAAho/ueHQCwTYM2w/s1600/header.jpg" text:style-name="Internet_20_link" text:visited-style-name="Visited_20_Internet_20_Link">0/</text:a><text:a xlink:type="simple" xlink:href="http://2.bp.blogspot.com/-0NjROkEPbr0/VUBwQ7IUdpI/AAAAAAAAAho/ueHQCwTYM2w/s1600/header.jpg" text:style-name="Internet_20_link" text:visited-style-name="Visited_20_Internet_20_Link">VUBwQ</text:a><text:a xlink:type="simple" xlink:href="http://2.bp.blogspot.com/-0NjROkEPbr0/VUBwQ7IUdpI/AAAAAAAAAho/ueHQCwTYM2w/s1600/header.jpg" text:style-name="Internet_20_link" text:visited-style-name="Visited_20_Internet_20_Link">7</text:a><text:a xlink:type="simple" xlink:href="http://2.bp.blogspot.com/-0NjROkEPbr0/VUBwQ7IUdpI/AAAAAAAAAho/ueHQCwTYM2w/s1600/header.jpg" text:style-name="Internet_20_link" text:visited-style-name="Visited_20_Internet_20_Link">IUdpI</text:a><text:a xlink:type="simple" xlink:href="http://2.bp.blogspot.com/-0NjROkEPbr0/VUBwQ7IUdpI/AAAAAAAAAho/ueHQCwTYM2w/s1600/header.jpg" text:style-name="Internet_20_link" text:visited-style-name="Visited_20_Internet_20_Link">/</text:a><text:a xlink:type="simple" xlink:href="http://2.bp.blogspot.com/-0NjROkEPbr0/VUBwQ7IUdpI/AAAAAAAAAho/ueHQCwTYM2w/s1600/header.jpg" text:style-name="Internet_20_link" text:visited-style-name="Visited_20_Internet_20_Link">AAAAAAAAAho</text:a><text:a xlink:type="simple" xlink:href="http://2.bp.blogspot.com/-0NjROkEPbr0/VUBwQ7IUdpI/AAAAAAAAAho/ueHQCwTYM2w/s1600/header.jpg" text:style-name="Internet_20_link" text:visited-style-name="Visited_20_Internet_20_Link">/</text:a><text:a xlink:type="simple" xlink:href="http://2.bp.blogspot.com/-0NjROkEPbr0/VUBwQ7IUdpI/AAAAAAAAAho/ueHQCwTYM2w/s1600/header.jpg" text:style-name="Internet_20_link" text:visited-style-name="Visited_20_Internet_20_Link">ueHQCwTYM</text:a><text:a xlink:type="simple" xlink:href="http://2.bp.blogspot.com/-0NjROkEPbr0/VUBwQ7IUdpI/AAAAAAAAAho/ueHQCwTYM2w/s1600/header.jpg" text:style-name="Internet_20_link" text:visited-style-name="Visited_20_Internet_20_Link">2</text:a><text:a xlink:type="simple" xlink:href="http://2.bp.blogspot.com/-0NjROkEPbr0/VUBwQ7IUdpI/AAAAAAAAAho/ueHQCwTYM2w/s1600/header.jpg" text:style-name="Internet_20_link" text:visited-style-name="Visited_20_Internet_20_Link">w</text:a><text:a xlink:type="simple" xlink:href="http://2.bp.blogspot.com/-0NjROkEPbr0/VUBwQ7IUdpI/AAAAAAAAAho/ueHQCwTYM2w/s1600/header.jpg" text:style-name="Internet_20_link" text:visited-style-name="Visited_20_Internet_20_Link">/</text:a><text:a xlink:type="simple" xlink:href="http://2.bp.blogspot.com/-0NjROkEPbr0/VUBwQ7IUdpI/AAAAAAAAAho/ueHQCwTYM2w/s1600/header.jpg" text:style-name="Internet_20_link" text:visited-style-name="Visited_20_Internet_20_Link">s</text:a><text:a xlink:type="simple" xlink:href="http://2.bp.blogspot.com/-0NjROkEPbr0/VUBwQ7IUdpI/AAAAAAAAAho/ueHQCwTYM2w/s1600/header.jpg" text:style-name="Internet_20_link" text:visited-style-name="Visited_20_Internet_20_Link">1600/</text:a><text:a xlink:type="simple" xlink:href="http://2.bp.blogspot.com/-0NjROkEPbr0/VUBwQ7IUdpI/AAAAAAAAAho/ueHQCwTYM2w/s1600/header.jpg" text:style-name="Internet_20_link" text:visited-style-name="Visited_20_Internet_20_Link">header</text:a><text:a xlink:type="simple" xlink:href="http://2.bp.blogspot.com/-0NjROkEPbr0/VUBwQ7IUdpI/AAAAAAAAAho/ueHQCwTYM2w/s1600/header.jpg" text:style-name="Internet_20_link" text:visited-style-name="Visited_20_Internet_20_Link">.</text:a><text:a xlink:type="simple" xlink:href="http://2.bp.blogspot.com/-0NjROkEPbr0/VUBwQ7IUdpI/AAAAAAAAAho/ueHQCwTYM2w/s1600/header.jpg" text:style-name="Internet_20_link" text:visited-style-name="Visited_20_Internet_20_Link">jpg</text:a></text:p>
      <text:p text:style-name="P1"><text:span text:style-name="T3">Link do źródła: </text:span><text:a xlink:type="simple" xlink:href="http://www.equestriadaily.com/2015/04/what-hell-is-pony-world-3.html" text:style-name="Internet_20_link" text:visited-style-name="Visited_20_Internet_20_Link">http</text:a><text:a xlink:type="simple" xlink:href="http://www.equestriadaily.com/2015/04/what-hell-is-pony-world-3.html" text:style-name="Internet_20_link" text:visited-style-name="Visited_20_Internet_20_Link">://</text:a><text:a xlink:type="simple" xlink:href="http://www.equestriadaily.com/2015/04/what-hell-is-pony-world-3.html" text:style-name="Internet_20_link" text:visited-style-name="Visited_20_Internet_20_Link">www</text:a><text:a xlink:type="simple" xlink:href="http://www.equestriadaily.com/2015/04/what-hell-is-pony-world-3.html" text:style-name="Internet_20_link" text:visited-style-name="Visited_20_Internet_20_Link">.</text:a><text:a xlink:type="simple" xlink:href="http://www.equestriadaily.com/2015/04/what-hell-is-pony-world-3.html" text:style-name="Internet_20_link" text:visited-style-name="Visited_20_Internet_20_Link">equestriadaily</text:a><text:a xlink:type="simple" xlink:href="http://www.equestriadaily.com/2015/04/what-hell-is-pony-world-3.html" text:style-name="Internet_20_link" text:visited-style-name="Visited_20_Internet_20_Link">.</text:a><text:a xlink:type="simple" xlink:href="http://www.equestriadaily.com/2015/04/what-hell-is-pony-world-3.html" text:style-name="Internet_20_link" text:visited-style-name="Visited_20_Internet_20_Link">com</text:a><text:a xlink:type="simple" xlink:href="http://www.equestriadaily.com/2015/04/what-hell-is-pony-world-3.html" text:style-name="Internet_20_link" text:visited-style-name="Visited_20_Internet_20_Link">/2015/04/</text:a><text:a xlink:type="simple" xlink:href="http://www.equestriadaily.com/2015/04/what-hell-is-pony-world-3.html" text:style-name="Internet_20_link" text:visited-style-name="Visited_20_Internet_20_Link">what</text:a><text:a xlink:type="simple" xlink:href="http://www.equestriadaily.com/2015/04/what-hell-is-pony-world-3.html" text:style-name="Internet_20_link" text:visited-style-name="Visited_20_Internet_20_Link">-</text:a><text:a xlink:type="simple" xlink:href="http://www.equestriadaily.com/2015/04/what-hell-is-pony-world-3.html" text:style-name="Internet_20_link" text:visited-style-name="Visited_20_Internet_20_Link">hell</text:a><text:a xlink:type="simple" xlink:href="http://www.equestriadaily.com/2015/04/what-hell-is-pony-world-3.html" text:style-name="Internet_20_link" text:visited-style-name="Visited_20_Internet_20_Link">-</text:a><text:a xlink:type="simple" xlink:href="http://www.equestriadaily.com/2015/04/what-hell-is-pony-world-3.html" text:style-name="Internet_20_link" text:visited-style-name="Visited_20_Internet_20_Link">is</text:a><text:a xlink:type="simple" xlink:href="http://www.equestriadaily.com/2015/04/what-hell-is-pony-world-3.html" text:style-name="Internet_20_link" text:visited-style-name="Visited_20_Internet_20_Link">-</text:a><text:a xlink:type="simple" xlink:href="http://www.equestriadaily.com/2015/04/what-hell-is-pony-world-3.html" text:style-name="Internet_20_link" text:visited-style-name="Visited_20_Internet_20_Link">pony</text:a><text:a xlink:type="simple" xlink:href="http://www.equestriadaily.com/2015/04/what-hell-is-pony-world-3.html" text:style-name="Internet_20_link" text:visited-style-name="Visited_20_Internet_20_Link">-</text:a><text:a xlink:type="simple" xlink:href="http://www.equestriadaily.com/2015/04/what-hell-is-pony-world-3.html" text:style-name="Internet_20_link" text:visited-style-name="Visited_20_Internet_20_Link">world</text:a><text:a xlink:type="simple" xlink:href="http://www.equestriadaily.com/2015/04/what-hell-is-pony-world-3.html" text:style-name="Internet_20_link" text:visited-style-name="Visited_20_Internet_20_Link">-3.</text:a><text:a xlink:type="simple" xlink:href="http://www.equestriadaily.com/2015/04/what-hell-is-pony-world-3.html" text:style-name="Internet_20_link" text:visited-style-name="Visited_20_Internet_20_Link">html</text:a></text:p>
      <text:p text:style-name="P2"/>
      <text:p text:style-name="P2">30 kwietnia</text:p>
      <text:p text:style-name="P2"/>
      <text:p text:style-name="P3">Wieści od Mane 6</text:p>
      <text:p text:style-name="P3"/>
      <text:p text:style-name="P1"><text:span text:style-name="T3">Czy pamiętacie jeszcze Mane 6? Nie mam tu na myśli serialowych bohaterek, lecz grupę, która w swoim czasie tworzyła grę Fighting is Magic, która niestety została dwa lata temu anulowana po interwencji działu prawnego Hasbro. Po tej niefortunnej decyzji autorzy niedoszłego hitu postanowili zrezygnować z kucyków, a na ich miejsce wstawić inne, stworzone specjalnie dla nich przez Lauren Faust postacie. W każdym razie po dłuższym okresie ciszy Mane 6 ogłosiła, że tylko niewielkie poprawki w silniku gry dzielą nas od dużej porcji informacji, zrzutów ekranu czy nawet filmów dotyczących powstającej produkcji. Pierwszą z ujawnionych postaci jest krowa, którą można obejrzeć </text:span><text:a xlink:type="simple" xlink:href="http://2.bp.blogspot.com/-fbz5azGHKuM/VUWskxFT8_I/AAAAAAACOJw/3bQcWtjVwy8/s1600/11193352_379338798931142_155977395913403993_n.png" text:style-name="Internet_20_link" text:visited-style-name="Visited_20_Internet_20_Link"><text:span text:style-name="T2">tutaj</text:span></text:a><text:span text:style-name="T3">. Pamiętając, jak dopracowane było Fighting is Magic, na pewno warto się tym bliżej zainteresować.</text:span></text:p>
      <text:p text:style-name="P2"/>
      <text:p text:style-name="P1"><text:span text:style-name="T3">Link do obrazka: </text:span><text:a xlink:type="simple" xlink:href="http://1.bp.blogspot.com/-oqS7G-sDesk/VULBvR49_UI/AAAAAAACN_c/2nkGF7OMbmA/s1600/splash_RD_strikers_forexport.png" text:style-name="Internet_20_link" text:visited-style-name="Visited_20_Internet_20_Link">http</text:a><text:a xlink:type="simple" xlink:href="http://1.bp.blogspot.com/-oqS7G-sDesk/VULBvR49_UI/AAAAAAACN_c/2nkGF7OMbmA/s1600/splash_RD_strikers_forexport.png" text:style-name="Internet_20_link" text:visited-style-name="Visited_20_Internet_20_Link">://1.</text:a><text:a xlink:type="simple" xlink:href="http://1.bp.blogspot.com/-oqS7G-sDesk/VULBvR49_UI/AAAAAAACN_c/2nkGF7OMbmA/s1600/splash_RD_strikers_forexport.png" text:style-name="Internet_20_link" text:visited-style-name="Visited_20_Internet_20_Link">bp</text:a><text:a xlink:type="simple" xlink:href="http://1.bp.blogspot.com/-oqS7G-sDesk/VULBvR49_UI/AAAAAAACN_c/2nkGF7OMbmA/s1600/splash_RD_strikers_forexport.png" text:style-name="Internet_20_link" text:visited-style-name="Visited_20_Internet_20_Link">.</text:a><text:a xlink:type="simple" xlink:href="http://1.bp.blogspot.com/-oqS7G-sDesk/VULBvR49_UI/AAAAAAACN_c/2nkGF7OMbmA/s1600/splash_RD_strikers_forexport.png" text:style-name="Internet_20_link" text:visited-style-name="Visited_20_Internet_20_Link">blogspot</text:a><text:a xlink:type="simple" xlink:href="http://1.bp.blogspot.com/-oqS7G-sDesk/VULBvR49_UI/AAAAAAACN_c/2nkGF7OMbmA/s1600/splash_RD_strikers_forexport.png" text:style-name="Internet_20_link" text:visited-style-name="Visited_20_Internet_20_Link">.</text:a><text:a xlink:type="simple" xlink:href="http://1.bp.blogspot.com/-oqS7G-sDesk/VULBvR49_UI/AAAAAAACN_c/2nkGF7OMbmA/s1600/splash_RD_strikers_forexport.png" text:style-name="Internet_20_link" text:visited-style-name="Visited_20_Internet_20_Link">com</text:a><text:a xlink:type="simple" xlink:href="http://1.bp.blogspot.com/-oqS7G-sDesk/VULBvR49_UI/AAAAAAACN_c/2nkGF7OMbmA/s1600/splash_RD_strikers_forexport.png" text:style-name="Internet_20_link" text:visited-style-name="Visited_20_Internet_20_Link">/-</text:a><text:a xlink:type="simple" xlink:href="http://1.bp.blogspot.com/-oqS7G-sDesk/VULBvR49_UI/AAAAAAACN_c/2nkGF7OMbmA/s1600/splash_RD_strikers_forexport.png" text:style-name="Internet_20_link" text:visited-style-name="Visited_20_Internet_20_Link">oqS</text:a><text:a xlink:type="simple" xlink:href="http://1.bp.blogspot.com/-oqS7G-sDesk/VULBvR49_UI/AAAAAAACN_c/2nkGF7OMbmA/s1600/splash_RD_strikers_forexport.png" text:style-name="Internet_20_link" text:visited-style-name="Visited_20_Internet_20_Link">7</text:a><text:a xlink:type="simple" xlink:href="http://1.bp.blogspot.com/-oqS7G-sDesk/VULBvR49_UI/AAAAAAACN_c/2nkGF7OMbmA/s1600/splash_RD_strikers_forexport.png" text:style-name="Internet_20_link" text:visited-style-name="Visited_20_Internet_20_Link">G</text:a><text:a xlink:type="simple" xlink:href="http://1.bp.blogspot.com/-oqS7G-sDesk/VULBvR49_UI/AAAAAAACN_c/2nkGF7OMbmA/s1600/splash_RD_strikers_forexport.png" text:style-name="Internet_20_link" text:visited-style-name="Visited_20_Internet_20_Link">-</text:a><text:a xlink:type="simple" xlink:href="http://1.bp.blogspot.com/-oqS7G-sDesk/VULBvR49_UI/AAAAAAACN_c/2nkGF7OMbmA/s1600/splash_RD_strikers_forexport.png" text:style-name="Internet_20_link" text:visited-style-name="Visited_20_Internet_20_Link">sDesk</text:a><text:a xlink:type="simple" xlink:href="http://1.bp.blogspot.com/-oqS7G-sDesk/VULBvR49_UI/AAAAAAACN_c/2nkGF7OMbmA/s1600/splash_RD_strikers_forexport.png" text:style-name="Internet_20_link" text:visited-style-name="Visited_20_Internet_20_Link">/</text:a><text:a xlink:type="simple" xlink:href="http://1.bp.blogspot.com/-oqS7G-sDesk/VULBvR49_UI/AAAAAAACN_c/2nkGF7OMbmA/s1600/splash_RD_strikers_forexport.png" text:style-name="Internet_20_link" text:visited-style-name="Visited_20_Internet_20_Link">VULBvR</text:a><text:a xlink:type="simple" xlink:href="http://1.bp.blogspot.com/-oqS7G-sDesk/VULBvR49_UI/AAAAAAACN_c/2nkGF7OMbmA/s1600/splash_RD_strikers_forexport.png" text:style-name="Internet_20_link" text:visited-style-name="Visited_20_Internet_20_Link">49_</text:a><text:a xlink:type="simple" xlink:href="http://1.bp.blogspot.com/-oqS7G-sDesk/VULBvR49_UI/AAAAAAACN_c/2nkGF7OMbmA/s1600/splash_RD_strikers_forexport.png" text:style-name="Internet_20_link" text:visited-style-name="Visited_20_Internet_20_Link">UI</text:a><text:a xlink:type="simple" xlink:href="http://1.bp.blogspot.com/-oqS7G-sDesk/VULBvR49_UI/AAAAAAACN_c/2nkGF7OMbmA/s1600/splash_RD_strikers_forexport.png" text:style-name="Internet_20_link" text:visited-style-name="Visited_20_Internet_20_Link">/</text:a><text:a xlink:type="simple" xlink:href="http://1.bp.blogspot.com/-oqS7G-sDesk/VULBvR49_UI/AAAAAAACN_c/2nkGF7OMbmA/s1600/splash_RD_strikers_forexport.png" text:style-name="Internet_20_link" text:visited-style-name="Visited_20_Internet_20_Link">AAAAAAACN</text:a><text:a xlink:type="simple" xlink:href="http://1.bp.blogspot.com/-oqS7G-sDesk/VULBvR49_UI/AAAAAAACN_c/2nkGF7OMbmA/s1600/splash_RD_strikers_forexport.png" text:style-name="Internet_20_link" text:visited-style-name="Visited_20_Internet_20_Link">_</text:a><text:a xlink:type="simple" xlink:href="http://1.bp.blogspot.com/-oqS7G-sDesk/VULBvR49_UI/AAAAAAACN_c/2nkGF7OMbmA/s1600/splash_RD_strikers_forexport.png" text:style-name="Internet_20_link" text:visited-style-name="Visited_20_Internet_20_Link">c</text:a><text:a xlink:type="simple" xlink:href="http://1.bp.blogspot.com/-oqS7G-sDesk/VULBvR49_UI/AAAAAAACN_c/2nkGF7OMbmA/s1600/splash_RD_strikers_forexport.png" text:style-name="Internet_20_link" text:visited-style-name="Visited_20_Internet_20_Link">/2</text:a><text:a xlink:type="simple" xlink:href="http://1.bp.blogspot.com/-oqS7G-sDesk/VULBvR49_UI/AAAAAAACN_c/2nkGF7OMbmA/s1600/splash_RD_strikers_forexport.png" text:style-name="Internet_20_link" text:visited-style-name="Visited_20_Internet_20_Link">nkGF</text:a><text:a xlink:type="simple" xlink:href="http://1.bp.blogspot.com/-oqS7G-sDesk/VULBvR49_UI/AAAAAAACN_c/2nkGF7OMbmA/s1600/splash_RD_strikers_forexport.png" text:style-name="Internet_20_link" text:visited-style-name="Visited_20_Internet_20_Link">7</text:a><text:a xlink:type="simple" xlink:href="http://1.bp.blogspot.com/-oqS7G-sDesk/VULBvR49_UI/AAAAAAACN_c/2nkGF7OMbmA/s1600/splash_RD_strikers_forexport.png" text:style-name="Internet_20_link" text:visited-style-name="Visited_20_Internet_20_Link">OMbmA</text:a><text:a xlink:type="simple" xlink:href="http://1.bp.blogspot.com/-oqS7G-sDesk/VULBvR49_UI/AAAAAAACN_c/2nkGF7OMbmA/s1600/splash_RD_strikers_forexport.png" text:style-name="Internet_20_link" text:visited-style-name="Visited_20_Internet_20_Link">/</text:a><text:a xlink:type="simple" xlink:href="http://1.bp.blogspot.com/-oqS7G-sDesk/VULBvR49_UI/AAAAAAACN_c/2nkGF7OMbmA/s1600/splash_RD_strikers_forexport.png" text:style-name="Internet_20_link" text:visited-style-name="Visited_20_Internet_20_Link">s</text:a><text:a xlink:type="simple" xlink:href="http://1.bp.blogspot.com/-oqS7G-sDesk/VULBvR49_UI/AAAAAAACN_c/2nkGF7OMbmA/s1600/splash_RD_strikers_forexport.png" text:style-name="Internet_20_link" text:visited-style-name="Visited_20_Internet_20_Link">1600/</text:a><text:a xlink:type="simple" xlink:href="http://1.bp.blogspot.com/-oqS7G-sDesk/VULBvR49_UI/AAAAAAACN_c/2nkGF7OMbmA/s1600/splash_RD_strikers_forexport.png" text:style-name="Internet_20_link" text:visited-style-name="Visited_20_Internet_20_Link">splash</text:a><text:a xlink:type="simple" xlink:href="http://1.bp.blogspot.com/-oqS7G-sDesk/VULBvR49_UI/AAAAAAACN_c/2nkGF7OMbmA/s1600/splash_RD_strikers_forexport.png" text:style-name="Internet_20_link" text:visited-style-name="Visited_20_Internet_20_Link">_</text:a><text:a xlink:type="simple" xlink:href="http://1.bp.blogspot.com/-oqS7G-sDesk/VULBvR49_UI/AAAAAAACN_c/2nkGF7OMbmA/s1600/splash_RD_strikers_forexport.png" text:style-name="Internet_20_link" text:visited-style-name="Visited_20_Internet_20_Link">RD</text:a><text:a xlink:type="simple" xlink:href="http://1.bp.blogspot.com/-oqS7G-sDesk/VULBvR49_UI/AAAAAAACN_c/2nkGF7OMbmA/s1600/splash_RD_strikers_forexport.png" text:style-name="Internet_20_link" text:visited-style-name="Visited_20_Internet_20_Link">_</text:a><text:a xlink:type="simple" xlink:href="http://1.bp.blogspot.com/-oqS7G-sDesk/VULBvR49_UI/AAAAAAACN_c/2nkGF7OMbmA/s1600/splash_RD_strikers_forexport.png" text:style-name="Internet_20_link" text:visited-style-name="Visited_20_Internet_20_Link">strikers</text:a><text:a xlink:type="simple" xlink:href="http://1.bp.blogspot.com/-oqS7G-sDesk/VULBvR49_UI/AAAAAAACN_c/2nkGF7OMbmA/s1600/splash_RD_strikers_forexport.png" text:style-name="Internet_20_link" text:visited-style-name="Visited_20_Internet_20_Link">_</text:a><text:a xlink:type="simple" xlink:href="http://1.bp.blogspot.com/-oqS7G-sDesk/VULBvR49_UI/AAAAAAACN_c/2nkGF7OMbmA/s1600/splash_RD_strikers_forexport.png" text:style-name="Internet_20_link" text:visited-style-name="Visited_20_Internet_20_Link">forexport</text:a><text:a xlink:type="simple" xlink:href="http://1.bp.blogspot.com/-oqS7G-sDesk/VULBvR49_UI/AAAAAAACN_c/2nkGF7OMbmA/s1600/splash_RD_strikers_forexport.png" text:style-name="Internet_20_link" text:visited-style-name="Visited_20_Internet_20_Link">.</text:a><text:a xlink:type="simple" xlink:href="http://1.bp.blogspot.com/-oqS7G-sDesk/VULBvR49_UI/AAAAAAACN_c/2nkGF7OMbmA/s1600/splash_RD_strikers_forexport.png" text:style-name="Internet_20_link" text:visited-style-name="Visited_20_Internet_20_Link">png</text:a></text:p>
      <text:p text:style-name="P1"><text:span text:style-name="T3">Link do źródła: </text:span><text:a xlink:type="simple" xlink:href="http://www.equestriadaily.com/2015/04/mane-6-still-trucking-along-on-new.html" text:style-name="Internet_20_link" text:visited-style-name="Visited_20_Internet_20_Link">http</text:a><text:a xlink:type="simple" xlink:href="http://www.equestriadaily.com/2015/04/mane-6-still-trucking-along-on-new.html" text:style-name="Internet_20_link" text:visited-style-name="Visited_20_Internet_20_Link">://</text:a><text:a xlink:type="simple" xlink:href="http://www.equestriadaily.com/2015/04/mane-6-still-trucking-along-on-new.html" text:style-name="Internet_20_link" text:visited-style-name="Visited_20_Internet_20_Link">www</text:a><text:a xlink:type="simple" xlink:href="http://www.equestriadaily.com/2015/04/mane-6-still-trucking-along-on-new.html" text:style-name="Internet_20_link" text:visited-style-name="Visited_20_Internet_20_Link">.</text:a><text:a xlink:type="simple" xlink:href="http://www.equestriadaily.com/2015/04/mane-6-still-trucking-along-on-new.html" text:style-name="Internet_20_link" text:visited-style-name="Visited_20_Internet_20_Link">equestriadaily</text:a><text:a xlink:type="simple" xlink:href="http://www.equestriadaily.com/2015/04/mane-6-still-trucking-along-on-new.html" text:style-name="Internet_20_link" text:visited-style-name="Visited_20_Internet_20_Link">.</text:a><text:a xlink:type="simple" xlink:href="http://www.equestriadaily.com/2015/04/mane-6-still-trucking-along-on-new.html" text:style-name="Internet_20_link" text:visited-style-name="Visited_20_Internet_20_Link">com</text:a><text:a xlink:type="simple" xlink:href="http://www.equestriadaily.com/2015/04/mane-6-still-trucking-along-on-new.html" text:style-name="Internet_20_link" text:visited-style-name="Visited_20_Internet_20_Link">/2015/04/</text:a><text:a xlink:type="simple" xlink:href="http://www.equestriadaily.com/2015/04/mane-6-still-trucking-along-on-new.html" text:style-name="Internet_20_link" text:visited-style-name="Visited_20_Internet_20_Link">mane</text:a><text:a xlink:type="simple" xlink:href="http://www.equestriadaily.com/2015/04/mane-6-still-trucking-along-on-new.html" text:style-name="Internet_20_link" text:visited-style-name="Visited_20_Internet_20_Link">-6-</text:a><text:a xlink:type="simple" xlink:href="http://www.equestriadaily.com/2015/04/mane-6-still-trucking-along-on-new.html" text:style-name="Internet_20_link" text:visited-style-name="Visited_20_Internet_20_Link">still</text:a><text:a xlink:type="simple" xlink:href="http://www.equestriadaily.com/2015/04/mane-6-still-trucking-along-on-new.html" text:style-name="Internet_20_link" text:visited-style-name="Visited_20_Internet_20_Link">-</text:a><text:a xlink:type="simple" xlink:href="http://www.equestriadaily.com/2015/04/mane-6-still-trucking-along-on-new.html" text:style-name="Internet_20_link" text:visited-style-name="Visited_20_Internet_20_Link">trucking</text:a><text:a xlink:type="simple" xlink:href="http://www.equestriadaily.com/2015/04/mane-6-still-trucking-along-on-new.html" text:style-name="Internet_20_link" text:visited-style-name="Visited_20_Internet_20_Link">-</text:a><text:a xlink:type="simple" xlink:href="http://www.equestriadaily.com/2015/04/mane-6-still-trucking-along-on-new.html" text:style-name="Internet_20_link" text:visited-style-name="Visited_20_Internet_20_Link">along</text:a><text:a xlink:type="simple" xlink:href="http://www.equestriadaily.com/2015/04/mane-6-still-trucking-along-on-new.html" text:style-name="Internet_20_link" text:visited-style-name="Visited_20_Internet_20_Link">-</text:a><text:a xlink:type="simple" xlink:href="http://www.equestriadaily.com/2015/04/mane-6-still-trucking-along-on-new.html" text:style-name="Internet_20_link" text:visited-style-name="Visited_20_Internet_20_Link">on</text:a><text:a xlink:type="simple" xlink:href="http://www.equestriadaily.com/2015/04/mane-6-still-trucking-along-on-new.html" text:style-name="Internet_20_link" text:visited-style-name="Visited_20_Internet_20_Link">-</text:a><text:a xlink:type="simple" xlink:href="http://www.equestriadaily.com/2015/04/mane-6-still-trucking-along-on-new.html" text:style-name="Internet_20_link" text:visited-style-name="Visited_20_Internet_20_Link">new</text:a><text:a xlink:type="simple" xlink:href="http://www.equestriadaily.com/2015/04/mane-6-still-trucking-along-on-new.html" text:style-name="Internet_20_link" text:visited-style-name="Visited_20_Internet_20_Link">.</text:a><text:a xlink:type="simple" xlink:href="http://www.equestriadaily.com/2015/04/mane-6-still-trucking-along-on-new.html" text:style-name="Internet_20_link" text:visited-style-name="Visited_20_Internet_20_Link">html</text:a></text:p>
      <text:p text:style-name="P2"/>
      <text:p text:style-name="P2"><text:soft-page-break/>1 maja</text:p>
      <text:p text:style-name="P2"/>
      <text:p text:style-name="P3">Wybory na pełnej… Lunie tylko na FGE!</text:p>
      <text:p text:style-name="P3"/>
      <text:p text:style-name="P1"><text:span text:style-name="T3">W związku ze zbliżającymi się wyborami prezydenckimi, włodarze i inni hegemoni z FGE zdecydowali się stworzyć cykl o wybieraniu rządu w klimacie Equestrii. Co prawda gdy ten numer wyjdzie, będzie to już przeszłość, ale i tak warto wspomnieć o tak zacnej i całkiem zabawnej inicjatywie. Pierwszy z tych postów znajdziecie </text:span><text:a xlink:type="simple" xlink:href="http://www.fge.com.pl/2015/05/wybory-na-penej-lunie.html" text:style-name="Internet_20_link" text:visited-style-name="Visited_20_Internet_20_Link"><text:span text:style-name="T2">tutaj</text:span></text:a><text:span text:style-name="T3">.</text:span></text:p>
      <text:p text:style-name="P2"/>
      <text:p text:style-name="P1"><text:span text:style-name="T3">Link do obrazka: </text:span><text:a xlink:type="simple" xlink:href="http://2.bp.blogspot.com/-vo6nBeGzuzc/VUNlretYzUI/AAAAAAAAHqQ/zeAwvjvP8ic/s1600/Nah%2Bi%2Blike%2Blyra%2Bs%2Bidea%2Bof%2Bpolitics%2Bbetter%2B_a99ad0cc2c1bc29d3b92c1116d273160.png" text:style-name="Internet_20_link" text:visited-style-name="Visited_20_Internet_20_Link">http</text:a><text:a xlink:type="simple" xlink:href="http://2.bp.blogspot.com/-vo6nBeGzuzc/VUNlretYzUI/AAAAAAAAHqQ/zeAwvjvP8ic/s1600/Nah%2Bi%2Blike%2Blyra%2Bs%2Bidea%2Bof%2Bpolitics%2Bbetter%2B_a99ad0cc2c1bc29d3b92c1116d273160.png" text:style-name="Internet_20_link" text:visited-style-name="Visited_20_Internet_20_Link">://2.</text:a><text:a xlink:type="simple" xlink:href="http://2.bp.blogspot.com/-vo6nBeGzuzc/VUNlretYzUI/AAAAAAAAHqQ/zeAwvjvP8ic/s1600/Nah%2Bi%2Blike%2Blyra%2Bs%2Bidea%2Bof%2Bpolitics%2Bbetter%2B_a99ad0cc2c1bc29d3b92c1116d273160.png" text:style-name="Internet_20_link" text:visited-style-name="Visited_20_Internet_20_Link">bp</text:a><text:a xlink:type="simple" xlink:href="http://2.bp.blogspot.com/-vo6nBeGzuzc/VUNlretYzUI/AAAAAAAAHqQ/zeAwvjvP8ic/s1600/Nah%2Bi%2Blike%2Blyra%2Bs%2Bidea%2Bof%2Bpolitics%2Bbetter%2B_a99ad0cc2c1bc29d3b92c1116d273160.png" text:style-name="Internet_20_link" text:visited-style-name="Visited_20_Internet_20_Link">.</text:a><text:a xlink:type="simple" xlink:href="http://2.bp.blogspot.com/-vo6nBeGzuzc/VUNlretYzUI/AAAAAAAAHqQ/zeAwvjvP8ic/s1600/Nah%2Bi%2Blike%2Blyra%2Bs%2Bidea%2Bof%2Bpolitics%2Bbetter%2B_a99ad0cc2c1bc29d3b92c1116d273160.png" text:style-name="Internet_20_link" text:visited-style-name="Visited_20_Internet_20_Link">blogspot</text:a><text:a xlink:type="simple" xlink:href="http://2.bp.blogspot.com/-vo6nBeGzuzc/VUNlretYzUI/AAAAAAAAHqQ/zeAwvjvP8ic/s1600/Nah%2Bi%2Blike%2Blyra%2Bs%2Bidea%2Bof%2Bpolitics%2Bbetter%2B_a99ad0cc2c1bc29d3b92c1116d273160.png" text:style-name="Internet_20_link" text:visited-style-name="Visited_20_Internet_20_Link">.</text:a><text:a xlink:type="simple" xlink:href="http://2.bp.blogspot.com/-vo6nBeGzuzc/VUNlretYzUI/AAAAAAAAHqQ/zeAwvjvP8ic/s1600/Nah%2Bi%2Blike%2Blyra%2Bs%2Bidea%2Bof%2Bpolitics%2Bbetter%2B_a99ad0cc2c1bc29d3b92c1116d273160.png" text:style-name="Internet_20_link" text:visited-style-name="Visited_20_Internet_20_Link">com</text:a><text:a xlink:type="simple" xlink:href="http://2.bp.blogspot.com/-vo6nBeGzuzc/VUNlretYzUI/AAAAAAAAHqQ/zeAwvjvP8ic/s1600/Nah%2Bi%2Blike%2Blyra%2Bs%2Bidea%2Bof%2Bpolitics%2Bbetter%2B_a99ad0cc2c1bc29d3b92c1116d273160.png" text:style-name="Internet_20_link" text:visited-style-name="Visited_20_Internet_20_Link">/-</text:a><text:a xlink:type="simple" xlink:href="http://2.bp.blogspot.com/-vo6nBeGzuzc/VUNlretYzUI/AAAAAAAAHqQ/zeAwvjvP8ic/s1600/Nah%2Bi%2Blike%2Blyra%2Bs%2Bidea%2Bof%2Bpolitics%2Bbetter%2B_a99ad0cc2c1bc29d3b92c1116d273160.png" text:style-name="Internet_20_link" text:visited-style-name="Visited_20_Internet_20_Link">vo</text:a><text:a xlink:type="simple" xlink:href="http://2.bp.blogspot.com/-vo6nBeGzuzc/VUNlretYzUI/AAAAAAAAHqQ/zeAwvjvP8ic/s1600/Nah%2Bi%2Blike%2Blyra%2Bs%2Bidea%2Bof%2Bpolitics%2Bbetter%2B_a99ad0cc2c1bc29d3b92c1116d273160.png" text:style-name="Internet_20_link" text:visited-style-name="Visited_20_Internet_20_Link">6</text:a><text:a xlink:type="simple" xlink:href="http://2.bp.blogspot.com/-vo6nBeGzuzc/VUNlretYzUI/AAAAAAAAHqQ/zeAwvjvP8ic/s1600/Nah%2Bi%2Blike%2Blyra%2Bs%2Bidea%2Bof%2Bpolitics%2Bbetter%2B_a99ad0cc2c1bc29d3b92c1116d273160.png" text:style-name="Internet_20_link" text:visited-style-name="Visited_20_Internet_20_Link">nBeGzuzc</text:a><text:a xlink:type="simple" xlink:href="http://2.bp.blogspot.com/-vo6nBeGzuzc/VUNlretYzUI/AAAAAAAAHqQ/zeAwvjvP8ic/s1600/Nah%2Bi%2Blike%2Blyra%2Bs%2Bidea%2Bof%2Bpolitics%2Bbetter%2B_a99ad0cc2c1bc29d3b92c1116d273160.png" text:style-name="Internet_20_link" text:visited-style-name="Visited_20_Internet_20_Link">/</text:a><text:a xlink:type="simple" xlink:href="http://2.bp.blogspot.com/-vo6nBeGzuzc/VUNlretYzUI/AAAAAAAAHqQ/zeAwvjvP8ic/s1600/Nah%2Bi%2Blike%2Blyra%2Bs%2Bidea%2Bof%2Bpolitics%2Bbetter%2B_a99ad0cc2c1bc29d3b92c1116d273160.png" text:style-name="Internet_20_link" text:visited-style-name="Visited_20_Internet_20_Link">VUNlretYzUI</text:a><text:a xlink:type="simple" xlink:href="http://2.bp.blogspot.com/-vo6nBeGzuzc/VUNlretYzUI/AAAAAAAAHqQ/zeAwvjvP8ic/s1600/Nah%2Bi%2Blike%2Blyra%2Bs%2Bidea%2Bof%2Bpolitics%2Bbetter%2B_a99ad0cc2c1bc29d3b92c1116d273160.png" text:style-name="Internet_20_link" text:visited-style-name="Visited_20_Internet_20_Link">/</text:a><text:a xlink:type="simple" xlink:href="http://2.bp.blogspot.com/-vo6nBeGzuzc/VUNlretYzUI/AAAAAAAAHqQ/zeAwvjvP8ic/s1600/Nah%2Bi%2Blike%2Blyra%2Bs%2Bidea%2Bof%2Bpolitics%2Bbetter%2B_a99ad0cc2c1bc29d3b92c1116d273160.png" text:style-name="Internet_20_link" text:visited-style-name="Visited_20_Internet_20_Link">AAAAAAAAHqQ</text:a><text:a xlink:type="simple" xlink:href="http://2.bp.blogspot.com/-vo6nBeGzuzc/VUNlretYzUI/AAAAAAAAHqQ/zeAwvjvP8ic/s1600/Nah%2Bi%2Blike%2Blyra%2Bs%2Bidea%2Bof%2Bpolitics%2Bbetter%2B_a99ad0cc2c1bc29d3b92c1116d273160.png" text:style-name="Internet_20_link" text:visited-style-name="Visited_20_Internet_20_Link">/</text:a><text:a xlink:type="simple" xlink:href="http://2.bp.blogspot.com/-vo6nBeGzuzc/VUNlretYzUI/AAAAAAAAHqQ/zeAwvjvP8ic/s1600/Nah%2Bi%2Blike%2Blyra%2Bs%2Bidea%2Bof%2Bpolitics%2Bbetter%2B_a99ad0cc2c1bc29d3b92c1116d273160.png" text:style-name="Internet_20_link" text:visited-style-name="Visited_20_Internet_20_Link">zeAwvjvP</text:a><text:a xlink:type="simple" xlink:href="http://2.bp.blogspot.com/-vo6nBeGzuzc/VUNlretYzUI/AAAAAAAAHqQ/zeAwvjvP8ic/s1600/Nah%2Bi%2Blike%2Blyra%2Bs%2Bidea%2Bof%2Bpolitics%2Bbetter%2B_a99ad0cc2c1bc29d3b92c1116d273160.png" text:style-name="Internet_20_link" text:visited-style-name="Visited_20_Internet_20_Link">8</text:a><text:a xlink:type="simple" xlink:href="http://2.bp.blogspot.com/-vo6nBeGzuzc/VUNlretYzUI/AAAAAAAAHqQ/zeAwvjvP8ic/s1600/Nah%2Bi%2Blike%2Blyra%2Bs%2Bidea%2Bof%2Bpolitics%2Bbetter%2B_a99ad0cc2c1bc29d3b92c1116d273160.png" text:style-name="Internet_20_link" text:visited-style-name="Visited_20_Internet_20_Link">ic</text:a><text:a xlink:type="simple" xlink:href="http://2.bp.blogspot.com/-vo6nBeGzuzc/VUNlretYzUI/AAAAAAAAHqQ/zeAwvjvP8ic/s1600/Nah%2Bi%2Blike%2Blyra%2Bs%2Bidea%2Bof%2Bpolitics%2Bbetter%2B_a99ad0cc2c1bc29d3b92c1116d273160.png" text:style-name="Internet_20_link" text:visited-style-name="Visited_20_Internet_20_Link">/</text:a><text:a xlink:type="simple" xlink:href="http://2.bp.blogspot.com/-vo6nBeGzuzc/VUNlretYzUI/AAAAAAAAHqQ/zeAwvjvP8ic/s1600/Nah%2Bi%2Blike%2Blyra%2Bs%2Bidea%2Bof%2Bpolitics%2Bbetter%2B_a99ad0cc2c1bc29d3b92c1116d273160.png" text:style-name="Internet_20_link" text:visited-style-name="Visited_20_Internet_20_Link">s</text:a><text:a xlink:type="simple" xlink:href="http://2.bp.blogspot.com/-vo6nBeGzuzc/VUNlretYzUI/AAAAAAAAHqQ/zeAwvjvP8ic/s1600/Nah%2Bi%2Blike%2Blyra%2Bs%2Bidea%2Bof%2Bpolitics%2Bbetter%2B_a99ad0cc2c1bc29d3b92c1116d273160.png" text:style-name="Internet_20_link" text:visited-style-name="Visited_20_Internet_20_Link">1600/</text:a><text:a xlink:type="simple" xlink:href="http://2.bp.blogspot.com/-vo6nBeGzuzc/VUNlretYzUI/AAAAAAAAHqQ/zeAwvjvP8ic/s1600/Nah%2Bi%2Blike%2Blyra%2Bs%2Bidea%2Bof%2Bpolitics%2Bbetter%2B_a99ad0cc2c1bc29d3b92c1116d273160.png" text:style-name="Internet_20_link" text:visited-style-name="Visited_20_Internet_20_Link">Nah</text:a><text:a xlink:type="simple" xlink:href="http://2.bp.blogspot.com/-vo6nBeGzuzc/VUNlretYzUI/AAAAAAAAHqQ/zeAwvjvP8ic/s1600/Nah%2Bi%2Blike%2Blyra%2Bs%2Bidea%2Bof%2Bpolitics%2Bbetter%2B_a99ad0cc2c1bc29d3b92c1116d273160.png" text:style-name="Internet_20_link" text:visited-style-name="Visited_20_Internet_20_Link">%2</text:a><text:a xlink:type="simple" xlink:href="http://2.bp.blogspot.com/-vo6nBeGzuzc/VUNlretYzUI/AAAAAAAAHqQ/zeAwvjvP8ic/s1600/Nah%2Bi%2Blike%2Blyra%2Bs%2Bidea%2Bof%2Bpolitics%2Bbetter%2B_a99ad0cc2c1bc29d3b92c1116d273160.png" text:style-name="Internet_20_link" text:visited-style-name="Visited_20_Internet_20_Link">Bi</text:a><text:a xlink:type="simple" xlink:href="http://2.bp.blogspot.com/-vo6nBeGzuzc/VUNlretYzUI/AAAAAAAAHqQ/zeAwvjvP8ic/s1600/Nah%2Bi%2Blike%2Blyra%2Bs%2Bidea%2Bof%2Bpolitics%2Bbetter%2B_a99ad0cc2c1bc29d3b92c1116d273160.png" text:style-name="Internet_20_link" text:visited-style-name="Visited_20_Internet_20_Link">%2</text:a><text:a xlink:type="simple" xlink:href="http://2.bp.blogspot.com/-vo6nBeGzuzc/VUNlretYzUI/AAAAAAAAHqQ/zeAwvjvP8ic/s1600/Nah%2Bi%2Blike%2Blyra%2Bs%2Bidea%2Bof%2Bpolitics%2Bbetter%2B_a99ad0cc2c1bc29d3b92c1116d273160.png" text:style-name="Internet_20_link" text:visited-style-name="Visited_20_Internet_20_Link">Blike</text:a><text:a xlink:type="simple" xlink:href="http://2.bp.blogspot.com/-vo6nBeGzuzc/VUNlretYzUI/AAAAAAAAHqQ/zeAwvjvP8ic/s1600/Nah%2Bi%2Blike%2Blyra%2Bs%2Bidea%2Bof%2Bpolitics%2Bbetter%2B_a99ad0cc2c1bc29d3b92c1116d273160.png" text:style-name="Internet_20_link" text:visited-style-name="Visited_20_Internet_20_Link">%2</text:a><text:a xlink:type="simple" xlink:href="http://2.bp.blogspot.com/-vo6nBeGzuzc/VUNlretYzUI/AAAAAAAAHqQ/zeAwvjvP8ic/s1600/Nah%2Bi%2Blike%2Blyra%2Bs%2Bidea%2Bof%2Bpolitics%2Bbetter%2B_a99ad0cc2c1bc29d3b92c1116d273160.png" text:style-name="Internet_20_link" text:visited-style-name="Visited_20_Internet_20_Link">Blyra</text:a><text:a xlink:type="simple" xlink:href="http://2.bp.blogspot.com/-vo6nBeGzuzc/VUNlretYzUI/AAAAAAAAHqQ/zeAwvjvP8ic/s1600/Nah%2Bi%2Blike%2Blyra%2Bs%2Bidea%2Bof%2Bpolitics%2Bbetter%2B_a99ad0cc2c1bc29d3b92c1116d273160.png" text:style-name="Internet_20_link" text:visited-style-name="Visited_20_Internet_20_Link">%2</text:a><text:a xlink:type="simple" xlink:href="http://2.bp.blogspot.com/-vo6nBeGzuzc/VUNlretYzUI/AAAAAAAAHqQ/zeAwvjvP8ic/s1600/Nah%2Bi%2Blike%2Blyra%2Bs%2Bidea%2Bof%2Bpolitics%2Bbetter%2B_a99ad0cc2c1bc29d3b92c1116d273160.png" text:style-name="Internet_20_link" text:visited-style-name="Visited_20_Internet_20_Link">Bs</text:a><text:a xlink:type="simple" xlink:href="http://2.bp.blogspot.com/-vo6nBeGzuzc/VUNlretYzUI/AAAAAAAAHqQ/zeAwvjvP8ic/s1600/Nah%2Bi%2Blike%2Blyra%2Bs%2Bidea%2Bof%2Bpolitics%2Bbetter%2B_a99ad0cc2c1bc29d3b92c1116d273160.png" text:style-name="Internet_20_link" text:visited-style-name="Visited_20_Internet_20_Link">%2</text:a><text:a xlink:type="simple" xlink:href="http://2.bp.blogspot.com/-vo6nBeGzuzc/VUNlretYzUI/AAAAAAAAHqQ/zeAwvjvP8ic/s1600/Nah%2Bi%2Blike%2Blyra%2Bs%2Bidea%2Bof%2Bpolitics%2Bbetter%2B_a99ad0cc2c1bc29d3b92c1116d273160.png" text:style-name="Internet_20_link" text:visited-style-name="Visited_20_Internet_20_Link">Bidea</text:a><text:a xlink:type="simple" xlink:href="http://2.bp.blogspot.com/-vo6nBeGzuzc/VUNlretYzUI/AAAAAAAAHqQ/zeAwvjvP8ic/s1600/Nah%2Bi%2Blike%2Blyra%2Bs%2Bidea%2Bof%2Bpolitics%2Bbetter%2B_a99ad0cc2c1bc29d3b92c1116d273160.png" text:style-name="Internet_20_link" text:visited-style-name="Visited_20_Internet_20_Link">%2</text:a><text:a xlink:type="simple" xlink:href="http://2.bp.blogspot.com/-vo6nBeGzuzc/VUNlretYzUI/AAAAAAAAHqQ/zeAwvjvP8ic/s1600/Nah%2Bi%2Blike%2Blyra%2Bs%2Bidea%2Bof%2Bpolitics%2Bbetter%2B_a99ad0cc2c1bc29d3b92c1116d273160.png" text:style-name="Internet_20_link" text:visited-style-name="Visited_20_Internet_20_Link">Bof</text:a><text:a xlink:type="simple" xlink:href="http://2.bp.blogspot.com/-vo6nBeGzuzc/VUNlretYzUI/AAAAAAAAHqQ/zeAwvjvP8ic/s1600/Nah%2Bi%2Blike%2Blyra%2Bs%2Bidea%2Bof%2Bpolitics%2Bbetter%2B_a99ad0cc2c1bc29d3b92c1116d273160.png" text:style-name="Internet_20_link" text:visited-style-name="Visited_20_Internet_20_Link">%2</text:a><text:a xlink:type="simple" xlink:href="http://2.bp.blogspot.com/-vo6nBeGzuzc/VUNlretYzUI/AAAAAAAAHqQ/zeAwvjvP8ic/s1600/Nah%2Bi%2Blike%2Blyra%2Bs%2Bidea%2Bof%2Bpolitics%2Bbetter%2B_a99ad0cc2c1bc29d3b92c1116d273160.png" text:style-name="Internet_20_link" text:visited-style-name="Visited_20_Internet_20_Link">Bpolitics</text:a><text:a xlink:type="simple" xlink:href="http://2.bp.blogspot.com/-vo6nBeGzuzc/VUNlretYzUI/AAAAAAAAHqQ/zeAwvjvP8ic/s1600/Nah%2Bi%2Blike%2Blyra%2Bs%2Bidea%2Bof%2Bpolitics%2Bbetter%2B_a99ad0cc2c1bc29d3b92c1116d273160.png" text:style-name="Internet_20_link" text:visited-style-name="Visited_20_Internet_20_Link">%2</text:a><text:a xlink:type="simple" xlink:href="http://2.bp.blogspot.com/-vo6nBeGzuzc/VUNlretYzUI/AAAAAAAAHqQ/zeAwvjvP8ic/s1600/Nah%2Bi%2Blike%2Blyra%2Bs%2Bidea%2Bof%2Bpolitics%2Bbetter%2B_a99ad0cc2c1bc29d3b92c1116d273160.png" text:style-name="Internet_20_link" text:visited-style-name="Visited_20_Internet_20_Link">Bbetter</text:a><text:a xlink:type="simple" xlink:href="http://2.bp.blogspot.com/-vo6nBeGzuzc/VUNlretYzUI/AAAAAAAAHqQ/zeAwvjvP8ic/s1600/Nah%2Bi%2Blike%2Blyra%2Bs%2Bidea%2Bof%2Bpolitics%2Bbetter%2B_a99ad0cc2c1bc29d3b92c1116d273160.png" text:style-name="Internet_20_link" text:visited-style-name="Visited_20_Internet_20_Link">%2</text:a><text:a xlink:type="simple" xlink:href="http://2.bp.blogspot.com/-vo6nBeGzuzc/VUNlretYzUI/AAAAAAAAHqQ/zeAwvjvP8ic/s1600/Nah%2Bi%2Blike%2Blyra%2Bs%2Bidea%2Bof%2Bpolitics%2Bbetter%2B_a99ad0cc2c1bc29d3b92c1116d273160.png" text:style-name="Internet_20_link" text:visited-style-name="Visited_20_Internet_20_Link">B</text:a><text:a xlink:type="simple" xlink:href="http://2.bp.blogspot.com/-vo6nBeGzuzc/VUNlretYzUI/AAAAAAAAHqQ/zeAwvjvP8ic/s1600/Nah%2Bi%2Blike%2Blyra%2Bs%2Bidea%2Bof%2Bpolitics%2Bbetter%2B_a99ad0cc2c1bc29d3b92c1116d273160.png" text:style-name="Internet_20_link" text:visited-style-name="Visited_20_Internet_20_Link">_</text:a><text:a xlink:type="simple" xlink:href="http://2.bp.blogspot.com/-vo6nBeGzuzc/VUNlretYzUI/AAAAAAAAHqQ/zeAwvjvP8ic/s1600/Nah%2Bi%2Blike%2Blyra%2Bs%2Bidea%2Bof%2Bpolitics%2Bbetter%2B_a99ad0cc2c1bc29d3b92c1116d273160.png" text:style-name="Internet_20_link" text:visited-style-name="Visited_20_Internet_20_Link">a</text:a><text:a xlink:type="simple" xlink:href="http://2.bp.blogspot.com/-vo6nBeGzuzc/VUNlretYzUI/AAAAAAAAHqQ/zeAwvjvP8ic/s1600/Nah%2Bi%2Blike%2Blyra%2Bs%2Bidea%2Bof%2Bpolitics%2Bbetter%2B_a99ad0cc2c1bc29d3b92c1116d273160.png" text:style-name="Internet_20_link" text:visited-style-name="Visited_20_Internet_20_Link">99</text:a><text:a xlink:type="simple" xlink:href="http://2.bp.blogspot.com/-vo6nBeGzuzc/VUNlretYzUI/AAAAAAAAHqQ/zeAwvjvP8ic/s1600/Nah%2Bi%2Blike%2Blyra%2Bs%2Bidea%2Bof%2Bpolitics%2Bbetter%2B_a99ad0cc2c1bc29d3b92c1116d273160.png" text:style-name="Internet_20_link" text:visited-style-name="Visited_20_Internet_20_Link">ad</text:a><text:a xlink:type="simple" xlink:href="http://2.bp.blogspot.com/-vo6nBeGzuzc/VUNlretYzUI/AAAAAAAAHqQ/zeAwvjvP8ic/s1600/Nah%2Bi%2Blike%2Blyra%2Bs%2Bidea%2Bof%2Bpolitics%2Bbetter%2B_a99ad0cc2c1bc29d3b92c1116d273160.png" text:style-name="Internet_20_link" text:visited-style-name="Visited_20_Internet_20_Link">0</text:a><text:a xlink:type="simple" xlink:href="http://2.bp.blogspot.com/-vo6nBeGzuzc/VUNlretYzUI/AAAAAAAAHqQ/zeAwvjvP8ic/s1600/Nah%2Bi%2Blike%2Blyra%2Bs%2Bidea%2Bof%2Bpolitics%2Bbetter%2B_a99ad0cc2c1bc29d3b92c1116d273160.png" text:style-name="Internet_20_link" text:visited-style-name="Visited_20_Internet_20_Link">cc</text:a><text:a xlink:type="simple" xlink:href="http://2.bp.blogspot.com/-vo6nBeGzuzc/VUNlretYzUI/AAAAAAAAHqQ/zeAwvjvP8ic/s1600/Nah%2Bi%2Blike%2Blyra%2Bs%2Bidea%2Bof%2Bpolitics%2Bbetter%2B_a99ad0cc2c1bc29d3b92c1116d273160.png" text:style-name="Internet_20_link" text:visited-style-name="Visited_20_Internet_20_Link">2</text:a><text:a xlink:type="simple" xlink:href="http://2.bp.blogspot.com/-vo6nBeGzuzc/VUNlretYzUI/AAAAAAAAHqQ/zeAwvjvP8ic/s1600/Nah%2Bi%2Blike%2Blyra%2Bs%2Bidea%2Bof%2Bpolitics%2Bbetter%2B_a99ad0cc2c1bc29d3b92c1116d273160.png" text:style-name="Internet_20_link" text:visited-style-name="Visited_20_Internet_20_Link">c</text:a><text:a xlink:type="simple" xlink:href="http://2.bp.blogspot.com/-vo6nBeGzuzc/VUNlretYzUI/AAAAAAAAHqQ/zeAwvjvP8ic/s1600/Nah%2Bi%2Blike%2Blyra%2Bs%2Bidea%2Bof%2Bpolitics%2Bbetter%2B_a99ad0cc2c1bc29d3b92c1116d273160.png" text:style-name="Internet_20_link" text:visited-style-name="Visited_20_Internet_20_Link">1</text:a><text:a xlink:type="simple" xlink:href="http://2.bp.blogspot.com/-vo6nBeGzuzc/VUNlretYzUI/AAAAAAAAHqQ/zeAwvjvP8ic/s1600/Nah%2Bi%2Blike%2Blyra%2Bs%2Bidea%2Bof%2Bpolitics%2Bbetter%2B_a99ad0cc2c1bc29d3b92c1116d273160.png" text:style-name="Internet_20_link" text:visited-style-name="Visited_20_Internet_20_Link">bc</text:a><text:a xlink:type="simple" xlink:href="http://2.bp.blogspot.com/-vo6nBeGzuzc/VUNlretYzUI/AAAAAAAAHqQ/zeAwvjvP8ic/s1600/Nah%2Bi%2Blike%2Blyra%2Bs%2Bidea%2Bof%2Bpolitics%2Bbetter%2B_a99ad0cc2c1bc29d3b92c1116d273160.png" text:style-name="Internet_20_link" text:visited-style-name="Visited_20_Internet_20_Link">29</text:a><text:a xlink:type="simple" xlink:href="http://2.bp.blogspot.com/-vo6nBeGzuzc/VUNlretYzUI/AAAAAAAAHqQ/zeAwvjvP8ic/s1600/Nah%2Bi%2Blike%2Blyra%2Bs%2Bidea%2Bof%2Bpolitics%2Bbetter%2B_a99ad0cc2c1bc29d3b92c1116d273160.png" text:style-name="Internet_20_link" text:visited-style-name="Visited_20_Internet_20_Link">d</text:a><text:a xlink:type="simple" xlink:href="http://2.bp.blogspot.com/-vo6nBeGzuzc/VUNlretYzUI/AAAAAAAAHqQ/zeAwvjvP8ic/s1600/Nah%2Bi%2Blike%2Blyra%2Bs%2Bidea%2Bof%2Bpolitics%2Bbetter%2B_a99ad0cc2c1bc29d3b92c1116d273160.png" text:style-name="Internet_20_link" text:visited-style-name="Visited_20_Internet_20_Link">3</text:a><text:a xlink:type="simple" xlink:href="http://2.bp.blogspot.com/-vo6nBeGzuzc/VUNlretYzUI/AAAAAAAAHqQ/zeAwvjvP8ic/s1600/Nah%2Bi%2Blike%2Blyra%2Bs%2Bidea%2Bof%2Bpolitics%2Bbetter%2B_a99ad0cc2c1bc29d3b92c1116d273160.png" text:style-name="Internet_20_link" text:visited-style-name="Visited_20_Internet_20_Link">b</text:a><text:a xlink:type="simple" xlink:href="http://2.bp.blogspot.com/-vo6nBeGzuzc/VUNlretYzUI/AAAAAAAAHqQ/zeAwvjvP8ic/s1600/Nah%2Bi%2Blike%2Blyra%2Bs%2Bidea%2Bof%2Bpolitics%2Bbetter%2B_a99ad0cc2c1bc29d3b92c1116d273160.png" text:style-name="Internet_20_link" text:visited-style-name="Visited_20_Internet_20_Link">92</text:a><text:a xlink:type="simple" xlink:href="http://2.bp.blogspot.com/-vo6nBeGzuzc/VUNlretYzUI/AAAAAAAAHqQ/zeAwvjvP8ic/s1600/Nah%2Bi%2Blike%2Blyra%2Bs%2Bidea%2Bof%2Bpolitics%2Bbetter%2B_a99ad0cc2c1bc29d3b92c1116d273160.png" text:style-name="Internet_20_link" text:visited-style-name="Visited_20_Internet_20_Link">c</text:a><text:a xlink:type="simple" xlink:href="http://2.bp.blogspot.com/-vo6nBeGzuzc/VUNlretYzUI/AAAAAAAAHqQ/zeAwvjvP8ic/s1600/Nah%2Bi%2Blike%2Blyra%2Bs%2Bidea%2Bof%2Bpolitics%2Bbetter%2B_a99ad0cc2c1bc29d3b92c1116d273160.png" text:style-name="Internet_20_link" text:visited-style-name="Visited_20_Internet_20_Link">1116</text:a><text:a xlink:type="simple" xlink:href="http://2.bp.blogspot.com/-vo6nBeGzuzc/VUNlretYzUI/AAAAAAAAHqQ/zeAwvjvP8ic/s1600/Nah%2Bi%2Blike%2Blyra%2Bs%2Bidea%2Bof%2Bpolitics%2Bbetter%2B_a99ad0cc2c1bc29d3b92c1116d273160.png" text:style-name="Internet_20_link" text:visited-style-name="Visited_20_Internet_20_Link">d</text:a><text:a xlink:type="simple" xlink:href="http://2.bp.blogspot.com/-vo6nBeGzuzc/VUNlretYzUI/AAAAAAAAHqQ/zeAwvjvP8ic/s1600/Nah%2Bi%2Blike%2Blyra%2Bs%2Bidea%2Bof%2Bpolitics%2Bbetter%2B_a99ad0cc2c1bc29d3b92c1116d273160.png" text:style-name="Internet_20_link" text:visited-style-name="Visited_20_Internet_20_Link">273160.</text:a><text:a xlink:type="simple" xlink:href="http://2.bp.blogspot.com/-vo6nBeGzuzc/VUNlretYzUI/AAAAAAAAHqQ/zeAwvjvP8ic/s1600/Nah%2Bi%2Blike%2Blyra%2Bs%2Bidea%2Bof%2Bpolitics%2Bbetter%2B_a99ad0cc2c1bc29d3b92c1116d273160.png" text:style-name="Internet_20_link" text:visited-style-name="Visited_20_Internet_20_Link">png</text:a></text:p>
      <text:p text:style-name="P1"><text:span text:style-name="T3">Link do źródła: </text:span><text:a xlink:type="simple" xlink:href="http://www.fge.com.pl/2015/05/wybory-na-penej-lunie.html" text:style-name="Internet_20_link" text:visited-style-name="Visited_20_Internet_20_Link">http</text:a><text:a xlink:type="simple" xlink:href="http://www.fge.com.pl/2015/05/wybory-na-penej-lunie.html" text:style-name="Internet_20_link" text:visited-style-name="Visited_20_Internet_20_Link">://</text:a><text:a xlink:type="simple" xlink:href="http://www.fge.com.pl/2015/05/wybory-na-penej-lunie.html" text:style-name="Internet_20_link" text:visited-style-name="Visited_20_Internet_20_Link">www</text:a><text:a xlink:type="simple" xlink:href="http://www.fge.com.pl/2015/05/wybory-na-penej-lunie.html" text:style-name="Internet_20_link" text:visited-style-name="Visited_20_Internet_20_Link">.</text:a><text:a xlink:type="simple" xlink:href="http://www.fge.com.pl/2015/05/wybory-na-penej-lunie.html" text:style-name="Internet_20_link" text:visited-style-name="Visited_20_Internet_20_Link">fge</text:a><text:a xlink:type="simple" xlink:href="http://www.fge.com.pl/2015/05/wybory-na-penej-lunie.html" text:style-name="Internet_20_link" text:visited-style-name="Visited_20_Internet_20_Link">.</text:a><text:a xlink:type="simple" xlink:href="http://www.fge.com.pl/2015/05/wybory-na-penej-lunie.html" text:style-name="Internet_20_link" text:visited-style-name="Visited_20_Internet_20_Link">com</text:a><text:a xlink:type="simple" xlink:href="http://www.fge.com.pl/2015/05/wybory-na-penej-lunie.html" text:style-name="Internet_20_link" text:visited-style-name="Visited_20_Internet_20_Link">.</text:a><text:a xlink:type="simple" xlink:href="http://www.fge.com.pl/2015/05/wybory-na-penej-lunie.html" text:style-name="Internet_20_link" text:visited-style-name="Visited_20_Internet_20_Link">pl</text:a><text:a xlink:type="simple" xlink:href="http://www.fge.com.pl/2015/05/wybory-na-penej-lunie.html" text:style-name="Internet_20_link" text:visited-style-name="Visited_20_Internet_20_Link">/2015/05/</text:a><text:a xlink:type="simple" xlink:href="http://www.fge.com.pl/2015/05/wybory-na-penej-lunie.html" text:style-name="Internet_20_link" text:visited-style-name="Visited_20_Internet_20_Link">wybory</text:a><text:a xlink:type="simple" xlink:href="http://www.fge.com.pl/2015/05/wybory-na-penej-lunie.html" text:style-name="Internet_20_link" text:visited-style-name="Visited_20_Internet_20_Link">-</text:a><text:a xlink:type="simple" xlink:href="http://www.fge.com.pl/2015/05/wybory-na-penej-lunie.html" text:style-name="Internet_20_link" text:visited-style-name="Visited_20_Internet_20_Link">na</text:a><text:a xlink:type="simple" xlink:href="http://www.fge.com.pl/2015/05/wybory-na-penej-lunie.html" text:style-name="Internet_20_link" text:visited-style-name="Visited_20_Internet_20_Link">-</text:a><text:a xlink:type="simple" xlink:href="http://www.fge.com.pl/2015/05/wybory-na-penej-lunie.html" text:style-name="Internet_20_link" text:visited-style-name="Visited_20_Internet_20_Link">penej</text:a><text:a xlink:type="simple" xlink:href="http://www.fge.com.pl/2015/05/wybory-na-penej-lunie.html" text:style-name="Internet_20_link" text:visited-style-name="Visited_20_Internet_20_Link">-</text:a><text:a xlink:type="simple" xlink:href="http://www.fge.com.pl/2015/05/wybory-na-penej-lunie.html" text:style-name="Internet_20_link" text:visited-style-name="Visited_20_Internet_20_Link">lunie</text:a><text:a xlink:type="simple" xlink:href="http://www.fge.com.pl/2015/05/wybory-na-penej-lunie.html" text:style-name="Internet_20_link" text:visited-style-name="Visited_20_Internet_20_Link">.</text:a><text:a xlink:type="simple" xlink:href="http://www.fge.com.pl/2015/05/wybory-na-penej-lunie.html" text:style-name="Internet_20_link" text:visited-style-name="Visited_20_Internet_20_Link">html</text:a></text:p>
      <text:p text:style-name="P2"/>
      <text:p text:style-name="P2">3 maja</text:p>
      <text:p text:style-name="P2"/>
      <text:p text:style-name="P3">Oficjalny album DJ-Pon3 nadchodzi.</text:p>
      <text:p text:style-name="P3"/>
      <text:p text:style-name="P2">Nieco ponad rok temu pojawiły się pierwsze zapowiedzi wymienionego w tytule newsa albumu, którego wyjście było przepowiadane na ostatnią jesień. Od tamtej nowe wieści się nie pojawiały, a nadzieje na jego ukazanie się zaczęły blednąć. Jednak ostatnio na facebookowej stronie Lakeshoore Records pojawiła się informacja, iż niedługo możemy się go spodziewać. Miejmy tylko nadzieję, iż wspomniane „niedługo” nie oznacza przyszłego roku…</text:p>
      <text:p text:style-name="P2"/>
      <text:p text:style-name="P1"><text:span text:style-name="T3">Link do obrazka: </text:span><text:a xlink:type="simple" xlink:href="http://4.bp.blogspot.com/-dJ2l4Y7fVpk/VUZhvKLPTgI/AAAAAAACOK8/OXVgAOA0ru0/s1600/DJ-Pon3_600.jpg" text:style-name="Internet_20_link" text:visited-style-name="Visited_20_Internet_20_Link">http</text:a><text:a xlink:type="simple" xlink:href="http://4.bp.blogspot.com/-dJ2l4Y7fVpk/VUZhvKLPTgI/AAAAAAACOK8/OXVgAOA0ru0/s1600/DJ-Pon3_600.jpg" text:style-name="Internet_20_link" text:visited-style-name="Visited_20_Internet_20_Link">://4.</text:a><text:a xlink:type="simple" xlink:href="http://4.bp.blogspot.com/-dJ2l4Y7fVpk/VUZhvKLPTgI/AAAAAAACOK8/OXVgAOA0ru0/s1600/DJ-Pon3_600.jpg" text:style-name="Internet_20_link" text:visited-style-name="Visited_20_Internet_20_Link">bp</text:a><text:a xlink:type="simple" xlink:href="http://4.bp.blogspot.com/-dJ2l4Y7fVpk/VUZhvKLPTgI/AAAAAAACOK8/OXVgAOA0ru0/s1600/DJ-Pon3_600.jpg" text:style-name="Internet_20_link" text:visited-style-name="Visited_20_Internet_20_Link">.</text:a><text:a xlink:type="simple" xlink:href="http://4.bp.blogspot.com/-dJ2l4Y7fVpk/VUZhvKLPTgI/AAAAAAACOK8/OXVgAOA0ru0/s1600/DJ-Pon3_600.jpg" text:style-name="Internet_20_link" text:visited-style-name="Visited_20_Internet_20_Link">blogspot</text:a><text:a xlink:type="simple" xlink:href="http://4.bp.blogspot.com/-dJ2l4Y7fVpk/VUZhvKLPTgI/AAAAAAACOK8/OXVgAOA0ru0/s1600/DJ-Pon3_600.jpg" text:style-name="Internet_20_link" text:visited-style-name="Visited_20_Internet_20_Link">.</text:a><text:a xlink:type="simple" xlink:href="http://4.bp.blogspot.com/-dJ2l4Y7fVpk/VUZhvKLPTgI/AAAAAAACOK8/OXVgAOA0ru0/s1600/DJ-Pon3_600.jpg" text:style-name="Internet_20_link" text:visited-style-name="Visited_20_Internet_20_Link">com</text:a><text:a xlink:type="simple" xlink:href="http://4.bp.blogspot.com/-dJ2l4Y7fVpk/VUZhvKLPTgI/AAAAAAACOK8/OXVgAOA0ru0/s1600/DJ-Pon3_600.jpg" text:style-name="Internet_20_link" text:visited-style-name="Visited_20_Internet_20_Link">/-</text:a><text:a xlink:type="simple" xlink:href="http://4.bp.blogspot.com/-dJ2l4Y7fVpk/VUZhvKLPTgI/AAAAAAACOK8/OXVgAOA0ru0/s1600/DJ-Pon3_600.jpg" text:style-name="Internet_20_link" text:visited-style-name="Visited_20_Internet_20_Link">dJ</text:a><text:a xlink:type="simple" xlink:href="http://4.bp.blogspot.com/-dJ2l4Y7fVpk/VUZhvKLPTgI/AAAAAAACOK8/OXVgAOA0ru0/s1600/DJ-Pon3_600.jpg" text:style-name="Internet_20_link" text:visited-style-name="Visited_20_Internet_20_Link">2</text:a><text:a xlink:type="simple" xlink:href="http://4.bp.blogspot.com/-dJ2l4Y7fVpk/VUZhvKLPTgI/AAAAAAACOK8/OXVgAOA0ru0/s1600/DJ-Pon3_600.jpg" text:style-name="Internet_20_link" text:visited-style-name="Visited_20_Internet_20_Link">l</text:a><text:a xlink:type="simple" xlink:href="http://4.bp.blogspot.com/-dJ2l4Y7fVpk/VUZhvKLPTgI/AAAAAAACOK8/OXVgAOA0ru0/s1600/DJ-Pon3_600.jpg" text:style-name="Internet_20_link" text:visited-style-name="Visited_20_Internet_20_Link">4</text:a><text:a xlink:type="simple" xlink:href="http://4.bp.blogspot.com/-dJ2l4Y7fVpk/VUZhvKLPTgI/AAAAAAACOK8/OXVgAOA0ru0/s1600/DJ-Pon3_600.jpg" text:style-name="Internet_20_link" text:visited-style-name="Visited_20_Internet_20_Link">Y</text:a><text:a xlink:type="simple" xlink:href="http://4.bp.blogspot.com/-dJ2l4Y7fVpk/VUZhvKLPTgI/AAAAAAACOK8/OXVgAOA0ru0/s1600/DJ-Pon3_600.jpg" text:style-name="Internet_20_link" text:visited-style-name="Visited_20_Internet_20_Link">7</text:a><text:a xlink:type="simple" xlink:href="http://4.bp.blogspot.com/-dJ2l4Y7fVpk/VUZhvKLPTgI/AAAAAAACOK8/OXVgAOA0ru0/s1600/DJ-Pon3_600.jpg" text:style-name="Internet_20_link" text:visited-style-name="Visited_20_Internet_20_Link">fVpk</text:a><text:a xlink:type="simple" xlink:href="http://4.bp.blogspot.com/-dJ2l4Y7fVpk/VUZhvKLPTgI/AAAAAAACOK8/OXVgAOA0ru0/s1600/DJ-Pon3_600.jpg" text:style-name="Internet_20_link" text:visited-style-name="Visited_20_Internet_20_Link">/</text:a><text:a xlink:type="simple" xlink:href="http://4.bp.blogspot.com/-dJ2l4Y7fVpk/VUZhvKLPTgI/AAAAAAACOK8/OXVgAOA0ru0/s1600/DJ-Pon3_600.jpg" text:style-name="Internet_20_link" text:visited-style-name="Visited_20_Internet_20_Link">VUZhvKLPTgI</text:a><text:a xlink:type="simple" xlink:href="http://4.bp.blogspot.com/-dJ2l4Y7fVpk/VUZhvKLPTgI/AAAAAAACOK8/OXVgAOA0ru0/s1600/DJ-Pon3_600.jpg" text:style-name="Internet_20_link" text:visited-style-name="Visited_20_Internet_20_Link">/</text:a><text:a xlink:type="simple" xlink:href="http://4.bp.blogspot.com/-dJ2l4Y7fVpk/VUZhvKLPTgI/AAAAAAACOK8/OXVgAOA0ru0/s1600/DJ-Pon3_600.jpg" text:style-name="Internet_20_link" text:visited-style-name="Visited_20_Internet_20_Link">AAAAAAACOK</text:a><text:a xlink:type="simple" xlink:href="http://4.bp.blogspot.com/-dJ2l4Y7fVpk/VUZhvKLPTgI/AAAAAAACOK8/OXVgAOA0ru0/s1600/DJ-Pon3_600.jpg" text:style-name="Internet_20_link" text:visited-style-name="Visited_20_Internet_20_Link">8/</text:a><text:a xlink:type="simple" xlink:href="http://4.bp.blogspot.com/-dJ2l4Y7fVpk/VUZhvKLPTgI/AAAAAAACOK8/OXVgAOA0ru0/s1600/DJ-Pon3_600.jpg" text:style-name="Internet_20_link" text:visited-style-name="Visited_20_Internet_20_Link">OXVgAOA</text:a><text:a xlink:type="simple" xlink:href="http://4.bp.blogspot.com/-dJ2l4Y7fVpk/VUZhvKLPTgI/AAAAAAACOK8/OXVgAOA0ru0/s1600/DJ-Pon3_600.jpg" text:style-name="Internet_20_link" text:visited-style-name="Visited_20_Internet_20_Link">0</text:a><text:a xlink:type="simple" xlink:href="http://4.bp.blogspot.com/-dJ2l4Y7fVpk/VUZhvKLPTgI/AAAAAAACOK8/OXVgAOA0ru0/s1600/DJ-Pon3_600.jpg" text:style-name="Internet_20_link" text:visited-style-name="Visited_20_Internet_20_Link">ru</text:a><text:a xlink:type="simple" xlink:href="http://4.bp.blogspot.com/-dJ2l4Y7fVpk/VUZhvKLPTgI/AAAAAAACOK8/OXVgAOA0ru0/s1600/DJ-Pon3_600.jpg" text:style-name="Internet_20_link" text:visited-style-name="Visited_20_Internet_20_Link">0/</text:a><text:a xlink:type="simple" xlink:href="http://4.bp.blogspot.com/-dJ2l4Y7fVpk/VUZhvKLPTgI/AAAAAAACOK8/OXVgAOA0ru0/s1600/DJ-Pon3_600.jpg" text:style-name="Internet_20_link" text:visited-style-name="Visited_20_Internet_20_Link">s</text:a><text:a xlink:type="simple" xlink:href="http://4.bp.blogspot.com/-dJ2l4Y7fVpk/VUZhvKLPTgI/AAAAAAACOK8/OXVgAOA0ru0/s1600/DJ-Pon3_600.jpg" text:style-name="Internet_20_link" text:visited-style-name="Visited_20_Internet_20_Link">1600/</text:a><text:a xlink:type="simple" xlink:href="http://4.bp.blogspot.com/-dJ2l4Y7fVpk/VUZhvKLPTgI/AAAAAAACOK8/OXVgAOA0ru0/s1600/DJ-Pon3_600.jpg" text:style-name="Internet_20_link" text:visited-style-name="Visited_20_Internet_20_Link">DJ</text:a><text:a xlink:type="simple" xlink:href="http://4.bp.blogspot.com/-dJ2l4Y7fVpk/VUZhvKLPTgI/AAAAAAACOK8/OXVgAOA0ru0/s1600/DJ-Pon3_600.jpg" text:style-name="Internet_20_link" text:visited-style-name="Visited_20_Internet_20_Link">-</text:a><text:a xlink:type="simple" xlink:href="http://4.bp.blogspot.com/-dJ2l4Y7fVpk/VUZhvKLPTgI/AAAAAAACOK8/OXVgAOA0ru0/s1600/DJ-Pon3_600.jpg" text:style-name="Internet_20_link" text:visited-style-name="Visited_20_Internet_20_Link">Pon</text:a><text:a xlink:type="simple" xlink:href="http://4.bp.blogspot.com/-dJ2l4Y7fVpk/VUZhvKLPTgI/AAAAAAACOK8/OXVgAOA0ru0/s1600/DJ-Pon3_600.jpg" text:style-name="Internet_20_link" text:visited-style-name="Visited_20_Internet_20_Link">3_600.</text:a><text:a xlink:type="simple" xlink:href="http://4.bp.blogspot.com/-dJ2l4Y7fVpk/VUZhvKLPTgI/AAAAAAACOK8/OXVgAOA0ru0/s1600/DJ-Pon3_600.jpg" text:style-name="Internet_20_link" text:visited-style-name="Visited_20_Internet_20_Link">jpg</text:a></text:p>
      <text:p text:style-name="P1"><text:span text:style-name="T3">Link do źródła: </text:span><text:a xlink:type="simple" xlink:href="http://www.equestriadaily.com/2015/05/official-dj-pon3-album-is-finally-coming.html" text:style-name="Internet_20_link" text:visited-style-name="Visited_20_Internet_20_Link">http</text:a><text:a xlink:type="simple" xlink:href="http://www.equestriadaily.com/2015/05/official-dj-pon3-album-is-finally-coming.html" text:style-name="Internet_20_link" text:visited-style-name="Visited_20_Internet_20_Link">://</text:a><text:a xlink:type="simple" xlink:href="http://www.equestriadaily.com/2015/05/official-dj-pon3-album-is-finally-coming.html" text:style-name="Internet_20_link" text:visited-style-name="Visited_20_Internet_20_Link">www</text:a><text:a xlink:type="simple" xlink:href="http://www.equestriadaily.com/2015/05/official-dj-pon3-album-is-finally-coming.html" text:style-name="Internet_20_link" text:visited-style-name="Visited_20_Internet_20_Link">.</text:a><text:a xlink:type="simple" xlink:href="http://www.equestriadaily.com/2015/05/official-dj-pon3-album-is-finally-coming.html" text:style-name="Internet_20_link" text:visited-style-name="Visited_20_Internet_20_Link">equestriadaily</text:a><text:a xlink:type="simple" xlink:href="http://www.equestriadaily.com/2015/05/official-dj-pon3-album-is-finally-coming.html" text:style-name="Internet_20_link" text:visited-style-name="Visited_20_Internet_20_Link">.</text:a><text:a xlink:type="simple" xlink:href="http://www.equestriadaily.com/2015/05/official-dj-pon3-album-is-finally-coming.html" text:style-name="Internet_20_link" text:visited-style-name="Visited_20_Internet_20_Link">com</text:a><text:a xlink:type="simple" xlink:href="http://www.equestriadaily.com/2015/05/official-dj-pon3-album-is-finally-coming.html" text:style-name="Internet_20_link" text:visited-style-name="Visited_20_Internet_20_Link">/2015/05/</text:a><text:a xlink:type="simple" xlink:href="http://www.equestriadaily.com/2015/05/official-dj-pon3-album-is-finally-coming.html" text:style-name="Internet_20_link" text:visited-style-name="Visited_20_Internet_20_Link">official</text:a><text:a xlink:type="simple" xlink:href="http://www.equestriadaily.com/2015/05/official-dj-pon3-album-is-finally-coming.html" text:style-name="Internet_20_link" text:visited-style-name="Visited_20_Internet_20_Link">-</text:a><text:a xlink:type="simple" xlink:href="http://www.equestriadaily.com/2015/05/official-dj-pon3-album-is-finally-coming.html" text:style-name="Internet_20_link" text:visited-style-name="Visited_20_Internet_20_Link">dj</text:a><text:a xlink:type="simple" xlink:href="http://www.equestriadaily.com/2015/05/official-dj-pon3-album-is-finally-coming.html" text:style-name="Internet_20_link" text:visited-style-name="Visited_20_Internet_20_Link">-</text:a><text:a xlink:type="simple" xlink:href="http://www.equestriadaily.com/2015/05/official-dj-pon3-album-is-finally-coming.html" text:style-name="Internet_20_link" text:visited-style-name="Visited_20_Internet_20_Link">pon</text:a><text:a xlink:type="simple" xlink:href="http://www.equestriadaily.com/2015/05/official-dj-pon3-album-is-finally-coming.html" text:style-name="Internet_20_link" text:visited-style-name="Visited_20_Internet_20_Link">3-</text:a><text:a xlink:type="simple" xlink:href="http://www.equestriadaily.com/2015/05/official-dj-pon3-album-is-finally-coming.html" text:style-name="Internet_20_link" text:visited-style-name="Visited_20_Internet_20_Link">album</text:a><text:a xlink:type="simple" xlink:href="http://www.equestriadaily.com/2015/05/official-dj-pon3-album-is-finally-coming.html" text:style-name="Internet_20_link" text:visited-style-name="Visited_20_Internet_20_Link">-</text:a><text:a xlink:type="simple" xlink:href="http://www.equestriadaily.com/2015/05/official-dj-pon3-album-is-finally-coming.html" text:style-name="Internet_20_link" text:visited-style-name="Visited_20_Internet_20_Link">is</text:a><text:a xlink:type="simple" xlink:href="http://www.equestriadaily.com/2015/05/official-dj-pon3-album-is-finally-coming.html" text:style-name="Internet_20_link" text:visited-style-name="Visited_20_Internet_20_Link">-</text:a><text:a xlink:type="simple" xlink:href="http://www.equestriadaily.com/2015/05/official-dj-pon3-album-is-finally-coming.html" text:style-name="Internet_20_link" text:visited-style-name="Visited_20_Internet_20_Link">finally</text:a><text:a xlink:type="simple" xlink:href="http://www.equestriadaily.com/2015/05/official-dj-pon3-album-is-finally-coming.html" text:style-name="Internet_20_link" text:visited-style-name="Visited_20_Internet_20_Link">-</text:a><text:a xlink:type="simple" xlink:href="http://www.equestriadaily.com/2015/05/official-dj-pon3-album-is-finally-coming.html" text:style-name="Internet_20_link" text:visited-style-name="Visited_20_Internet_20_Link">coming</text:a><text:a xlink:type="simple" xlink:href="http://www.equestriadaily.com/2015/05/official-dj-pon3-album-is-finally-coming.html" text:style-name="Internet_20_link" text:visited-style-name="Visited_20_Internet_20_Link">.</text:a><text:a xlink:type="simple" xlink:href="http://www.equestriadaily.com/2015/05/official-dj-pon3-album-is-finally-coming.html" text:style-name="Internet_20_link" text:visited-style-name="Visited_20_Internet_20_Link">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3</meta:editing-cycles>
    <dc:date>2015-05-11T03:39:46.368000000</dc:date>
    <meta:editing-duration>PT6H28M48S</meta:editing-duration>
    <meta:document-statistic meta:table-count="0" meta:image-count="0" meta:object-count="0" meta:page-count="7" meta:paragraph-count="98" meta:word-count="1532" meta:character-count="13314" meta:non-whitespace-character-count="11872"/>
  </office:meta>
</office:document-meta>
</file>